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meta.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5611in" fo:margin-left="-0.3778in" table:align="left"/>
    </style:style>
    <style:style style:name="Table1.A" style:family="table-column">
      <style:table-column-properties style:column-width="1.8903in"/>
    </style:style>
    <style:style style:name="Table1.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ccff"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none" fo:border-top="none" fo:border-bottom="0.05pt solid #000000">
        <style:background-image/>
      </style:table-cell-properties>
    </style:style>
    <style:style style:name="Table1.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ffff"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2" style:family="table">
      <style:table-properties style:width="7.5611in" fo:margin-left="-0.3778in" table:align="left"/>
    </style:style>
    <style:style style:name="Table2.A" style:family="table-column">
      <style:table-column-properties style:column-width="1.8903in"/>
    </style:style>
    <style:style style:name="Table2.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2.D1" style:family="table-cell">
      <style:table-cell-properties fo:padding="0.0382in" fo:border="0.05pt solid #000000"/>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00ccff" fo:padding="0.0382in" fo:border-left="0.05pt solid #000000" fo:border-right="none" fo:border-top="none" fo:border-bottom="0.05pt solid #000000">
        <style:background-image/>
      </style:table-cell-properties>
    </style:style>
    <style:style style:name="Table2.D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D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D4" style:family="table-cell">
      <style:table-cell-properties fo:background-color="#00ccff" fo:padding="0.0382in" fo:border-left="0.05pt solid #000000" fo:border-right="0.05pt solid #000000" fo:border-top="none" fo:border-bottom="0.05pt solid #000000">
        <style:background-image/>
      </style:table-cell-properties>
    </style:style>
    <style:style style:name="P1" style:family="paragraph" style:parent-style-name="Footer">
      <style:text-properties style:use-window-font-color="true" loext:opacity="0%" fo:font-size="8pt" officeooo:rsid="00335fd6" officeooo:paragraph-rsid="00335fd6" fo:background-color="transparent" style:font-size-asian="8pt" style:font-size-complex="8pt"/>
    </style:style>
    <style:style style:name="P2" style:family="paragraph" style:parent-style-name="Standard">
      <style:text-properties fo:font-style="italic" officeooo:paragraph-rsid="001052b1" style:font-style-asian="italic" style:font-style-complex="italic"/>
    </style:style>
    <style:style style:name="P3" style:family="paragraph" style:parent-style-name="Standard">
      <style:text-properties fo:font-style="italic" officeooo:paragraph-rsid="007465d0" style:font-style-asian="italic" style:font-style-complex="italic"/>
    </style:style>
    <style:style style:name="P4" style:family="paragraph" style:parent-style-name="Table_20_Contents">
      <style:text-properties fo:font-style="italic" officeooo:rsid="0040b2c7" officeooo:paragraph-rsid="0040b2c7" style:font-style-asian="italic" style:font-style-complex="italic"/>
    </style:style>
    <style:style style:name="P5" style:family="paragraph" style:parent-style-name="Standard">
      <style:text-properties fo:font-style="normal" officeooo:paragraph-rsid="002bffcf" style:font-style-asian="normal" style:font-style-complex="normal"/>
    </style:style>
    <style:style style:name="P6" style:family="paragraph" style:parent-style-name="Standard">
      <style:text-properties fo:font-style="normal" officeooo:paragraph-rsid="000a3ddf" style:font-style-asian="normal" style:font-style-complex="normal"/>
    </style:style>
    <style:style style:name="P7" style:family="paragraph" style:parent-style-name="Standard">
      <style:text-properties fo:font-style="normal" officeooo:paragraph-rsid="002b1468" style:font-style-asian="normal" style:font-style-complex="normal"/>
    </style:style>
    <style:style style:name="P8" style:family="paragraph" style:parent-style-name="Standard">
      <style:text-properties fo:font-style="normal" officeooo:paragraph-rsid="001052b1" style:font-style-asian="normal" style:font-style-complex="normal"/>
    </style:style>
    <style:style style:name="P9" style:family="paragraph" style:parent-style-name="Standard">
      <style:text-properties fo:font-style="normal" officeooo:paragraph-rsid="00096866" style:font-style-asian="normal" style:font-style-complex="normal"/>
    </style:style>
    <style:style style:name="P10" style:family="paragraph" style:parent-style-name="Standard">
      <style:text-properties fo:font-style="normal" officeooo:paragraph-rsid="0004246b" style:font-style-asian="normal" style:font-style-complex="normal"/>
    </style:style>
    <style:style style:name="P11" style:family="paragraph" style:parent-style-name="Standard">
      <style:text-properties fo:font-style="normal" officeooo:paragraph-rsid="000aefe7" style:font-style-asian="normal" style:font-style-complex="normal"/>
    </style:style>
    <style:style style:name="P12" style:family="paragraph" style:parent-style-name="Standard">
      <style:text-properties fo:font-style="normal" officeooo:paragraph-rsid="00078e06" style:font-style-asian="normal" style:font-style-complex="normal"/>
    </style:style>
    <style:style style:name="P13" style:family="paragraph" style:parent-style-name="Standard">
      <style:text-properties fo:font-style="normal" officeooo:rsid="002bffcf" officeooo:paragraph-rsid="002c9c18" style:font-style-asian="normal" style:font-style-complex="normal"/>
    </style:style>
    <style:style style:name="P14" style:family="paragraph" style:parent-style-name="Standard">
      <style:text-properties fo:font-style="normal" officeooo:rsid="00323a23" officeooo:paragraph-rsid="007465d0" style:font-style-asian="normal" style:font-style-complex="normal"/>
    </style:style>
    <style:style style:name="P15" style:family="paragraph" style:parent-style-name="Standard">
      <style:text-properties fo:font-style="normal" officeooo:rsid="0032bacb" officeooo:paragraph-rsid="007465d0" style:font-style-asian="normal" style:font-style-complex="normal"/>
    </style:style>
    <style:style style:name="P16" style:family="paragraph" style:parent-style-name="Standard">
      <style:text-properties fo:font-style="normal" officeooo:paragraph-rsid="007465d0" style:font-style-asian="normal" style:font-style-complex="normal"/>
    </style:style>
    <style:style style:name="P17" style:family="paragraph" style:parent-style-name="Standard">
      <style:text-properties style:font-name="Liberation Mono" fo:font-size="11pt" fo:font-style="normal" fo:font-weight="normal" officeooo:rsid="000ce807" officeooo:paragraph-rsid="000a3ddf" style:font-size-asian="11pt" style:font-style-asian="normal" style:font-weight-asian="normal" style:font-style-complex="normal"/>
    </style:style>
    <style:style style:name="P18" style:family="paragraph" style:parent-style-name="Standard">
      <style:text-properties style:font-name="Liberation Mono" fo:font-size="11pt" fo:font-style="normal" fo:font-weight="normal" officeooo:rsid="000ce807" officeooo:paragraph-rsid="002bffcf" style:font-size-asian="11pt" style:font-style-asian="normal" style:font-weight-asian="normal" style:font-style-complex="normal"/>
    </style:style>
    <style:style style:name="P19" style:family="paragraph" style:parent-style-name="Standard">
      <style:text-properties style:font-name="Courier 10 Pitch" fo:font-style="normal" officeooo:rsid="002c9c18" officeooo:paragraph-rsid="002c9c18" style:font-style-asian="normal" style:font-style-complex="normal"/>
    </style:style>
    <style:style style:name="P20" style:family="paragraph" style:parent-style-name="Standard">
      <style:text-properties style:font-name="Courier 10 Pitch" fo:font-style="normal" officeooo:rsid="002c9c18" officeooo:paragraph-rsid="002cd708" style:font-style-asian="normal" style:font-style-complex="normal"/>
    </style:style>
    <style:style style:name="P21" style:family="paragraph" style:parent-style-name="Standard">
      <style:text-properties style:font-name="Courier 10 Pitch" fo:font-style="normal" officeooo:rsid="002c9c18" officeooo:paragraph-rsid="007465d0" style:font-style-asian="normal" style:font-style-complex="normal"/>
    </style:style>
    <style:style style:name="P22" style:family="paragraph" style:parent-style-name="Heading_20_3">
      <style:text-properties style:font-name="Courier 10 Pitch" fo:font-size="11pt" fo:font-style="normal" fo:font-weight="normal" officeooo:rsid="002c9c18" officeooo:paragraph-rsid="007465d0" style:font-size-asian="11pt" style:font-style-asian="normal" style:font-weight-asian="normal" style:font-style-complex="normal"/>
    </style:style>
    <style:style style:name="P23" style:family="paragraph" style:parent-style-name="Standard">
      <style:text-properties style:font-name="Liberation Serif1" fo:font-size="11pt" fo:font-style="normal" fo:font-weight="normal" officeooo:rsid="000ce807" officeooo:paragraph-rsid="002cd708" style:font-size-asian="11pt" style:font-style-asian="normal" style:font-weight-asian="normal" style:font-style-complex="normal"/>
    </style:style>
    <style:style style:name="P24" style:family="paragraph" style:parent-style-name="Standard">
      <style:text-properties style:font-name="Liberation Serif1" fo:font-size="11pt" fo:font-style="normal" fo:font-weight="normal" officeooo:rsid="0040b2c7" officeooo:paragraph-rsid="0040b2c7" style:font-size-asian="11pt" style:font-style-asian="normal" style:font-weight-asian="normal" style:font-style-complex="normal"/>
    </style:style>
    <style:style style:name="P25" style:family="paragraph" style:parent-style-name="Standard">
      <style:text-properties style:font-name="Liberation Serif1" fo:font-size="11pt" fo:font-style="normal" fo:font-weight="normal" officeooo:rsid="0040b2c7" officeooo:paragraph-rsid="0083a0f0" style:font-size-asian="11pt" style:font-style-asian="normal" style:font-weight-asian="normal" style:font-style-complex="normal"/>
    </style:style>
    <style:style style:name="P26" style:family="paragraph" style:parent-style-name="Standard">
      <style:text-properties style:font-name="Liberation Serif1" fo:font-style="normal" officeooo:rsid="002cd708" officeooo:paragraph-rsid="002cd708" style:font-style-asian="normal" style:font-style-complex="normal"/>
    </style:style>
    <style:style style:name="P27" style:family="paragraph" style:parent-style-name="Standard">
      <style:text-properties style:text-position="0% 100%" officeooo:rsid="003513df" officeooo:paragraph-rsid="003e269d" style:font-size-asian="10.5pt"/>
    </style:style>
    <style:style style:name="P28" style:family="paragraph" style:parent-style-name="Text_20_body">
      <style:text-properties style:text-position="0% 100%" officeooo:rsid="003513df" officeooo:paragraph-rsid="003513df" style:font-size-asian="10.5pt"/>
    </style:style>
    <style:style style:name="P29" style:family="paragraph" style:parent-style-name="Text_20_body">
      <style:text-properties style:text-position="0% 100%" officeooo:rsid="003513df" officeooo:paragraph-rsid="0048c331" style:font-size-asian="10.5pt"/>
    </style:style>
    <style:style style:name="P30" style:family="paragraph" style:parent-style-name="Text_20_body">
      <style:text-properties style:text-position="0% 100%" officeooo:rsid="003edbde" officeooo:paragraph-rsid="003edbde" style:font-size-asian="10.5pt"/>
    </style:style>
    <style:style style:name="P31" style:family="paragraph" style:parent-style-name="Text_20_body">
      <style:text-properties style:text-position="0% 100%" officeooo:rsid="003edbde" officeooo:paragraph-rsid="0048c331" style:font-size-asian="10.5pt"/>
    </style:style>
    <style:style style:name="P32" style:family="paragraph" style:parent-style-name="Text_20_body">
      <style:text-properties style:text-position="0% 100%" officeooo:rsid="0045f49a" officeooo:paragraph-rsid="0045f49a" style:font-size-asian="10.5pt"/>
    </style:style>
    <style:style style:name="P33" style:family="paragraph" style:parent-style-name="Text_20_body">
      <style:text-properties style:text-position="0% 100%" officeooo:rsid="0048c331" officeooo:paragraph-rsid="0048c331" style:font-size-asian="10.5pt"/>
    </style:style>
    <style:style style:name="P34" style:family="paragraph" style:parent-style-name="Text_20_body">
      <style:text-properties style:text-position="0% 100%" officeooo:rsid="0048c331" officeooo:paragraph-rsid="008e377d" style:font-size-asian="10.5pt"/>
    </style:style>
    <style:style style:name="P35" style:family="paragraph" style:parent-style-name="Text_20_body">
      <style:text-properties style:text-position="0% 100%" officeooo:rsid="00650090" officeooo:paragraph-rsid="00650090" style:font-size-asian="10.5pt"/>
    </style:style>
    <style:style style:name="P36" style:family="paragraph" style:parent-style-name="Text_20_body">
      <style:text-properties style:text-position="0% 100%" officeooo:rsid="00650090" officeooo:paragraph-rsid="0066aa12" style:font-size-asian="10.5pt"/>
    </style:style>
    <style:style style:name="P37" style:family="paragraph" style:parent-style-name="Text_20_body">
      <style:text-properties style:text-position="0% 100%" officeooo:rsid="00650090" officeooo:paragraph-rsid="0087fcef" style:font-size-asian="10.5pt"/>
    </style:style>
    <style:style style:name="P38" style:family="paragraph" style:parent-style-name="Standard">
      <style:text-properties style:text-position="0% 100%" fo:font-size="10pt" officeooo:rsid="005d91ec" officeooo:paragraph-rsid="005d91ec" style:font-size-asian="10pt" style:font-size-complex="10pt"/>
    </style:style>
    <style:style style:name="P39" style:family="paragraph" style:parent-style-name="Standard">
      <style:text-properties style:text-position="0% 100%" fo:font-size="10pt" officeooo:rsid="005d91ec" officeooo:paragraph-rsid="005dffc6" style:font-size-asian="10pt" style:font-size-complex="10pt"/>
    </style:style>
    <style:style style:name="P40" style:family="paragraph" style:parent-style-name="Standard">
      <style:text-properties style:text-position="0% 100%" fo:font-size="10pt" officeooo:rsid="005dffc6" officeooo:paragraph-rsid="005dffc6" style:font-size-asian="10pt" style:font-size-complex="10pt"/>
    </style:style>
    <style:style style:name="P41" style:family="paragraph" style:parent-style-name="Text_20_body">
      <style:text-properties style:text-position="0% 100%" fo:font-size="10pt" fo:font-style="italic" officeooo:rsid="0076e79a" officeooo:paragraph-rsid="0045f49a" style:font-size-asian="10.5pt" style:font-style-asian="italic" style:font-size-complex="10pt" style:font-style-complex="italic"/>
    </style:style>
    <style:style style:name="P42" style:family="paragraph" style:parent-style-name="Standard">
      <style:text-properties style:text-position="0% 100%" style:font-name="Liberation Serif1" fo:font-size="10pt" officeooo:rsid="005e7df5" officeooo:paragraph-rsid="005e7df5" style:font-size-asian="10pt" style:font-size-complex="10pt"/>
    </style:style>
    <style:style style:name="P43" style:family="paragraph" style:parent-style-name="Standard">
      <style:text-properties style:text-position="0% 100%" style:font-name="Liberation Serif1" fo:font-size="10pt" officeooo:rsid="005f549b" officeooo:paragraph-rsid="005f549b" style:font-size-asian="10pt" style:font-size-complex="10pt"/>
    </style:style>
    <style:style style:name="P44" style:family="paragraph" style:parent-style-name="Standard">
      <style:text-properties style:text-position="0% 100%" style:font-name="Liberation Serif1" fo:font-size="10pt" fo:font-style="italic" officeooo:rsid="005dffc6" officeooo:paragraph-rsid="005dffc6" style:font-size-asian="10pt" style:font-style-asian="italic" style:font-size-complex="10pt" style:font-style-complex="italic"/>
    </style:style>
    <style:style style:name="P45" style:family="paragraph" style:parent-style-name="Standard">
      <style:text-properties style:text-position="0% 100%" style:font-name="Liberation Serif" fo:font-size="10pt" fo:font-style="normal" officeooo:rsid="005f549b" officeooo:paragraph-rsid="005e7df5" style:font-size-asian="10pt" style:font-style-asian="normal" style:font-size-complex="10pt" style:font-style-complex="normal"/>
    </style:style>
    <style:style style:name="P46" style:family="paragraph" style:parent-style-name="Standard">
      <style:text-properties style:text-position="0% 100%" style:font-name="Liberation Serif" fo:font-size="10pt" fo:font-style="italic" officeooo:rsid="00886d36" officeooo:paragraph-rsid="00886d36" style:font-size-asian="10pt" style:font-style-asian="italic" style:font-size-complex="10pt" style:font-style-complex="italic"/>
    </style:style>
    <style:style style:name="P47" style:family="paragraph" style:parent-style-name="Standard">
      <style:text-properties style:text-position="0% 100%" style:font-name="Liberation Serif" fo:font-size="10pt" fo:font-style="italic" officeooo:rsid="00886d36" officeooo:paragraph-rsid="008a3658" style:font-size-asian="10pt" style:font-style-asian="italic" style:font-size-complex="10pt" style:font-style-complex="italic"/>
    </style:style>
    <style:style style:name="P48" style:family="paragraph" style:parent-style-name="Standard">
      <style:text-properties style:text-position="0% 100%" style:font-name="Liberation Serif" fo:font-size="10pt" fo:font-style="italic" officeooo:rsid="008a3658" officeooo:paragraph-rsid="008a3658" style:font-size-asian="10pt" style:font-style-asian="italic" style:font-size-complex="10pt" style:font-style-complex="italic"/>
    </style:style>
    <style:style style:name="P49" style:family="paragraph" style:parent-style-name="Standard">
      <style:text-properties style:text-position="0% 100%" style:font-name="Liberation Serif" officeooo:rsid="00886d36" officeooo:paragraph-rsid="00886d36" style:font-size-asian="10.5pt"/>
    </style:style>
    <style:style style:name="P50" style:family="paragraph" style:parent-style-name="Standard">
      <style:text-properties style:text-position="0% 100%" style:font-name="Liberation Serif" fo:font-style="normal" officeooo:rsid="00886d36" officeooo:paragraph-rsid="008a3658" style:font-size-asian="10.5pt" style:font-style-asian="normal" style:font-style-complex="normal"/>
    </style:style>
    <style:style style:name="P51"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 fo:font-size="11pt" fo:font-style="normal" fo:font-weight="normal" officeooo:rsid="00886d36" officeooo:paragraph-rsid="008a3658" style:font-size-asian="11pt" style:font-style-asian="normal" style:font-weight-asian="normal" style:font-size-complex="10pt" style:font-style-complex="italic"/>
    </style:style>
    <style:style style:name="P52"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 fo:font-size="11pt" fo:font-style="normal" fo:font-weight="normal" officeooo:rsid="008e377d" officeooo:paragraph-rsid="008e377d" style:font-size-asian="11pt" style:font-style-asian="normal" style:font-weight-asian="normal" style:font-size-complex="10pt" style:font-style-complex="italic"/>
    </style:style>
    <style:style style:name="P53" style:family="paragraph" style:parent-style-name="Text_20_body">
      <loext:graphic-properties draw:fill="none"/>
      <style:paragraph-properties fo:margin-left="0in" fo:margin-right="-0.1252in" fo:text-indent="0in" style:auto-text-indent="false" fo:background-color="transparent"/>
      <style:text-properties style:text-position="0% 100%" style:font-name="Liberation Serif" fo:font-size="12pt" fo:font-style="normal" fo:font-weight="normal" officeooo:rsid="009193c8" officeooo:paragraph-rsid="009193c8" style:font-size-asian="12pt" style:font-style-asian="normal" style:font-weight-asian="normal" style:font-size-complex="12pt" style:font-style-complex="normal"/>
    </style:style>
    <style:style style:name="P54" style:family="paragraph" style:parent-style-name="Standard">
      <style:text-properties style:text-position="0% 100%" officeooo:paragraph-rsid="005dffc6"/>
    </style:style>
    <style:style style:name="P55" style:family="paragraph" style:parent-style-name="Standard">
      <style:text-properties style:text-position="0% 100%" fo:font-size="9pt" fo:font-weight="normal" officeooo:rsid="005c5fa7" style:font-size-asian="9pt" style:font-weight-asian="normal" style:font-size-complex="9pt" style:font-weight-complex="normal"/>
    </style:style>
    <style:style style:name="P56" style:family="paragraph" style:parent-style-name="Text_20_body">
      <style:text-properties style:text-position="0% 100%" fo:font-weight="bold" officeooo:rsid="00354c96" officeooo:paragraph-rsid="00354c96" style:font-size-asian="10.5pt" style:font-weight-asian="bold" style:font-weight-complex="bold"/>
    </style:style>
    <style:style style:name="P57" style:family="paragraph" style:parent-style-name="Text_20_body">
      <style:text-properties style:text-position="0% 100%" fo:font-weight="bold" officeooo:rsid="00354c96" officeooo:paragraph-rsid="0045f49a" style:font-size-asian="10.5pt" style:font-weight-asian="bold" style:font-weight-complex="bold"/>
    </style:style>
    <style:style style:name="P58" style:family="paragraph" style:parent-style-name="Text_20_body">
      <style:text-properties style:text-position="0% 100%" fo:font-weight="bold" officeooo:rsid="00650090" officeooo:paragraph-rsid="00650090" style:font-size-asian="10.5pt" style:font-weight-asian="bold" style:font-weight-complex="bold"/>
    </style:style>
    <style:style style:name="P59" style:family="paragraph" style:parent-style-name="Text_20_body">
      <loext:graphic-properties draw:fill="none"/>
      <style:paragraph-properties fo:margin-left="0in" fo:margin-right="-0.1252in" fo:text-indent="0in" style:auto-text-indent="false" fo:background-color="transparent"/>
      <style:text-properties style:text-position="0% 100%" fo:font-size="12pt" fo:font-style="normal" officeooo:rsid="009193c8" officeooo:paragraph-rsid="009a1fa7" style:font-size-asian="12pt" style:font-style-asian="normal" style:font-size-complex="12pt" style:font-style-complex="normal"/>
    </style:style>
    <style:style style:name="P60" style:family="paragraph" style:parent-style-name="Standard">
      <style:text-properties fo:font-size="10pt" officeooo:rsid="005b92d4" officeooo:paragraph-rsid="005d91ec" style:font-size-asian="10pt" style:font-size-complex="10pt"/>
    </style:style>
    <style:style style:name="P61" style:family="paragraph" style:parent-style-name="Standard">
      <style:text-properties fo:font-size="10pt" officeooo:rsid="005b92d4" officeooo:paragraph-rsid="005dffc6" style:font-size-asian="10pt" style:font-size-complex="10pt"/>
    </style:style>
    <style:style style:name="P62" style:family="paragraph" style:parent-style-name="Standard">
      <style:text-properties fo:font-size="10pt" officeooo:rsid="005d91ec" officeooo:paragraph-rsid="005d91ec" style:font-size-asian="10pt" style:font-size-complex="10pt"/>
    </style:style>
    <style:style style:name="P63" style:family="paragraph" style:parent-style-name="Standard">
      <style:text-properties fo:font-size="10pt" officeooo:rsid="005d91ec" officeooo:paragraph-rsid="005dffc6" style:font-size-asian="10pt" style:font-size-complex="10pt"/>
    </style:style>
    <style:style style:name="P64" style:family="paragraph" style:parent-style-name="Standard">
      <style:text-properties fo:font-size="10pt" officeooo:paragraph-rsid="005d91ec" style:font-size-asian="10pt" style:font-size-complex="10pt"/>
    </style:style>
    <style:style style:name="P65" style:family="paragraph" style:parent-style-name="Standard">
      <style:text-properties fo:font-size="10pt" officeooo:paragraph-rsid="005f549b" style:font-size-asian="10pt" style:font-size-complex="10pt"/>
    </style:style>
    <style:style style:name="P66" style:family="paragraph" style:parent-style-name="Standard">
      <style:text-properties fo:font-size="10pt" officeooo:rsid="005e7df5" officeooo:paragraph-rsid="005e7df5" style:font-size-asian="10pt" style:font-size-complex="10pt"/>
    </style:style>
    <style:style style:name="P67" style:family="paragraph" style:parent-style-name="Standard">
      <style:text-properties fo:font-size="10pt" officeooo:rsid="00a596da" officeooo:paragraph-rsid="00a596da" style:font-size-asian="10pt" style:font-size-complex="10pt"/>
    </style:style>
    <style:style style:name="P68" style:family="paragraph" style:parent-style-name="Text_20_body">
      <style:text-properties fo:font-size="10pt" style:font-size-asian="10pt" style:font-size-complex="10pt"/>
    </style:style>
    <style:style style:name="P69" style:family="paragraph" style:parent-style-name="Text_20_body">
      <style:text-properties fo:font-size="10pt" officeooo:rsid="00a5b84f" officeooo:paragraph-rsid="00a5b84f" style:font-size-asian="10pt" style:font-size-complex="10pt"/>
    </style:style>
    <style:style style:name="P70" style:family="paragraph" style:parent-style-name="Text_20_body">
      <style:text-properties fo:font-size="10pt" officeooo:rsid="00a5b84f" officeooo:paragraph-rsid="00a8347c" style:font-size-asian="10pt" style:font-size-complex="10pt"/>
    </style:style>
    <style:style style:name="P71" style:family="paragraph" style:parent-style-name="Text_20_body">
      <style:text-properties fo:font-size="10pt" officeooo:rsid="00a63c5c" officeooo:paragraph-rsid="00ad3160" style:font-size-asian="10pt" style:font-size-complex="10pt"/>
    </style:style>
    <style:style style:name="P72" style:family="paragraph" style:parent-style-name="Text_20_body">
      <style:text-properties fo:font-size="10pt" officeooo:rsid="00a63c5c" officeooo:paragraph-rsid="00ae4611" style:font-size-asian="10pt" style:font-size-complex="10pt"/>
    </style:style>
    <style:style style:name="P73" style:family="paragraph" style:parent-style-name="Text_20_body">
      <style:text-properties fo:font-size="10pt" officeooo:rsid="00a63c5c" officeooo:paragraph-rsid="00a8347c" style:font-size-asian="10pt" style:font-size-complex="10pt"/>
    </style:style>
    <style:style style:name="P74" style:family="paragraph" style:parent-style-name="Title">
      <style:paragraph-properties fo:text-align="center" style:justify-single-word="false"/>
      <style:text-properties fo:font-size="10pt" officeooo:rsid="0045f49a" officeooo:paragraph-rsid="005f549b" style:font-size-asian="10pt" style:font-size-complex="10pt"/>
    </style:style>
    <style:style style:name="P75" style:family="paragraph" style:parent-style-name="Standard">
      <style:text-properties fo:font-size="10pt" fo:font-weight="bold" officeooo:rsid="005d91ec" officeooo:paragraph-rsid="005d91ec" style:font-size-asian="10pt" style:font-weight-asian="bold" style:font-size-complex="10pt" style:font-weight-complex="bold"/>
    </style:style>
    <style:style style:name="P76" style:family="paragraph" style:parent-style-name="Standard">
      <style:text-properties fo:font-size="10pt" fo:font-style="italic" officeooo:rsid="00886d36" officeooo:paragraph-rsid="008a3658" style:font-size-asian="10pt" style:font-style-asian="italic" style:font-size-complex="10pt" style:font-style-complex="italic"/>
    </style:style>
    <style:style style:name="P77" style:family="paragraph" style:parent-style-name="Text_20_body">
      <style:text-properties fo:font-size="10pt" fo:font-style="italic" officeooo:rsid="00a63c5c" officeooo:paragraph-rsid="00ad3160" style:font-size-asian="10pt" style:font-style-asian="italic" style:font-size-complex="10pt" style:font-style-complex="italic"/>
    </style:style>
    <style:style style:name="P78" style:family="paragraph" style:parent-style-name="Standard">
      <style:text-properties officeooo:paragraph-rsid="005d319d"/>
    </style:style>
    <style:style style:name="P79" style:family="paragraph" style:parent-style-name="Standard">
      <style:text-properties officeooo:paragraph-rsid="005f549b"/>
    </style:style>
    <style:style style:name="P80" style:family="paragraph" style:parent-style-name="Standard">
      <style:text-properties style:text-position="super 58%" fo:font-size="10pt" officeooo:rsid="005d91ec" officeooo:paragraph-rsid="005d91ec" style:font-size-asian="10pt" style:font-size-complex="10pt"/>
    </style:style>
    <style:style style:name="P81" style:family="paragraph" style:parent-style-name="Standard">
      <style:text-properties style:text-position="super 58%" fo:font-size="10pt" officeooo:rsid="005d91ec" officeooo:paragraph-rsid="005dffc6" style:font-size-asian="10pt" style:font-size-complex="10pt"/>
    </style:style>
    <style:style style:name="P82" style:family="paragraph" style:parent-style-name="Standard">
      <style:text-properties fo:font-size="9pt" officeooo:paragraph-rsid="005f549b" style:font-size-asian="9pt" style:font-size-complex="9pt"/>
    </style:style>
    <style:style style:name="P83" style:family="paragraph" style:parent-style-name="Standard">
      <style:text-properties fo:font-size="9pt" officeooo:rsid="007a9dff" officeooo:paragraph-rsid="007a9dff" style:font-size-asian="9pt" style:font-size-complex="9pt"/>
    </style:style>
    <style:style style:name="P84" style:family="paragraph" style:parent-style-name="Standard">
      <style:text-properties fo:font-size="9pt" officeooo:paragraph-rsid="005d319d" style:font-size-asian="9pt" style:font-size-complex="9pt"/>
    </style:style>
    <style:style style:name="P85" style:family="paragraph" style:parent-style-name="Standard">
      <style:text-properties fo:font-size="9pt" officeooo:rsid="005e7df5" officeooo:paragraph-rsid="005e7df5" style:font-size-asian="9pt" style:font-size-complex="9pt"/>
    </style:style>
    <style:style style:name="P86" style:family="paragraph" style:parent-style-name="Standard">
      <style:text-properties officeooo:rsid="006e1f9d" officeooo:paragraph-rsid="006e1f9d"/>
    </style:style>
    <style:style style:name="P87" style:family="paragraph" style:parent-style-name="Standard">
      <style:text-properties officeooo:rsid="0083a0f0" officeooo:paragraph-rsid="00861fbf"/>
    </style:style>
    <style:style style:name="P88" style:family="paragraph" style:parent-style-name="Standard">
      <style:text-properties officeooo:rsid="0083a0f0" officeooo:paragraph-rsid="0087fcef"/>
    </style:style>
    <style:style style:name="P89" style:family="paragraph" style:parent-style-name="Standard">
      <style:text-properties officeooo:rsid="0040b2c7" officeooo:paragraph-rsid="0083a0f0"/>
    </style:style>
    <style:style style:name="P90" style:family="paragraph" style:parent-style-name="Standard">
      <style:text-properties officeooo:rsid="0034c905" officeooo:paragraph-rsid="0083a0f0"/>
    </style:style>
    <style:style style:name="P91" style:family="paragraph" style:parent-style-name="Standard">
      <style:text-properties officeooo:rsid="0034c905" officeooo:paragraph-rsid="00861fbf"/>
    </style:style>
    <style:style style:name="P92" style:family="paragraph" style:parent-style-name="Standard">
      <style:text-properties officeooo:rsid="0034c905" officeooo:paragraph-rsid="0087fcef"/>
    </style:style>
    <style:style style:name="P93" style:family="paragraph" style:parent-style-name="Standard">
      <style:text-properties officeooo:rsid="0034c905" officeooo:paragraph-rsid="008a3658"/>
    </style:style>
    <style:style style:name="P94" style:family="paragraph" style:parent-style-name="Standard">
      <style:text-properties officeooo:rsid="0034c905" officeooo:paragraph-rsid="008e377d"/>
    </style:style>
    <style:style style:name="P95" style:family="paragraph" style:parent-style-name="Text_20_body">
      <style:text-properties officeooo:rsid="0034c905" officeooo:paragraph-rsid="0060790a"/>
    </style:style>
    <style:style style:name="P96" style:family="paragraph" style:parent-style-name="Text_20_body">
      <style:text-properties officeooo:rsid="0034c905" officeooo:paragraph-rsid="0034c905"/>
    </style:style>
    <style:style style:name="P97" style:family="paragraph" style:parent-style-name="Heading_20_3">
      <style:text-properties officeooo:rsid="0034c905" officeooo:paragraph-rsid="0034c905"/>
    </style:style>
    <style:style style:name="P98" style:family="paragraph" style:parent-style-name="Heading_20_3">
      <style:paragraph-properties fo:break-before="page"/>
      <style:text-properties officeooo:rsid="0034c905" officeooo:paragraph-rsid="007465d0"/>
    </style:style>
    <style:style style:name="P99" style:family="paragraph" style:parent-style-name="Standard">
      <style:text-properties officeooo:rsid="00861fbf" officeooo:paragraph-rsid="00861fbf"/>
    </style:style>
    <style:style style:name="P100" style:family="paragraph" style:parent-style-name="Standard">
      <style:text-properties officeooo:rsid="00886d36" officeooo:paragraph-rsid="00886d36"/>
    </style:style>
    <style:style style:name="P101" style:family="paragraph" style:parent-style-name="Standard">
      <style:text-properties officeooo:rsid="00886d36" officeooo:paragraph-rsid="008a3658"/>
    </style:style>
    <style:style style:name="P102" style:family="paragraph" style:parent-style-name="Standard">
      <style:text-properties officeooo:paragraph-rsid="009d6157"/>
    </style:style>
    <style:style style:name="P103" style:family="paragraph" style:parent-style-name="Standard">
      <style:text-properties fo:font-variant="normal" fo:text-transform="none" style:use-window-font-color="true" loext:opacity="0%" style:font-name="Liberation Serif1" fo:font-size="9pt" fo:letter-spacing="normal" fo:font-style="normal" fo:font-weight="normal" officeooo:paragraph-rsid="009d3b88" style:font-size-asian="9pt" style:font-style-asian="normal" style:font-size-complex="9pt" style:font-style-complex="normal"/>
    </style:style>
    <style:style style:name="P104" style:family="paragraph" style:parent-style-name="Standard">
      <style:text-properties fo:font-variant="normal" fo:text-transform="none" style:use-window-font-color="true" loext:opacity="0%" style:font-name="Liberation Serif1" fo:font-size="9pt" fo:letter-spacing="normal" fo:font-style="normal" fo:font-weight="normal" officeooo:rsid="009d6157" officeooo:paragraph-rsid="009d6157" style:font-size-asian="9pt" style:font-style-asian="normal" style:font-size-complex="9pt" style:font-style-complex="normal"/>
    </style:style>
    <style:style style:name="P105" style:family="paragraph" style:parent-style-name="Standard">
      <style:text-properties fo:font-variant="normal" fo:text-transform="none" style:use-window-font-color="true" loext:opacity="0%" style:font-name="Liberation Serif1" fo:font-size="9pt" fo:letter-spacing="normal" fo:font-style="normal" fo:font-weight="normal" officeooo:rsid="00a3a49b" officeooo:paragraph-rsid="00a3a49b" style:font-size-asian="9pt" style:font-style-asian="normal" style:font-size-complex="9pt" style:font-style-complex="normal"/>
    </style:style>
    <style:style style:name="P106" style:family="paragraph" style:parent-style-name="Standard">
      <style:text-properties fo:font-variant="normal" fo:text-transform="none" style:use-window-font-color="true" loext:opacity="0%" style:font-name="Liberation Serif1" fo:font-size="9pt" fo:letter-spacing="normal" fo:font-style="normal" fo:font-weight="normal" officeooo:rsid="00a3a49b" officeooo:paragraph-rsid="00a596da" style:font-size-asian="9pt" style:font-style-asian="normal" style:font-size-complex="9pt" style:font-style-complex="normal"/>
    </style:style>
    <style:style style:name="P107" style:family="paragraph" style:parent-style-name="Standard">
      <style:text-properties fo:font-variant="normal" fo:text-transform="none" style:use-window-font-color="true" loext:opacity="0%" style:font-name="Liberation Serif1" fo:font-size="10pt" fo:letter-spacing="normal" fo:font-style="normal" fo:font-weight="normal" officeooo:rsid="00a3a49b" officeooo:paragraph-rsid="00a3a49b" style:font-size-asian="10pt" style:font-style-asian="normal" style:font-size-complex="10pt" style:font-style-complex="normal"/>
    </style:style>
    <style:style style:name="P108" style:family="paragraph" style:parent-style-name="Standard">
      <style:text-properties fo:font-variant="normal" fo:text-transform="none" style:use-window-font-color="true" loext:opacity="0%" style:text-line-through-style="none" style:text-line-through-type="none" style:font-name="Liberation Serif1" fo:font-size="9pt" fo:letter-spacing="normal" fo:font-style="normal" style:text-underline-style="none" fo:font-weight="normal" officeooo:rsid="00a3a49b" officeooo:paragraph-rsid="00a596da" style:text-blinking="false" fo:background-color="transparent" style:font-size-asian="9pt" style:font-style-asian="normal" style:font-weight-asian="normal" style:font-size-complex="9pt" style:font-style-complex="normal" style:font-weight-complex="normal"/>
    </style:style>
    <style:style style:name="P109" style:family="paragraph" style:parent-style-name="Standard">
      <style:text-properties officeooo:rsid="00a3a49b" officeooo:paragraph-rsid="00a3a49b"/>
    </style:style>
    <style:style style:name="P110" style:family="paragraph" style:parent-style-name="Standard">
      <style:text-properties officeooo:rsid="00a3a49b" officeooo:paragraph-rsid="00a596da"/>
    </style:style>
    <style:style style:name="P111" style:family="paragraph" style:parent-style-name="Standard">
      <style:text-properties officeooo:paragraph-rsid="009d3b88"/>
    </style:style>
    <style:style style:name="P112" style:family="paragraph" style:parent-style-name="Standard">
      <style:text-properties officeooo:paragraph-rsid="00a596da"/>
    </style:style>
    <style:style style:name="P113" style:family="paragraph" style:parent-style-name="Heading_20_1">
      <style:paragraph-properties fo:break-before="page"/>
      <style:text-properties officeooo:paragraph-rsid="00a596da"/>
    </style:style>
    <style:style style:name="P114" style:family="paragraph" style:parent-style-name="Text_20_body">
      <style:text-properties fo:font-weight="bold" officeooo:rsid="0034c905" officeooo:paragraph-rsid="0040b2c7" style:font-weight-asian="bold" style:font-weight-complex="bold"/>
    </style:style>
    <style:style style:name="P115" style:family="paragraph" style:parent-style-name="Text_20_body">
      <style:text-properties fo:font-weight="bold" officeooo:rsid="003edbde" officeooo:paragraph-rsid="003edbde" style:font-weight-asian="bold" style:font-weight-complex="bold"/>
    </style:style>
    <style:style style:name="P116" style:family="paragraph" style:parent-style-name="Text_20_body">
      <style:text-properties fo:font-weight="bold" officeooo:rsid="007b617b" officeooo:paragraph-rsid="007b617b" style:font-weight-asian="bold" style:font-weight-complex="bold"/>
    </style:style>
    <style:style style:name="P117" style:family="paragraph" style:parent-style-name="Text_20_body">
      <style:text-properties fo:font-weight="bold" officeooo:paragraph-rsid="0082dd90" style:font-weight-asian="bold" style:font-weight-complex="bold"/>
    </style:style>
    <style:style style:name="P118" style:family="paragraph" style:parent-style-name="Text_20_body">
      <style:text-properties fo:font-weight="bold" officeooo:rsid="0087fcef" officeooo:paragraph-rsid="0087fcef" style:font-weight-asian="bold" style:font-weight-complex="bold"/>
    </style:style>
    <style:style style:name="P119" style:family="paragraph" style:parent-style-name="Text_20_body">
      <style:paragraph-properties fo:break-before="page"/>
      <style:text-properties fo:font-weight="bold" officeooo:rsid="0087fcef" officeooo:paragraph-rsid="0087fcef" style:font-weight-asian="bold" style:font-weight-complex="bold"/>
    </style:style>
    <style:style style:name="P120" style:family="paragraph" style:parent-style-name="Title">
      <style:paragraph-properties fo:text-align="center" style:justify-single-word="false"/>
      <style:text-properties fo:font-weight="bold" officeooo:paragraph-rsid="0053f08a" style:font-weight-asian="bold" style:font-weight-complex="bold"/>
    </style:style>
    <style:style style:name="P121" style:family="paragraph" style:parent-style-name="Text_20_body">
      <style:text-properties fo:font-weight="bold" officeooo:paragraph-rsid="00bd99cc" style:font-weight-asian="bold" style:font-weight-complex="bold"/>
    </style:style>
    <style:style style:name="P122" style:family="paragraph" style:parent-style-name="Text_20_body">
      <style:text-properties officeooo:rsid="0060790a" officeooo:paragraph-rsid="0060790a"/>
    </style:style>
    <style:style style:name="P123" style:family="paragraph" style:parent-style-name="Text_20_body">
      <style:text-properties officeooo:rsid="003513df" officeooo:paragraph-rsid="0076e79a"/>
    </style:style>
    <style:style style:name="P124" style:family="paragraph" style:parent-style-name="Text_20_body">
      <style:text-properties officeooo:rsid="0076e79a" officeooo:paragraph-rsid="0076e79a"/>
    </style:style>
    <style:style style:name="P125" style:family="paragraph" style:parent-style-name="Text_20_body">
      <style:text-properties fo:font-size="12pt" fo:font-style="normal" officeooo:rsid="0076e79a" officeooo:paragraph-rsid="0076e79a" style:font-size-asian="12pt" style:font-style-asian="normal" style:font-size-complex="12pt" style:font-style-complex="normal"/>
    </style:style>
    <style:style style:name="P126" style:family="paragraph" style:parent-style-name="Text_20_body">
      <style:text-properties fo:font-size="12pt" fo:font-style="normal" officeooo:rsid="00780cfe" officeooo:paragraph-rsid="00780cfe" style:font-size-asian="12pt" style:font-style-asian="normal" style:font-size-complex="12pt" style:font-style-complex="normal"/>
    </style:style>
    <style:style style:name="P127" style:family="paragraph" style:parent-style-name="Text_20_body">
      <style:text-properties fo:font-size="12pt" style:font-size-asian="12pt" style:font-size-complex="12pt"/>
    </style:style>
    <style:style style:name="P128" style:family="paragraph" style:parent-style-name="Text_20_body">
      <style:text-properties officeooo:rsid="0045f49a" officeooo:paragraph-rsid="00780cfe"/>
    </style:style>
    <style:style style:name="P129" style:family="paragraph" style:parent-style-name="Text_20_body">
      <style:text-properties officeooo:rsid="007b617b" officeooo:paragraph-rsid="007b617b"/>
    </style:style>
    <style:style style:name="P130" style:family="paragraph" style:parent-style-name="Text_20_body">
      <style:text-properties officeooo:rsid="007b617b" officeooo:paragraph-rsid="007fea5d"/>
    </style:style>
    <style:style style:name="P131" style:family="paragraph" style:parent-style-name="Text_20_body">
      <style:text-properties fo:font-weight="normal" officeooo:rsid="009870db" officeooo:paragraph-rsid="009870db" style:font-weight-asian="normal" style:font-weight-complex="normal"/>
    </style:style>
    <style:style style:name="P132" style:family="paragraph" style:parent-style-name="Text_20_body">
      <style:text-properties fo:font-weight="normal" officeooo:rsid="00b72dbb" officeooo:paragraph-rsid="00b72dbb" style:font-weight-asian="normal" style:font-weight-complex="normal"/>
    </style:style>
    <style:style style:name="P133" style:family="paragraph" style:parent-style-name="Text_20_body">
      <style:text-properties officeooo:paragraph-rsid="0082dd90"/>
    </style:style>
    <style:style style:name="P134" style:family="paragraph" style:parent-style-name="Text_20_body">
      <style:text-properties officeooo:rsid="00979589" officeooo:paragraph-rsid="00979589"/>
    </style:style>
    <style:style style:name="P135" style:family="paragraph" style:parent-style-name="Text_20_body">
      <style:text-properties officeooo:rsid="0087fcef" officeooo:paragraph-rsid="00b3a1c7"/>
    </style:style>
    <style:style style:name="P136" style:family="paragraph" style:parent-style-name="Text_20_body">
      <style:text-properties officeooo:rsid="0087fcef" officeooo:paragraph-rsid="00b562aa"/>
    </style:style>
    <style:style style:name="P137" style:family="paragraph" style:parent-style-name="Table_20_Contents">
      <style:text-properties officeooo:rsid="00354c96" officeooo:paragraph-rsid="00354c96"/>
    </style:style>
    <style:style style:name="P138" style:family="paragraph" style:parent-style-name="Text_20_body">
      <style:paragraph-properties fo:break-before="page"/>
      <style:text-properties officeooo:rsid="00354c96" officeooo:paragraph-rsid="0045f49a"/>
    </style:style>
    <style:style style:name="P139" style:family="paragraph" style:parent-style-name="Table_20_Contents">
      <style:text-properties officeooo:rsid="003a3539" officeooo:paragraph-rsid="003a3539"/>
    </style:style>
    <style:style style:name="P140" style:family="paragraph" style:parent-style-name="Table_20_Contents">
      <style:text-properties officeooo:rsid="003a9683" officeooo:paragraph-rsid="003a9683" fo:background-color="transparent"/>
    </style:style>
    <style:style style:name="P141" style:family="paragraph" style:parent-style-name="Table_20_Contents">
      <style:text-properties officeooo:rsid="003a9683" officeooo:paragraph-rsid="003e269d" fo:background-color="transparent"/>
    </style:style>
    <style:style style:name="P142" style:family="paragraph" style:parent-style-name="Table_20_Contents">
      <style:text-properties officeooo:rsid="003a9683" officeooo:paragraph-rsid="003a9683"/>
    </style:style>
    <style:style style:name="P143" style:family="paragraph" style:parent-style-name="Table_20_Contents">
      <style:text-properties officeooo:rsid="003a9683" officeooo:paragraph-rsid="003e269d"/>
    </style:style>
    <style:style style:name="P144" style:family="paragraph" style:parent-style-name="Table_20_Contents">
      <style:text-properties officeooo:rsid="003e269d" officeooo:paragraph-rsid="003e269d"/>
    </style:style>
    <style:style style:name="P145" style:family="paragraph" style:parent-style-name="Table_20_Contents">
      <style:text-properties officeooo:rsid="00444ad8" officeooo:paragraph-rsid="00444ad8"/>
    </style:style>
    <style:style style:name="P146" style:family="paragraph" style:parent-style-name="Heading_20_3">
      <style:paragraph-properties fo:break-before="page"/>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officeooo:rsid="005c5fa7" officeooo:paragraph-rsid="00a596da"/>
    </style:style>
    <style:style style:name="P149" style:family="paragraph" style:parent-style-name="Heading_20_1">
      <style:text-properties officeooo:rsid="005c5fa7" officeooo:paragraph-rsid="00a596da"/>
    </style:style>
    <style:style style:name="P150" style:family="paragraph" style:parent-style-name="Title">
      <style:paragraph-properties fo:break-before="page"/>
      <style:text-properties officeooo:rsid="00323a23" officeooo:paragraph-rsid="007465d0"/>
    </style:style>
    <style:style style:name="P151" style:family="paragraph" style:parent-style-name="Title">
      <style:paragraph-properties fo:text-align="start" style:justify-single-word="false"/>
      <style:text-properties officeooo:rsid="005f549b" officeooo:paragraph-rsid="005f549b"/>
    </style:style>
    <style:style style:name="P152"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paragraph-rsid="008a3658"/>
    </style:style>
    <style:style style:name="P153" style:family="paragraph" style:parent-style-name="Standard">
      <loext:graphic-properties draw:fill="none"/>
      <style:paragraph-properties fo:margin-left="0in" fo:margin-right="-0.1252in" fo:text-indent="0in" style:auto-text-indent="false" fo:background-color="transparent"/>
      <style:text-properties officeooo:rsid="008e377d" officeooo:paragraph-rsid="008e377d"/>
    </style:style>
    <style:style style:name="P154" style:family="paragraph" style:parent-style-name="Text_20_body">
      <style:text-properties fo:font-weight="normal" officeooo:rsid="00962f1e" officeooo:paragraph-rsid="00c05e21" style:font-weight-asian="normal" style:font-weight-complex="normal"/>
    </style:style>
    <style:style style:name="P155" style:family="paragraph" style:parent-style-name="Text_20_body">
      <style:text-properties fo:font-weight="normal" officeooo:rsid="009870db" officeooo:paragraph-rsid="00c2268b" style:font-weight-asian="normal" style:font-weight-complex="normal"/>
    </style:style>
    <style:style style:name="P156" style:family="paragraph" style:parent-style-name="Text_20_body">
      <style:text-properties fo:font-weight="normal" officeooo:rsid="00c2268b" officeooo:paragraph-rsid="00c2268b" style:font-weight-asian="normal" style:font-weight-complex="normal"/>
    </style:style>
    <style:style style:name="T1" style:family="text">
      <style:text-properties officeooo:rsid="00096866"/>
    </style:style>
    <style:style style:name="T2" style:family="text">
      <style:text-properties officeooo:rsid="002b1468"/>
    </style:style>
    <style:style style:name="T3" style:family="text">
      <style:text-properties officeooo:rsid="001052b1"/>
    </style:style>
    <style:style style:name="T4" style:family="text">
      <style:text-properties style:font-name="Liberation Mono" fo:font-size="11pt" fo:font-weight="normal" officeooo:rsid="001052b1" style:font-size-asian="11pt" style:font-weight-asian="normal"/>
    </style:style>
    <style:style style:name="T5" style:family="text">
      <style:text-properties style:font-name="Liberation Mono" fo:font-size="11pt" fo:font-weight="normal" officeooo:rsid="000ce807" style:font-size-asian="11pt" style:font-weight-asian="normal"/>
    </style:style>
    <style:style style:name="T6" style:family="text">
      <style:text-properties style:font-name="Liberation Mono" fo:font-size="11pt" fo:font-weight="normal" officeooo:rsid="002bffcf" style:font-size-asian="11pt" style:font-weight-asian="normal"/>
    </style:style>
    <style:style style:name="T7" style:family="text">
      <style:text-properties officeooo:rsid="002bffcf"/>
    </style:style>
    <style:style style:name="T8" style:family="text">
      <style:text-properties officeooo:rsid="002cd708"/>
    </style:style>
    <style:style style:name="T9" style:family="text">
      <style:text-properties style:text-position="super 58%"/>
    </style:style>
    <style:style style:name="T10" style:family="text">
      <style:text-properties style:text-position="super 58%" officeooo:rsid="003513df" style:font-size-asian="10.5pt"/>
    </style:style>
    <style:style style:name="T11" style:family="text">
      <style:text-properties style:text-position="super 58%" officeooo:rsid="005d91ec"/>
    </style:style>
    <style:style style:name="T12" style:family="text">
      <style:text-properties style:text-position="super 58%" officeooo:rsid="005dffc6"/>
    </style:style>
    <style:style style:name="T13" style:family="text">
      <style:text-properties style:text-position="super 58%" style:font-name="Liberation Serif"/>
    </style:style>
    <style:style style:name="T14" style:family="text">
      <style:text-properties style:text-position="super 58%" style:font-name="Liberation Serif" fo:font-size="8pt" fo:font-style="italic" style:font-size-asian="8pt" style:font-style-asian="italic" style:font-size-complex="8pt" style:font-style-complex="italic"/>
    </style:style>
    <style:style style:name="T15" style:family="text">
      <style:text-properties style:text-position="super 58%" style:font-name="Liberation Serif" fo:font-style="normal" style:font-style-asian="normal" style:font-style-complex="normal"/>
    </style:style>
    <style:style style:name="T16" style:family="text">
      <style:text-properties style:text-position="super 58%" style:font-name="Liberation Serif" fo:font-style="normal" officeooo:rsid="005d91ec" style:font-style-asian="normal" style:font-style-complex="normal"/>
    </style:style>
    <style:style style:name="T17" style:family="text">
      <style:text-properties style:text-position="super 58%" style:font-name="Liberation Serif" officeooo:rsid="003513df" style:font-size-asian="10.5pt"/>
    </style:style>
    <style:style style:name="T18" style:family="text">
      <style:text-properties style:text-position="super 58%" style:font-name="Liberation Serif" fo:font-weight="normal" style:font-weight-asian="normal"/>
    </style:style>
    <style:style style:name="T19" style:family="text">
      <style:text-properties style:text-position="super 58%" fo:font-style="normal" style:font-style-asian="normal" style:font-style-complex="normal"/>
    </style:style>
    <style:style style:name="T20" style:family="text">
      <style:text-properties style:text-position="super 58%" fo:font-size="10pt" fo:font-style="italic" style:font-size-asian="10pt" style:font-style-asian="italic" style:font-size-complex="10pt" style:font-style-complex="italic"/>
    </style:style>
    <style:style style:name="T21" style:family="text">
      <style:text-properties style:text-position="super 58%" fo:font-size="10pt" fo:font-style="italic" officeooo:rsid="003513df" style:font-size-asian="10pt" style:font-style-asian="italic" style:font-size-complex="10pt" style:font-style-complex="italic"/>
    </style:style>
    <style:style style:name="T22" style:family="text">
      <style:text-properties style:text-position="super 58%" officeooo:rsid="008ce59b"/>
    </style:style>
    <style:style style:name="T23" style:family="text">
      <style:text-properties style:text-position="0% 100%"/>
    </style:style>
    <style:style style:name="T24" style:family="text">
      <style:text-properties style:text-position="0% 100%" style:font-size-asian="10.5pt"/>
    </style:style>
    <style:style style:name="T25" style:family="text">
      <style:text-properties style:text-position="0% 100%" officeooo:rsid="003513df" style:font-size-asian="10.5pt"/>
    </style:style>
    <style:style style:name="T26" style:family="text">
      <style:text-properties style:text-position="0% 100%" officeooo:rsid="0034c905" style:font-size-asian="10.5pt"/>
    </style:style>
    <style:style style:name="T27" style:family="text">
      <style:text-properties style:text-position="0% 100%" officeooo:rsid="0036c717" style:font-size-asian="10.5pt"/>
    </style:style>
    <style:style style:name="T28" style:family="text">
      <style:text-properties style:text-position="0% 100%" officeooo:rsid="003e269d" style:font-size-asian="10.5pt"/>
    </style:style>
    <style:style style:name="T29" style:family="text">
      <style:text-properties style:text-position="0% 100%" officeooo:rsid="003e3b5b" style:font-size-asian="10.5pt"/>
    </style:style>
    <style:style style:name="T30" style:family="text">
      <style:text-properties style:text-position="0% 100%" officeooo:rsid="003edbde" style:font-size-asian="10.5pt"/>
    </style:style>
    <style:style style:name="T31" style:family="text">
      <style:text-properties style:text-position="0% 100%" officeooo:rsid="0040b2c7" style:font-size-asian="10.5pt"/>
    </style:style>
    <style:style style:name="T32" style:family="text">
      <style:text-properties style:text-position="0% 100%" officeooo:rsid="00502207" style:font-size-asian="10.5pt"/>
    </style:style>
    <style:style style:name="T33" style:family="text">
      <style:text-properties style:text-position="0% 100%" officeooo:rsid="0057f265" style:font-size-asian="10.5pt"/>
    </style:style>
    <style:style style:name="T34" style:family="text">
      <style:text-properties style:text-position="0% 100%" officeooo:rsid="0060790a" style:font-size-asian="10.5pt"/>
    </style:style>
    <style:style style:name="T35" style:family="text">
      <style:text-properties style:text-position="0% 100%" officeooo:rsid="0076e79a" style:font-size-asian="10.5pt"/>
    </style:style>
    <style:style style:name="T36" style:family="text">
      <style:text-properties style:text-position="0% 100%" officeooo:rsid="00821b84" style:font-size-asian="10.5pt"/>
    </style:style>
    <style:style style:name="T37" style:family="text">
      <style:text-properties style:text-position="0% 100%" officeooo:rsid="00650090" style:font-size-asian="10.5pt"/>
    </style:style>
    <style:style style:name="T38" style:family="text">
      <style:text-properties style:text-position="0% 100%" officeooo:rsid="00b3a1c7" style:font-size-asian="10.5pt"/>
    </style:style>
    <style:style style:name="T39" style:family="text">
      <style:text-properties style:text-position="0% 100%" officeooo:rsid="00b562aa" style:font-size-asian="10.5pt"/>
    </style:style>
    <style:style style:name="T40" style:family="text">
      <style:text-properties style:text-position="0% 100%" officeooo:rsid="00b72dbb" style:font-size-asian="10.5pt"/>
    </style:style>
    <style:style style:name="T41" style:family="text">
      <style:text-properties style:text-position="0% 100%" fo:font-style="italic" officeooo:rsid="003edbde" style:font-size-asian="10.5pt" style:font-style-asian="italic" style:font-style-complex="italic"/>
    </style:style>
    <style:style style:name="T42" style:family="text">
      <style:text-properties style:text-position="0% 100%" fo:font-style="italic" officeooo:rsid="004f560d" style:font-size-asian="10.5pt" style:font-style-asian="italic" style:font-style-complex="italic"/>
    </style:style>
    <style:style style:name="T43" style:family="text">
      <style:text-properties style:text-position="0% 100%" fo:font-style="italic" officeooo:rsid="00502207" style:font-size-asian="10.5pt" style:font-style-asian="italic" style:font-style-complex="italic"/>
    </style:style>
    <style:style style:name="T44" style:family="text">
      <style:text-properties style:text-position="0% 100%" fo:font-size="10pt" fo:font-style="italic" style:font-size-asian="10pt" style:font-style-asian="italic" style:font-size-complex="10pt" style:font-style-complex="italic"/>
    </style:style>
    <style:style style:name="T45" style:family="text">
      <style:text-properties style:text-position="0% 100%" fo:font-size="10pt" fo:font-style="italic" officeooo:rsid="0076e79a" style:font-size-asian="10pt" style:font-style-asian="italic" style:font-size-complex="10pt" style:font-style-complex="italic"/>
    </style:style>
    <style:style style:name="T46" style:family="text">
      <style:text-properties style:text-position="0% 100%" fo:font-size="10pt" fo:font-style="italic" officeooo:rsid="0062de4e" style:font-size-asian="10pt" style:font-style-asian="italic" style:font-size-complex="10pt" style:font-style-complex="italic"/>
    </style:style>
    <style:style style:name="T47" style:family="text">
      <style:text-properties style:text-position="0% 100%" fo:font-size="10pt" fo:font-style="italic" officeooo:rsid="0034c905" style:font-size-asian="10pt" style:font-style-asian="italic" style:font-size-complex="10pt" style:font-style-complex="italic"/>
    </style:style>
    <style:style style:name="T48" style:family="text">
      <style:text-properties style:text-position="0% 100%" fo:font-size="10pt" fo:font-style="italic" officeooo:rsid="003513df" style:font-size-asian="10pt" style:font-style-asian="italic" style:font-size-complex="10pt" style:font-style-complex="italic"/>
    </style:style>
    <style:style style:name="T49" style:family="text">
      <style:text-properties style:text-position="0% 100%" fo:font-size="10pt" fo:font-style="italic" style:font-size-asian="10.5pt" style:font-style-asian="italic" style:font-size-complex="10pt" style:font-style-complex="italic"/>
    </style:style>
    <style:style style:name="T50" style:family="text">
      <style:text-properties style:text-position="0% 100%" fo:font-size="10pt" fo:font-style="italic" officeooo:rsid="0034c905" style:font-size-asian="10.5pt" style:font-style-asian="italic" style:font-size-complex="10pt" style:font-style-complex="italic"/>
    </style:style>
    <style:style style:name="T51" style:family="text">
      <style:text-properties style:text-position="0% 100%" fo:font-size="10pt" fo:font-style="italic" officeooo:rsid="0076e79a" style:font-size-asian="10.5pt" style:font-style-asian="italic" style:font-size-complex="10pt" style:font-style-complex="italic"/>
    </style:style>
    <style:style style:name="T52" style:family="text">
      <style:text-properties style:text-position="0% 100%" officeooo:rsid="005d91ec"/>
    </style:style>
    <style:style style:name="T53" style:family="text">
      <style:text-properties style:text-position="0% 100%" style:font-name="Liberation Serif"/>
    </style:style>
    <style:style style:name="T54" style:family="text">
      <style:text-properties style:text-position="0% 100%" style:font-name="Liberation Serif" officeooo:rsid="005d91ec"/>
    </style:style>
    <style:style style:name="T55" style:family="text">
      <style:text-properties style:text-position="0% 100%" style:font-name="Liberation Serif" officeooo:rsid="005dffc6"/>
    </style:style>
    <style:style style:name="T56" style:family="text">
      <style:text-properties style:text-position="0% 100%" style:font-name="Liberation Serif" style:font-size-asian="10.5pt"/>
    </style:style>
    <style:style style:name="T57" style:family="text">
      <style:text-properties style:text-position="0% 100%" style:font-name="Liberation Serif" officeooo:rsid="0060790a" style:font-size-asian="10.5pt"/>
    </style:style>
    <style:style style:name="T58" style:family="text">
      <style:text-properties style:text-position="0% 100%" style:font-name="Liberation Serif" officeooo:rsid="0034c905" style:font-size-asian="10.5pt"/>
    </style:style>
    <style:style style:name="T59" style:family="text">
      <style:text-properties style:text-position="0% 100%" style:font-name="Liberation Serif" officeooo:rsid="003513df" style:font-size-asian="10.5pt"/>
    </style:style>
    <style:style style:name="T60" style:family="text">
      <style:text-properties style:text-position="0% 100%" style:font-name="Liberation Serif" officeooo:rsid="00650090" style:font-size-asian="10.5pt"/>
    </style:style>
    <style:style style:name="T61" style:family="text">
      <style:text-properties style:text-position="0% 100%" style:font-name="Liberation Serif" officeooo:rsid="008ce59b" style:font-size-asian="10.5pt"/>
    </style:style>
    <style:style style:name="T62" style:family="text">
      <style:text-properties style:text-position="0% 100%" style:font-name="Liberation Serif" officeooo:rsid="0093d0c5" style:font-size-asian="10.5pt"/>
    </style:style>
    <style:style style:name="T63" style:family="text">
      <style:text-properties style:text-position="0% 100%" style:font-name="Liberation Serif" officeooo:rsid="009e221f" style:font-size-asian="10.5pt"/>
    </style:style>
    <style:style style:name="T64" style:family="text">
      <style:text-properties style:text-position="0% 100%" style:font-name="Liberation Serif" officeooo:rsid="00a0d92c" style:font-size-asian="10.5pt"/>
    </style:style>
    <style:style style:name="T65" style:family="text">
      <style:text-properties style:text-position="0% 100%" style:font-name="Liberation Serif" officeooo:rsid="00b238a0" style:font-size-asian="10.5pt"/>
    </style:style>
    <style:style style:name="T66" style:family="text">
      <style:text-properties style:text-position="0% 100%" style:font-name="Liberation Serif" officeooo:rsid="00b562aa" style:font-size-asian="10.5pt"/>
    </style:style>
    <style:style style:name="T67" style:family="text">
      <style:text-properties style:text-position="0% 100%" style:font-name="Liberation Serif" officeooo:rsid="00b72dbb" style:font-size-asian="10.5pt"/>
    </style:style>
    <style:style style:name="T68" style:family="text">
      <style:text-properties style:text-position="0% 100%" style:font-name="Liberation Serif" officeooo:rsid="00b7b979" style:font-size-asian="10.5pt"/>
    </style:style>
    <style:style style:name="T69" style:family="text">
      <style:text-properties style:text-position="0% 100%" style:font-name="Liberation Serif" fo:font-style="italic" style:font-size-asian="10.5pt" style:font-style-asian="italic" style:font-style-complex="italic"/>
    </style:style>
    <style:style style:name="T70" style:family="text">
      <style:text-properties style:text-position="0% 100%" style:font-name="Liberation Serif" fo:font-style="italic" officeooo:rsid="0060790a" style:font-size-asian="10.5pt" style:font-style-asian="italic" style:font-style-complex="italic"/>
    </style:style>
    <style:style style:name="T71" style:family="text">
      <style:text-properties style:text-position="0% 100%" style:font-name="Liberation Serif" fo:font-style="italic" officeooo:rsid="009e221f" style:font-size-asian="10.5pt" style:font-style-asian="italic" style:font-style-complex="italic"/>
    </style:style>
    <style:style style:name="T72" style:family="text">
      <style:text-properties style:text-position="0% 100%" style:font-name="Liberation Serif" fo:font-style="normal" style:font-size-asian="10.5pt" style:font-style-asian="normal" style:font-style-complex="normal"/>
    </style:style>
    <style:style style:name="T73" style:family="text">
      <style:text-properties style:text-position="0% 100%" style:font-name="Liberation Serif" officeooo:rsid="008a3658"/>
    </style:style>
    <style:style style:name="T74" style:family="text">
      <style:text-properties style:text-position="0% 100%" style:font-name="Liberation Serif" fo:font-size="11pt" fo:font-style="normal" fo:font-weight="normal" style:font-size-asian="11pt" style:font-style-asian="normal" style:font-weight-asian="normal" style:font-size-complex="10pt" style:font-style-complex="italic"/>
    </style:style>
    <style:style style:name="T75" style:family="text">
      <style:text-properties style:text-position="0% 100%" style:font-name="Liberation Serif" fo:font-size="11pt" fo:font-style="normal" fo:font-weight="normal" officeooo:rsid="00886d36" style:font-size-asian="11pt" style:font-style-asian="normal" style:font-weight-asian="normal" style:font-size-complex="10pt" style:font-style-complex="italic"/>
    </style:style>
    <style:style style:name="T76" style:family="text">
      <style:text-properties style:text-position="0% 100%" style:font-name="Liberation Serif" fo:font-size="11pt" fo:font-style="normal" fo:font-weight="normal" officeooo:rsid="008fe357" style:font-size-asian="11pt" style:font-style-asian="normal" style:font-weight-asian="normal" style:font-size-complex="10pt" style:font-style-complex="italic"/>
    </style:style>
    <style:style style:name="T77" style:family="text">
      <style:text-properties style:text-position="0% 100%" style:font-name="Liberation Serif" fo:font-size="12pt" fo:font-style="normal" fo:font-weight="normal" officeooo:rsid="008ce59b" style:font-size-asian="12pt" style:font-style-asian="normal" style:font-weight-asian="normal" style:font-size-complex="12pt" style:font-style-complex="italic"/>
    </style:style>
    <style:style style:name="T78" style:family="text">
      <style:text-properties style:text-position="0% 100%" style:font-name="Liberation Serif" officeooo:rsid="0095b6d1"/>
    </style:style>
    <style:style style:name="T79" style:family="text">
      <style:text-properties style:text-position="0% 100%" officeooo:rsid="005dffc6"/>
    </style:style>
    <style:style style:name="T80" style:family="text">
      <style:text-properties style:text-position="0% 100%" fo:font-size="12pt" fo:font-style="normal" style:font-size-asian="12pt" style:font-style-asian="normal" style:font-size-complex="12pt" style:font-style-complex="normal"/>
    </style:style>
    <style:style style:name="T81" style:family="text">
      <style:text-properties style:text-position="0% 100%" fo:font-size="12pt" fo:font-style="normal" officeooo:rsid="0076e79a" style:font-size-asian="12pt" style:font-style-asian="normal" style:font-size-complex="12pt" style:font-style-complex="normal"/>
    </style:style>
    <style:style style:name="T82" style:family="text">
      <style:text-properties style:text-position="0% 100%" fo:font-size="12pt" fo:font-style="normal" style:font-size-asian="10.5pt" style:font-style-asian="normal" style:font-size-complex="12pt" style:font-style-complex="normal"/>
    </style:style>
    <style:style style:name="T83" style:family="text">
      <style:text-properties style:text-position="0% 100%" fo:font-size="12pt" fo:font-style="normal" officeooo:rsid="0076e79a" style:font-size-asian="10.5pt" style:font-style-asian="normal" style:font-size-complex="12pt" style:font-style-complex="normal"/>
    </style:style>
    <style:style style:name="T84" style:family="text">
      <style:text-properties style:text-position="0% 100%" officeooo:rsid="0076e79a"/>
    </style:style>
    <style:style style:name="T85" style:family="text">
      <style:text-properties style:text-position="0% 100%" fo:font-size="9pt" fo:font-weight="normal" officeooo:rsid="005c5fa7" style:font-size-asian="9pt" style:font-weight-asian="normal" style:font-size-complex="9pt" style:font-weight-complex="normal"/>
    </style:style>
    <style:style style:name="T86" style:family="text">
      <style:text-properties style:text-position="0% 100%" fo:font-size="9pt" fo:font-weight="normal" officeooo:rsid="005f549b" style:font-size-asian="9pt" style:font-weight-asian="normal" style:font-size-complex="9pt" style:font-weight-complex="normal"/>
    </style:style>
    <style:style style:name="T87" style:family="text">
      <style:text-properties style:text-position="0% 100%" fo:font-size="9pt" fo:font-weight="normal" officeooo:rsid="005d319d" style:font-size-asian="9pt" style:font-weight-asian="normal" style:font-size-complex="9pt" style:font-weight-complex="normal"/>
    </style:style>
    <style:style style:name="T88" style:family="text">
      <style:text-properties style:text-position="0% 100%" officeooo:rsid="00c18023"/>
    </style:style>
    <style:style style:name="T89" style:family="text">
      <style:text-properties style:text-position="0% 100%" officeooo:rsid="00c2268b"/>
    </style:style>
    <style:style style:name="T90" style:family="text">
      <style:text-properties officeooo:rsid="0034c905"/>
    </style:style>
    <style:style style:name="T91" style:family="text">
      <style:text-properties officeooo:rsid="003513df"/>
    </style:style>
    <style:style style:name="T92" style:family="text">
      <style:text-properties officeooo:rsid="003edbde"/>
    </style:style>
    <style:style style:name="T93" style:family="text">
      <style:text-properties officeooo:rsid="0040b2c7"/>
    </style:style>
    <style:style style:name="T94" style:family="text">
      <style:text-properties officeooo:rsid="0045f49a"/>
    </style:style>
    <style:style style:name="T95" style:family="text">
      <style:text-properties officeooo:rsid="004f560d"/>
    </style:style>
    <style:style style:name="T96" style:family="text">
      <style:text-properties officeooo:rsid="005b92d4"/>
    </style:style>
    <style:style style:name="T97" style:family="text">
      <style:text-properties officeooo:rsid="005d91ec"/>
    </style:style>
    <style:style style:name="T98" style:family="text">
      <style:text-properties style:font-name="Liberation Serif"/>
    </style:style>
    <style:style style:name="T99" style:family="text">
      <style:text-properties style:font-name="Liberation Serif" officeooo:rsid="005d91ec"/>
    </style:style>
    <style:style style:name="T100" style:family="text">
      <style:text-properties style:font-name="Liberation Serif" officeooo:rsid="005dffc6"/>
    </style:style>
    <style:style style:name="T101" style:family="text">
      <style:text-properties style:font-name="Liberation Serif" fo:font-size="8pt" fo:font-style="italic" style:font-size-asian="8pt" style:font-style-asian="italic" style:font-size-complex="8pt" style:font-style-complex="italic"/>
    </style:style>
    <style:style style:name="T102" style:family="text">
      <style:text-properties style:font-name="Liberation Serif" fo:font-style="normal" style:font-style-asian="normal" style:font-style-complex="normal"/>
    </style:style>
    <style:style style:name="T103" style:family="text">
      <style:text-properties style:font-name="Liberation Serif" fo:font-style="normal" officeooo:rsid="005d91ec" style:font-style-asian="normal" style:font-style-complex="normal"/>
    </style:style>
    <style:style style:name="T104" style:family="text">
      <style:text-properties style:font-name="Liberation Serif" fo:font-style="normal" officeooo:rsid="005b92d4" style:font-style-asian="normal" style:font-style-complex="normal"/>
    </style:style>
    <style:style style:name="T105" style:family="text">
      <style:text-properties style:font-name="Liberation Serif" fo:font-style="normal" officeooo:rsid="005dffc6" style:font-style-asian="normal" style:font-style-complex="normal"/>
    </style:style>
    <style:style style:name="T106" style:family="text">
      <style:text-properties style:font-name="Liberation Serif" fo:font-style="normal" officeooo:rsid="005f549b" style:font-style-asian="normal" style:font-style-complex="normal"/>
    </style:style>
    <style:style style:name="T107" style:family="text">
      <style:text-properties style:font-name="Liberation Serif" fo:font-style="normal" officeooo:rsid="006b03fd" style:font-style-asian="normal" style:font-style-complex="normal"/>
    </style:style>
    <style:style style:name="T108" style:family="text">
      <style:text-properties style:font-name="Liberation Serif" fo:font-style="normal" officeooo:rsid="006b5cee" style:font-style-asian="normal" style:font-style-complex="normal"/>
    </style:style>
    <style:style style:name="T109" style:family="text">
      <style:text-properties style:font-name="Liberation Serif" fo:font-style="normal" officeooo:rsid="0069946c" style:font-style-asian="normal" style:font-style-complex="normal"/>
    </style:style>
    <style:style style:name="T110" style:family="text">
      <style:text-properties style:font-name="Liberation Serif" fo:font-style="normal" officeooo:rsid="006be2b4" style:font-style-asian="normal" style:font-style-complex="normal"/>
    </style:style>
    <style:style style:name="T111" style:family="text">
      <style:text-properties style:font-name="Liberation Serif" fo:font-style="normal" officeooo:rsid="006fc1a6" style:font-style-asian="normal" style:font-style-complex="normal"/>
    </style:style>
    <style:style style:name="T112" style:family="text">
      <style:text-properties style:font-name="Liberation Serif" fo:font-style="normal" officeooo:rsid="0071384a" style:font-style-asian="normal" style:font-style-complex="normal"/>
    </style:style>
    <style:style style:name="T113" style:family="text">
      <style:text-properties style:font-name="Liberation Serif" fo:font-style="normal" officeooo:rsid="007275fb" style:font-style-asian="normal" style:font-style-complex="normal"/>
    </style:style>
    <style:style style:name="T114" style:family="text">
      <style:text-properties style:font-name="Liberation Serif" fo:font-style="normal" officeooo:rsid="00bac772" style:font-style-asian="normal" style:font-style-complex="normal"/>
    </style:style>
    <style:style style:name="T115" style:family="text">
      <style:text-properties style:font-name="Liberation Serif" officeooo:rsid="0060790a"/>
    </style:style>
    <style:style style:name="T116" style:family="text">
      <style:text-properties style:font-name="Liberation Serif" fo:font-size="10pt" officeooo:rsid="0082dd90" style:font-size-asian="10pt" style:font-size-complex="10pt"/>
    </style:style>
    <style:style style:name="T117" style:family="text">
      <style:text-properties style:font-name="Liberation Serif" fo:font-size="10pt" fo:font-weight="normal" officeooo:rsid="0082dd90" style:font-size-asian="10pt" style:font-weight-asian="normal" style:font-size-complex="10pt" style:font-weight-complex="normal"/>
    </style:style>
    <style:style style:name="T118" style:family="text">
      <style:text-properties style:font-name="Liberation Serif" fo:font-weight="normal" style:font-weight-asian="normal"/>
    </style:style>
    <style:style style:name="T119" style:family="text">
      <style:text-properties style:font-name="Liberation Serif" fo:font-weight="normal" officeooo:rsid="0060790a" style:font-weight-asian="normal"/>
    </style:style>
    <style:style style:name="T120" style:family="text">
      <style:text-properties style:font-name="Liberation Serif" fo:font-weight="normal" officeooo:rsid="008fe357" style:font-weight-asian="normal"/>
    </style:style>
    <style:style style:name="T121" style:family="text">
      <style:text-properties style:font-name="Liberation Serif" fo:font-weight="normal" officeooo:rsid="00926ed5" style:font-weight-asian="normal"/>
    </style:style>
    <style:style style:name="T122" style:family="text">
      <style:text-properties style:font-name="Liberation Serif" fo:font-weight="normal" officeooo:rsid="009a1fa7" style:font-weight-asian="normal"/>
    </style:style>
    <style:style style:name="T123" style:family="text">
      <style:text-properties style:font-name="Liberation Serif" fo:font-style="italic" fo:font-weight="normal" style:font-style-asian="italic" style:font-weight-asian="normal" style:font-style-complex="italic"/>
    </style:style>
    <style:style style:name="T124" style:family="text">
      <style:text-properties style:font-name="Liberation Serif" officeooo:rsid="0082dd90"/>
    </style:style>
    <style:style style:name="T125" style:family="text">
      <style:text-properties officeooo:rsid="005dffc6"/>
    </style:style>
    <style:style style:name="T126" style:family="text">
      <style:text-properties fo:font-weight="bold" officeooo:rsid="005b92d4" style:font-weight-asian="bold" style:font-weight-complex="bold"/>
    </style:style>
    <style:style style:name="T127" style:family="text">
      <style:text-properties fo:font-style="normal" style:font-style-asian="normal" style:font-style-complex="normal"/>
    </style:style>
    <style:style style:name="T128" style:family="text">
      <style:text-properties fo:font-style="normal" officeooo:rsid="005dffc6" style:font-style-asian="normal" style:font-style-complex="normal"/>
    </style:style>
    <style:style style:name="T129" style:family="text">
      <style:text-properties fo:font-style="normal" officeooo:rsid="00a8347c" style:font-style-asian="normal" style:font-style-complex="normal"/>
    </style:style>
    <style:style style:name="T130" style:family="text">
      <style:text-properties fo:font-style="normal" officeooo:rsid="00af7630" style:font-style-asian="normal" style:font-style-complex="normal"/>
    </style:style>
    <style:style style:name="T131" style:family="text">
      <style:text-properties officeooo:rsid="005f549b"/>
    </style:style>
    <style:style style:name="T132" style:family="text">
      <style:text-properties officeooo:rsid="0066aa12"/>
    </style:style>
    <style:style style:name="T133" style:family="text">
      <style:text-properties officeooo:rsid="0067b035"/>
    </style:style>
    <style:style style:name="T134" style:family="text">
      <style:text-properties officeooo:rsid="003663d3"/>
    </style:style>
    <style:style style:name="T135" style:family="text">
      <style:text-properties officeooo:rsid="0032bacb"/>
    </style:style>
    <style:style style:name="T136" style:family="text">
      <style:text-properties officeooo:rsid="0079b833"/>
    </style:style>
    <style:style style:name="T137" style:family="text">
      <style:text-properties officeooo:rsid="007b617b"/>
    </style:style>
    <style:style style:name="T138" style:family="text">
      <style:text-properties officeooo:rsid="007c0826"/>
    </style:style>
    <style:style style:name="T139" style:family="text">
      <style:text-properties fo:font-weight="normal" officeooo:rsid="007c0826" style:font-weight-asian="normal" style:font-weight-complex="normal"/>
    </style:style>
    <style:style style:name="T140" style:family="text">
      <style:text-properties fo:font-weight="normal" officeooo:rsid="007d732f" style:font-weight-asian="normal" style:font-weight-complex="normal"/>
    </style:style>
    <style:style style:name="T141" style:family="text">
      <style:text-properties fo:font-weight="normal" officeooo:rsid="007fea5d" style:font-weight-asian="normal" style:font-weight-complex="normal"/>
    </style:style>
    <style:style style:name="T142" style:family="text">
      <style:text-properties fo:font-weight="normal" officeooo:rsid="0081c2c3" style:font-weight-asian="normal" style:font-weight-complex="normal"/>
    </style:style>
    <style:style style:name="T143" style:family="text">
      <style:text-properties fo:font-weight="normal" officeooo:rsid="00821b84" style:font-weight-asian="normal" style:font-weight-complex="normal"/>
    </style:style>
    <style:style style:name="T144" style:family="text">
      <style:text-properties fo:font-weight="normal" officeooo:rsid="00979589" style:font-weight-asian="normal" style:font-weight-complex="normal"/>
    </style:style>
    <style:style style:name="T145" style:family="text">
      <style:text-properties fo:font-weight="normal" officeooo:rsid="00bd99cc" style:font-weight-asian="normal" style:font-weight-complex="normal"/>
    </style:style>
    <style:style style:name="T146" style:family="text">
      <style:text-properties fo:font-size="9pt" style:font-size-asian="9pt" style:font-size-complex="9pt"/>
    </style:style>
    <style:style style:name="T147" style:family="text">
      <style:text-properties fo:font-size="9pt" officeooo:rsid="005f549b" style:font-size-asian="9pt" style:font-size-complex="9pt"/>
    </style:style>
    <style:style style:name="T148" style:family="text">
      <style:text-properties fo:font-size="9pt" officeooo:rsid="005d319d" style:font-size-asian="9pt" style:font-size-complex="9pt"/>
    </style:style>
    <style:style style:name="T149" style:family="text">
      <style:text-properties fo:font-size="9pt" officeooo:rsid="007e9655" style:font-size-asian="9pt" style:font-size-complex="9pt"/>
    </style:style>
    <style:style style:name="T150" style:family="text">
      <style:text-properties fo:font-size="9pt" officeooo:rsid="007e655f" style:font-size-asian="9pt" style:font-size-complex="9pt"/>
    </style:style>
    <style:style style:name="T151" style:family="text">
      <style:text-properties officeooo:rsid="007e9655"/>
    </style:style>
    <style:style style:name="T152" style:family="text">
      <style:text-properties officeooo:rsid="007fea5d"/>
    </style:style>
    <style:style style:name="T153" style:family="text">
      <style:text-properties officeooo:rsid="0082dd90"/>
    </style:style>
    <style:style style:name="T154" style:family="text">
      <style:text-properties officeooo:rsid="008485f7"/>
    </style:style>
    <style:style style:name="T155" style:family="text">
      <style:text-properties style:font-name="Liberation Serif1" fo:font-size="11pt" fo:font-style="normal" fo:font-weight="normal" style:font-size-asian="11pt" style:font-style-asian="normal" style:font-weight-asian="normal" style:font-style-complex="normal"/>
    </style:style>
    <style:style style:name="T156" style:family="text">
      <style:text-properties style:font-name="Liberation Serif1" fo:font-size="11pt" fo:font-style="normal" fo:font-weight="normal" officeooo:rsid="008485f7" style:font-size-asian="11pt" style:font-style-asian="normal" style:font-weight-asian="normal" style:font-style-complex="normal"/>
    </style:style>
    <style:style style:name="T157" style:family="text">
      <style:text-properties officeooo:rsid="00861fbf"/>
    </style:style>
    <style:style style:name="T158" style:family="text">
      <style:text-properties officeooo:rsid="0087fcef"/>
    </style:style>
    <style:style style:name="T159" style:family="text">
      <style:text-properties style:text-position="sub 58%" style:font-name="Liberation Serif" fo:font-style="italic" style:font-size-asian="10.5pt" style:font-style-asian="italic" style:font-style-complex="italic"/>
    </style:style>
    <style:style style:name="T160" style:family="text">
      <style:text-properties officeooo:rsid="008ce59b"/>
    </style:style>
    <style:style style:name="T161" style:family="text">
      <style:text-properties fo:font-size="12pt" fo:font-style="normal" officeooo:rsid="008ce59b" style:font-size-asian="12pt" style:font-style-asian="normal" style:font-size-complex="12pt" style:font-style-complex="normal"/>
    </style:style>
    <style:style style:name="T162" style:family="text">
      <style:text-properties officeooo:rsid="008e377d"/>
    </style:style>
    <style:style style:name="T163" style:family="text">
      <style:text-properties officeooo:rsid="008fe357"/>
    </style:style>
    <style:style style:name="T164" style:family="text">
      <style:text-properties officeooo:rsid="00962f1e"/>
    </style:style>
    <style:style style:name="T165" style:family="text">
      <style:text-properties officeooo:rsid="00979589"/>
    </style:style>
    <style:style style:name="T166" style:family="text">
      <style:text-properties fo:font-variant="normal" fo:text-transform="none" style:use-window-font-color="true" loext:opacity="0%" style:font-name="Liberation Serif1" fo:font-size="9pt" fo:letter-spacing="normal" fo:font-style="normal" fo:font-weight="normal" style:font-size-asian="9pt" style:font-style-asian="normal" style:font-size-complex="9pt" style:font-style-complex="normal"/>
    </style:style>
    <style:style style:name="T167" style:family="text">
      <style:text-properties fo:font-variant="normal" fo:text-transform="none" style:use-window-font-color="true" loext:opacity="0%" style:font-name="Liberation Serif1" fo:font-size="9pt" fo:letter-spacing="normal" fo:font-style="normal" fo:font-weight="normal" officeooo:rsid="009d3b88" style:font-size-asian="9pt" style:font-style-asian="normal" style:font-size-complex="9pt" style:font-style-complex="normal"/>
    </style:style>
    <style:style style:name="T168" style:family="text">
      <style:text-properties fo:font-variant="normal" fo:text-transform="none" style:use-window-font-color="true" loext:opacity="0%" style:font-name="Liberation Serif1" fo:font-size="9pt" fo:letter-spacing="normal" fo:font-style="normal" fo:font-weight="normal" officeooo:rsid="009d6157" style:font-size-asian="9pt" style:font-style-asian="normal" style:font-size-complex="9pt" style:font-style-complex="normal"/>
    </style:style>
    <style:style style:name="T169" style:family="text">
      <style:text-properties fo:font-variant="normal" fo:text-transform="none" style:use-window-font-color="true" loext:opacity="0%" style:font-name="Liberation Serif1" fo:font-size="9pt" fo:letter-spacing="normal" fo:font-style="normal" fo:font-weight="normal" style:font-size-asian="9pt" style:font-style-asian="normal" style:font-size-complex="9pt" style:font-style-complex="normal" loext:padding="0in" loext:border="none"/>
    </style:style>
    <style:style style:name="T170" style:family="text">
      <style:text-properties fo:font-variant="normal" fo:text-transform="none" style:use-window-font-color="true" loext:opacity="0%" style:font-name="Liberation Serif1" fo:font-size="9pt" fo:letter-spacing="normal" fo:font-style="normal" fo:font-weight="normal" officeooo:rsid="00a596da" style:font-size-asian="9pt" style:font-style-asian="normal" style:font-size-complex="9pt" style:font-style-complex="normal"/>
    </style:style>
    <style:style style:name="T171" style:family="text">
      <style:text-properties fo:font-variant="normal" fo:text-transform="none" style:use-window-font-color="true" loext:opacity="0%" style:font-name="Liberation Serif1" fo:font-size="9pt" fo:letter-spacing="normal" fo:font-style="normal" fo:font-weight="normal" officeooo:rsid="00ac0602" style:font-size-asian="9pt" style:font-style-asian="normal" style:font-size-complex="9pt" style:font-style-complex="normal"/>
    </style:style>
    <style:style style:name="T172" style:family="text">
      <style:text-properties style:use-window-font-color="true" loext:opacity="0%" style:font-name="Liberation Serif1" fo:font-size="9pt" officeooo:rsid="009d3b88" style:font-size-asian="9pt" style:font-size-complex="9pt"/>
    </style:style>
    <style:style style:name="T173" style:family="text">
      <style:text-properties style:use-window-font-color="true" loext:opacity="0%" style:font-name="Liberation Serif1" fo:font-size="9pt" officeooo:rsid="009d6157" style:font-size-asian="9pt" style:font-size-complex="9pt"/>
    </style:style>
    <style:style style:name="T174" style:family="text">
      <style:text-properties style:use-window-font-color="true" loext:opacity="0%" style:font-name="Liberation Serif1" fo:font-size="9pt" fo:font-style="normal" officeooo:rsid="009d6157" style:font-size-asian="9pt" style:font-style-asian="normal" style:font-size-complex="9pt" style:font-style-complex="normal"/>
    </style:style>
    <style:style style:name="T175" style:family="text">
      <style:text-properties style:use-window-font-color="true" loext:opacity="0%" style:font-name="Liberation Serif1" fo:font-size="9pt" fo:letter-spacing="normal" fo:font-style="normal" fo:font-weight="normal" style:font-size-asian="9pt" style:font-style-asian="normal" style:font-size-complex="9pt" style:font-style-complex="normal" loext:padding="0in" loext:border="none"/>
    </style:style>
    <style:style style:name="T176" style:family="text">
      <style:text-properties officeooo:rsid="009da2a5"/>
    </style:style>
    <style:style style:name="T177" style:family="text">
      <style:text-properties officeooo:rsid="009e221f"/>
    </style:style>
    <style:style style:name="T178" style:family="text">
      <style:text-properties officeooo:rsid="00a0d92c"/>
    </style:style>
    <style:style style:name="T179" style:family="text">
      <style:text-properties fo:font-style="italic" style:font-style-asian="italic" style:font-style-complex="italic"/>
    </style:style>
    <style:style style:name="T180" style:family="text">
      <style:text-properties officeooo:rsid="00a596da"/>
    </style:style>
    <style:style style:name="T181" style:family="text">
      <style:text-properties fo:font-size="10pt" style:font-size-asian="10pt" style:font-size-complex="10pt"/>
    </style:style>
    <style:style style:name="T182" style:family="text">
      <style:text-properties fo:font-size="10pt" officeooo:rsid="00a596da" style:font-size-asian="10pt" style:font-size-complex="10pt"/>
    </style:style>
    <style:style style:name="T183" style:family="text">
      <style:text-properties officeooo:rsid="00a63c5c"/>
    </style:style>
    <style:style style:name="T184" style:family="text">
      <style:text-properties officeooo:rsid="00a8347c"/>
    </style:style>
    <style:style style:name="T185" style:family="text">
      <style:text-properties officeooo:rsid="00aa384b"/>
    </style:style>
    <style:style style:name="T186" style:family="text">
      <style:text-properties officeooo:rsid="00ae2b37"/>
    </style:style>
    <style:style style:name="T187" style:family="text">
      <style:text-properties officeooo:rsid="00ae4611"/>
    </style:style>
    <style:style style:name="T188" style:family="text">
      <style:text-properties officeooo:rsid="00b3a1c7"/>
    </style:style>
    <style:style style:name="T189" style:family="text">
      <style:text-properties officeooo:rsid="00bd99cc"/>
    </style:style>
    <style:style style:name="T190" style:family="text">
      <style:text-properties officeooo:rsid="00c05e21"/>
    </style:style>
    <style:style style:name="T191" style:family="text">
      <style:text-properties officeooo:rsid="00c18023"/>
    </style:style>
    <style:style style:name="T192" style:family="text">
      <style:text-properties officeooo:rsid="00c2268b"/>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draw:ole-draw-aspect="1"/>
    </style:style>
    <style:style style:name="fr3"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fo:padding="0.0193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SVD Notes and <text:span text:style-name="T94">S</text:span>cratchpad</text:p>
      <text:p text:style-name="P74">(May - <text:span text:style-name="T180">July</text:span> 2018)</text:p>
      <text:p text:style-name="P151"/>
      <text:p text:style-name="P112"><text:span text:style-name="T182">C</text:span><text:span text:style-name="T181">ollection of notes </text:span><text:span text:style-name="T182">during EVD/SVD development.</text:span></text:p>
      <text:p text:style-name="P67"/>
      <text:p text:style-name="P151">Mathematical Basics</text:p>
      <text:p text:style-name="P65"/>
      <text:p text:style-name="P64"><text:span text:style-name="T126">Spectral Theorem:</text:span><text:span text:style-name="T96"> </text:span></text:p>
      <text:p text:style-name="P60"/>
      <text:p text:style-name="P60">M = U<text:span text:style-name="T99">Σ</text:span>V<text:span text:style-name="T11">T</text:span><text:span text:style-name="T52"><text:tab/><text:tab/><text:tab/></text:span><text:span text:style-name="T79">(1)</text:span></text:p>
      <text:p text:style-name="P62"><text:span text:style-name="T23">U, V unitary, </text:span><text:span text:style-name="T53">Σ diagonal.</text:span></text:p>
      <text:p text:style-name="P80"/>
      <text:p text:style-name="P75">Relationship to the eigenvalue decomposition of a symmetric matrix:</text:p>
      <text:p text:style-name="P60"/>
      <text:p text:style-name="P62">Let A := <text:span text:style-name="T96">M</text:span>M<text:span text:style-name="T9">T</text:span></text:p>
      <text:p text:style-name="P38">A is symmetric and positive <text:span text:style-name="T125">semi-</text:span>definite. → A is diagonalizable with <text:span text:style-name="T125">nonnegative eigenvalues:</text:span></text:p>
      <text:p text:style-name="P39">A = <text:span text:style-name="T125">Q</text:span><text:span text:style-name="T100">DQ</text:span><text:span text:style-name="T9">T<text:tab/><text:tab/><text:tab/></text:span><text:span text:style-name="T125">(2)</text:span></text:p>
      <text:p text:style-name="P63"><text:span text:style-name="T79">Q</text:span><text:span text:style-name="T23"> unitary, </text:span><text:span text:style-name="T79">D</text:span><text:span text:style-name="T53"> diagonal.</text:span></text:p>
      <text:p text:style-name="P81"/>
      <text:p text:style-name="P61"><text:span text:style-name="T125">(1), (2): A = </text:span>M<text:span text:style-name="T97">M</text:span><text:span text:style-name="T11">T</text:span> = U<text:span text:style-name="T99">Σ</text:span>V<text:span text:style-name="T11">T</text:span><text:span text:style-name="T52"> <text:s/></text:span><text:span text:style-name="T23">V</text:span><text:span text:style-name="T54">Σ</text:span><text:span text:style-name="T23">U</text:span><text:span text:style-name="T11">T</text:span><text:span text:style-name="T52"> = <text:s/></text:span><text:span text:style-name="T23">U</text:span><text:span text:style-name="T54">Σ</text:span><text:span text:style-name="T11">2</text:span><text:span text:style-name="T23">U</text:span><text:span text:style-name="T11">T</text:span></text:p>
      <text:p text:style-name="P61"><text:span text:style-name="T52">→</text:span><text:span text:style-name="T79"> </text:span><text:span text:style-name="T52">U</text:span><text:span text:style-name="T54">Σ</text:span><text:span text:style-name="T11">2</text:span><text:span text:style-name="T52">U</text:span><text:span text:style-name="T11">T</text:span><text:span text:style-name="T52"> </text:span><text:span text:style-name="T79">=</text:span><text:span text:style-name="T12"> </text:span><text:span text:style-name="T79">Q</text:span><text:span text:style-name="T55">DQ</text:span><text:span text:style-name="T11">T</text:span></text:p>
      <text:p text:style-name="P40">→ U = Q, <text:span text:style-name="T99">Σ </text:span><text:span text:style-name="T98">= D</text:span><text:span text:style-name="T13">1/2</text:span><text:span text:style-name="T98"> </text:span><text:span text:style-name="T101">(D</text:span><text:span text:style-name="T14">1/2</text:span><text:span text:style-name="T101"> means replacing diagonal values of D with their square roots)</text:span></text:p>
      <text:p text:style-name="P44"/>
      <text:p text:style-name="P42"><text:span text:style-name="T127">If all eigenvalues are positive, then </text:span><text:span text:style-name="T128">V</text:span><text:span text:style-name="T19">T</text:span><text:span text:style-name="T128"> = </text:span><text:span text:style-name="T103">Σ</text:span><text:span text:style-name="T16">-</text:span><text:span text:style-name="T15">1</text:span><text:span text:style-name="T102">U</text:span><text:span text:style-name="T15">T</text:span><text:span text:style-name="T102">M.</text:span></text:p>
      <text:p text:style-name="P42"><text:span text:style-name="T102">Else solve </text:span><text:span text:style-name="T103">A’ := </text:span><text:span text:style-name="T104">M</text:span><text:span text:style-name="T15">T</text:span><text:span text:style-name="T103">M </text:span><text:span text:style-name="T102">= </text:span><text:span text:style-name="T105">Q’D’Q’</text:span><text:span text:style-name="T16">T</text:span><text:span text:style-name="T103"> </text:span><text:span text:style-name="T106">producing V = Q’</text:span></text:p>
      <text:p text:style-name="P45"/>
      <text:p text:style-name="P43"><text:span text:style-name="T102">Hence general SVD can always be reduced to the eigendecomposition of a positive semidefinite matrix. </text:span><text:span text:style-name="T109">Since many </text:span><text:span text:style-name="T108">use cases </text:span><text:span text:style-name="T109">requiring SVD </text:span><text:span text:style-name="T113">already </text:span><text:span text:style-name="T109">start with a symmetric matrix, it is reasonable to </text:span><text:span text:style-name="T110">just </text:span><text:span text:style-name="T108">provide </text:span><text:span text:style-name="T109">the eigendecomposition for the symmetric ma</text:span><text:span text:style-name="T107">t</text:span><text:span text:style-name="T109">rix </text:span><text:span text:style-name="T111">(easier to maintain) </text:span><text:span text:style-name="T109">rather than </text:span><text:span text:style-name="T107">implement</text:span><text:span text:style-name="T110">ing</text:span><text:span text:style-name="T107"> </text:span><text:span text:style-name="T109">general SVD</text:span><text:span text:style-name="T107">. </text:span><text:span text:style-name="T112">Any conceivable flavors of s</text:span><text:span text:style-name="T111">ymmetric eigendecomposition </text:span><text:span text:style-name="T112">should be </text:span><text:span text:style-name="T111">faster </text:span><text:span text:style-name="T112">than the corresponding flavor of </text:span><text:span text:style-name="T111">general SVD, </text:span><text:span text:style-name="T113">although applying above theorem for gen</text:span><text:span text:style-name="T114">e</text:span><text:span text:style-name="T113">ral SVD might altogether be slightly slower than the best direct SVD implementation.</text:span></text:p>
      <text:p text:style-name="P54"/>
      <text:p text:style-name="P146"><text:span text:style-name="T131">Eigendecomposition</text:span> <text:span text:style-name="T137">(EVD) with Givens Rotation</text:span></text:p>
      <text:p text:style-name="P2"/>
      <text:p text:style-name="P7"><draw:frame draw:style-name="fr1" draw:name="Object31" text:anchor-type="as-char" svg:y="-0.152in" svg:width="0.8165in" svg:height="0.2008in" draw:z-index="4"><draw:object xlink:href="./Object 30" xlink:type="simple" xlink:show="embed" xlink:actuate="onLoad"/><draw:image xlink:href="./ObjectReplacements/Object 30" xlink:type="simple" xlink:show="embed" xlink:actuate="onLoad"/><svg:desc>formula</svg:desc></draw:frame><draw:frame draw:style-name="fr1" draw:name="Object30" text:anchor-type="as-char" svg:y="-0.152in" svg:width="0.7835in" svg:height="0.2008in" draw:z-index="8"><draw:object xlink:href="./Object 31" xlink:type="simple" xlink:show="embed" xlink:actuate="onLoad"/><draw:image xlink:href="./ObjectReplacements/Object 31" xlink:type="simple" xlink:show="embed" xlink:actuate="onLoad"/><svg:desc>formula</svg:desc></draw:frame><text:span text:style-name="T3"><draw:frame draw:style-name="fr1" draw:name="Object32" text:anchor-type="as-char" svg:y="-0.152in" svg:width="0.9898in" svg:height="0.2008in" draw:z-index="9"><draw:object xlink:href="./Object 32" xlink:type="simple" xlink:show="embed" xlink:actuate="onLoad"/><draw:image xlink:href="./ObjectReplacements/Object 32" xlink:type="simple" xlink:show="embed" xlink:actuate="onLoad"/><svg:desc>formula</svg:desc></draw:frame></text:span><text:span text:style-name="T3">: Givens Rotation</text:span></text:p>
      <text:p text:style-name="P8"/>
      <text:p text:style-name="P8"><draw:frame draw:style-name="fr1" draw:name="Object1" text:anchor-type="as-char" svg:y="-0.1484in" svg:width="0.4646in" svg:height="0.2098in" draw:z-index="0"><draw:object xlink:href="./Object 1" xlink:type="simple" xlink:show="embed" xlink:actuate="onLoad"/><draw:image xlink:href="./ObjectReplacements/Object 1" xlink:type="simple" xlink:show="embed" xlink:actuate="onLoad"/></draw:frame>;<draw:frame draw:style-name="fr1" draw:name="Object2" text:anchor-type="as-char" svg:y="-0.1484in" svg:width="0.5874in" svg:height="0.2098in" draw:z-index="1"><draw:object xlink:href="./Object 2" xlink:type="simple" xlink:show="embed" xlink:actuate="onLoad"/><draw:image xlink:href="./ObjectReplacements/Object 2" xlink:type="simple" xlink:show="embed" xlink:actuate="onLoad"/><svg:desc>formula</svg:desc></draw:frame>;<draw:frame draw:style-name="fr1" draw:name="Object3" text:anchor-type="as-char" svg:y="-0.1484in" svg:width="0.7898in" svg:height="0.2098in" draw:z-index="2"><draw:object xlink:href="./Object 3" xlink:type="simple" xlink:show="embed" xlink:actuate="onLoad"/><draw:image xlink:href="./ObjectReplacements/Object 3" xlink:type="simple" xlink:show="embed" xlink:actuate="onLoad"/><svg:desc>formula</svg:desc></draw:frame>; <draw:frame draw:style-name="fr1" draw:name="Object11" text:anchor-type="as-char" svg:y="-0.1484in" svg:width="1.2654in" svg:height="0.2098in" draw:z-index="11"><draw:object xlink:href="./Object 11" xlink:type="simple" xlink:show="embed" xlink:actuate="onLoad"/><draw:image xlink:href="./ObjectReplacements/Object 11" xlink:type="simple" xlink:show="embed" xlink:actuate="onLoad"/><svg:desc>formula</svg:desc></draw:frame></text:p>
      <text:p text:style-name="P9"/>
      <text:p text:style-name="P10"><draw:frame draw:style-name="fr1" draw:name="Object5" text:anchor-type="as-char" svg:y="-0.172in" svg:width="0.6598in" svg:height="0.2083in" draw:z-index="3"><draw:object xlink:href="./Object 5" xlink:type="simple" xlink:show="embed" xlink:actuate="onLoad"/><draw:image xlink:href="./ObjectReplacements/Object 5" xlink:type="simple" xlink:show="embed" xlink:actuate="onLoad"/><svg:desc>formula</svg:desc></draw:frame>; <draw:frame draw:style-name="fr1" draw:name="Object6" text:anchor-type="as-char" svg:y="-0.172in" svg:width="1.2339in" svg:height="0.2083in" draw:z-index="5"><draw:object xlink:href="./Object 6" xlink:type="simple" xlink:show="embed" xlink:actuate="onLoad"/><draw:image xlink:href="./ObjectReplacements/Object 6" xlink:type="simple" xlink:show="embed" xlink:actuate="onLoad"/><svg:desc>formula</svg:desc></draw:frame></text:p>
      <text:p text:style-name="P10"/>
      <text:p text:style-name="P11"><draw:frame draw:style-name="fr1" draw:name="Object22" text:anchor-type="as-char" svg:y="-0.172in" svg:width="4.3161in" svg:height="0.2083in" draw:z-index="12"><draw:object xlink:href="./Object 22" xlink:type="simple" xlink:show="embed" xlink:actuate="onLoad"/><draw:image xlink:href="./ObjectReplacements/Object 22" xlink:type="simple" xlink:show="embed" xlink:actuate="onLoad"/><svg:desc>formula</svg:desc></draw:frame></text:p>
      <text:p text:style-name="P10"/>
      <text:p text:style-name="P9"><text:span text:style-name="T1">Symmetry: </text:span><draw:frame draw:style-name="fr1" draw:name="Object15" text:anchor-type="as-char" svg:y="-0.1484in" svg:width="0.528in" svg:height="0.2098in" draw:z-index="13"><draw:object xlink:href="./Object 15" xlink:type="simple" xlink:show="embed" xlink:actuate="onLoad"/><draw:image xlink:href="./ObjectReplacements/Object 15" xlink:type="simple" xlink:show="embed" xlink:actuate="onLoad"/><svg:desc>formula</svg:desc></draw:frame><draw:frame draw:style-name="fr1" draw:name="Object16" text:anchor-type="as-char" svg:y="-0.1484in" svg:width="0.6535in" svg:height="0.2098in" draw:z-index="14"><draw:object xlink:href="./Object 16" xlink:type="simple" xlink:show="embed" xlink:actuate="onLoad"/><draw:image xlink:href="./ObjectReplacements/Object 16" xlink:type="simple" xlink:show="embed" xlink:actuate="onLoad"/><svg:desc>formula</svg:desc></draw:frame><draw:frame draw:style-name="fr1" draw:name="Object17" text:anchor-type="as-char" svg:y="-0.1484in" svg:width="0.4543in" svg:height="0.1846in" draw:z-index="15"><draw:object xlink:href="./Object 17" xlink:type="simple" xlink:show="embed" xlink:actuate="onLoad"/><draw:image xlink:href="./ObjectReplacements/Object 17" xlink:type="simple" xlink:show="embed" xlink:actuate="onLoad"/><svg:desc>formula</svg:desc></draw:frame></text:p>
      <text:p text:style-name="P9"/>
      <text:p text:style-name="P12"><draw:frame draw:style-name="fr1" draw:name="Object14" text:anchor-type="as-char" svg:y="-0.172in" svg:width="2.0173in" svg:height="0.2335in" draw:z-index="16"><draw:object xlink:href="./Object 14" xlink:type="simple" xlink:show="embed" xlink:actuate="onLoad"/><draw:image xlink:href="./ObjectReplacements/Object 14" xlink:type="simple" xlink:show="embed" xlink:actuate="onLoad"/><svg:desc>formula</svg:desc></draw:frame><text:tab/><text:tab/><text:tab/><text:tab/><text:tab/><text:tab/><text:tab/><text:tab/><text:tab/><text:tab/><text:tab/><text:span text:style-name="T7">(1)</text:span></text:p>
      <text:p text:style-name="P12"/>
      <text:p text:style-name="P5"><draw:frame draw:style-name="fr1" draw:name="Object19" text:anchor-type="as-char" svg:y="-0.172in" svg:width="1.7543in" svg:height="0.2335in" draw:z-index="6"><draw:object xlink:href="./Object 19" xlink:type="simple" xlink:show="embed" xlink:actuate="onLoad"/><draw:image xlink:href="./ObjectReplacements/Object 19" xlink:type="simple" xlink:show="embed" xlink:actuate="onLoad"/><svg:desc>formula</svg:desc></draw:frame><text:tab/><text:tab/><text:tab/><text:tab/><text:tab/><text:tab/><text:tab/><text:tab/><text:tab/><text:tab/><text:tab/><text:tab/><text:span text:style-name="T7">(2)</text:span></text:p>
      <text:p text:style-name="P12"/>
      <text:p text:style-name="P5"><draw:frame draw:style-name="fr1" draw:name="Object18" text:anchor-type="as-char" svg:y="-0.172in" svg:width="1.7429in" svg:height="0.2335in" draw:z-index="7"><draw:object xlink:href="./Object 18" xlink:type="simple" xlink:show="embed" xlink:actuate="onLoad"/><draw:image xlink:href="./ObjectReplacements/Object 18" xlink:type="simple" xlink:show="embed" xlink:actuate="onLoad"/><svg:desc>formula</svg:desc></draw:frame><text:tab/><text:tab/><text:tab/><text:tab/><text:tab/><text:tab/><text:tab/><text:tab/><text:tab/><text:tab/><text:tab/><text:tab/><text:span text:style-name="T7">(3)</text:span></text:p>
      <text:p text:style-name="P6"/>
      <text:p text:style-name="P5"><text:span text:style-name="T2">For</text:span><draw:frame draw:style-name="fr1" draw:name="Object4" text:anchor-type="as-char" svg:y="-0.1484in" svg:width="0.6398in" svg:height="0.1846in" draw:z-index="17"><draw:object xlink:href="./Object 4" xlink:type="simple" xlink:show="embed" xlink:actuate="onLoad"/><draw:image xlink:href="./ObjectReplacements/Object 4" xlink:type="simple" xlink:show="embed" xlink:actuate="onLoad"/><svg:desc>formula</svg:desc></draw:frame>:<draw:frame draw:style-name="fr1" draw:name="Object20" text:anchor-type="as-char" svg:y="-0.1484in" svg:width="1.0693in" svg:height="0.2098in" draw:z-index="18"><draw:object xlink:href="./Object 20" xlink:type="simple" xlink:show="embed" xlink:actuate="onLoad"/><draw:image xlink:href="./ObjectReplacements/Object 20" xlink:type="simple" xlink:show="embed" xlink:actuate="onLoad"/><svg:desc>formula</svg:desc></draw:frame>,<draw:frame draw:style-name="fr1" draw:name="Object21" text:anchor-type="as-char" svg:y="-0.1484in" svg:width="1.0744in" svg:height="0.2098in" draw:z-index="19"><draw:object xlink:href="./Object 21" xlink:type="simple" xlink:show="embed" xlink:actuate="onLoad"/><draw:image xlink:href="./ObjectReplacements/Object 21" xlink:type="simple" xlink:show="embed" xlink:actuate="onLoad"/><svg:desc>formula</svg:desc></draw:frame><text:tab/><text:tab/><text:tab/><text:tab/><text:tab/><text:tab/><text:tab/><text:span text:style-name="T7">(4)</text:span></text:p>
      <text:p text:style-name="P6"/>
      <text:p text:style-name="P7"><text:span text:style-name="T2">Rotation:</text:span><text:span text:style-name="T2"><draw:frame draw:style-name="fr1" draw:name="Object33" text:anchor-type="as-char" svg:y="-0.172in" svg:width="0.572in" svg:height="0.2335in" draw:z-index="20"><draw:object xlink:href="./Object 33" xlink:type="simple" xlink:show="embed" xlink:actuate="onLoad"/><draw:image xlink:href="./ObjectReplacements/Object 33" xlink:type="simple" xlink:show="embed" xlink:actuate="onLoad"/><svg:desc>formula</svg:desc></draw:frame></text:span><text:span text:style-name="T2">=&gt; </text:span><draw:frame draw:style-name="fr1" draw:name="Object23" text:anchor-type="as-char" svg:y="-0.1484in" svg:width="1.0689in" svg:height="0.2098in" draw:z-index="21"><draw:object xlink:href="./Object 23" xlink:type="simple" xlink:show="embed" xlink:actuate="onLoad"/><draw:image xlink:href="./ObjectReplacements/Object 23" xlink:type="simple" xlink:show="embed" xlink:actuate="onLoad"/><svg:desc>formula</svg:desc></draw:frame>,<draw:frame draw:style-name="fr1" draw:name="Object25" text:anchor-type="as-char" svg:y="-0.1484in" svg:width="1.0752in" svg:height="0.2098in" draw:z-index="22"><draw:object xlink:href="./Object 25" xlink:type="simple" xlink:show="embed" xlink:actuate="onLoad"/><draw:image xlink:href="./ObjectReplacements/Object 25" xlink:type="simple" xlink:show="embed" xlink:actuate="onLoad"/><svg:desc>formula</svg:desc></draw:frame></text:p>
      <text:p text:style-name="P6"/>
      <text:p text:style-name="Heading_20_3">Jacobi <text:span text:style-name="T90">Method</text:span></text:p>
      <text:p text:style-name="P6"/>
      <text:p text:style-name="P6"><draw:frame draw:style-name="fr1" draw:name="Object26" text:anchor-type="as-char" svg:y="-0.1484in" svg:width="0.5339in" svg:height="0.2098in" draw:z-index="10"><draw:object xlink:href="./Object 26" xlink:type="simple" xlink:show="embed" xlink:actuate="onLoad"/><draw:image xlink:href="./ObjectReplacements/Object 26" xlink:type="simple" xlink:show="embed" xlink:actuate="onLoad"/><svg:desc>formula</svg:desc></draw:frame><text:span text:style-name="T4">=&gt;</text:span><text:span text:style-name="T5"><draw:frame draw:style-name="fr1" draw:name="Object28" text:anchor-type="as-char" svg:y="-0.2925in" svg:width="1.4272in" svg:height="0.4898in" draw:z-index="23"><draw:object xlink:href="./Object 29" xlink:type="simple" xlink:show="embed" xlink:actuate="onLoad"/><draw:image xlink:href="./ObjectReplacements/Object 29" xlink:type="simple" xlink:show="embed" xlink:actuate="onLoad"/><svg:desc>formula</svg:desc></draw:frame></text:span><text:span text:style-name="T5">,</text:span><text:span text:style-name="T5"><draw:frame draw:style-name="fr1" draw:name="Object39" text:anchor-type="as-char" svg:y="-0.152in" svg:width="0.7543in" svg:height="0.2008in" draw:z-index="24"><draw:object xlink:href="./Object 39" xlink:type="simple" xlink:show="embed" xlink:actuate="onLoad"/><draw:image xlink:href="./ObjectReplacements/Object 39" xlink:type="simple" xlink:show="embed" xlink:actuate="onLoad"/><svg:desc>formula</svg:desc></draw:frame></text:span><text:span text:style-name="T5">,</text:span><text:span text:style-name="T5"><draw:frame draw:style-name="fr1" draw:name="Object40" text:anchor-type="as-char" svg:y="-0.152in" svg:width="0.7201in" svg:height="0.2008in" draw:z-index="25"><draw:object xlink:href="./Object 40" xlink:type="simple" xlink:show="embed" xlink:actuate="onLoad"/><draw:image xlink:href="./ObjectReplacements/Object 40" xlink:type="simple" xlink:show="embed" xlink:actuate="onLoad"/><svg:desc>formula</svg:desc></draw:frame></text:span></text:p>
      <text:p text:style-name="P17"/>
      <text:p text:style-name="Heading_20_3">Givens Tridiagonalization</text:p>
      <text:p text:style-name="P13"><text:s/></text:p>
      <text:p text:style-name="P5"><draw:frame draw:style-name="fr1" draw:name="Object7" text:anchor-type="as-char" svg:y="-0.1484in" svg:width="0.7091in" svg:height="0.2098in" draw:z-index="26"><draw:object xlink:href="./Object 7" xlink:type="simple" xlink:show="embed" xlink:actuate="onLoad"/><draw:image xlink:href="./ObjectReplacements/Object 7" xlink:type="simple" xlink:show="embed" xlink:actuate="onLoad"/><svg:desc>formula</svg:desc></draw:frame><text:span text:style-name="T4">=&gt; </text:span><text:span text:style-name="T6">(4)</text:span><text:span text:style-name="T6"><draw:frame draw:style-name="fr1" draw:name="Object8" text:anchor-type="as-char" svg:y="-0.2929in" svg:width="3.722in" svg:height="0.4902in" draw:z-index="27"><draw:object xlink:href="./Object 8" xlink:type="simple" xlink:show="embed" xlink:actuate="onLoad"/><draw:image xlink:href="./ObjectReplacements/Object 8" xlink:type="simple" xlink:show="embed" xlink:actuate="onLoad"/><svg:desc>formula</svg:desc></draw:frame></text:span></text:p>
      <text:p text:style-name="P18"/>
      <text:p text:style-name="P19"><text:span text:style-name="T8">f</text:span>or<text:span text:style-name="T8">(</text:span>k = <text:span text:style-name="T8">1</text:span>; k &lt; n; <text:span text:style-name="T8">k++)</text:span></text:p>
      <text:p text:style-name="P20"><text:span text:style-name="T8"><text:tab/>f</text:span>or<text:span text:style-name="T8">(l</text:span> = <text:span text:style-name="T8">k + 1</text:span>; <text:span text:style-name="T8">l</text:span> &lt; <text:span text:style-name="T8">n</text:span>; <text:span text:style-name="T8">l++)</text:span></text:p>
      <text:p text:style-name="P20"><text:tab/><text:tab/><text:span text:style-name="T8">zero </text:span><text:span text:style-name="T8"><draw:frame draw:style-name="fr1" draw:name="Object9" text:anchor-type="as-char" svg:y="-0.1484in" svg:width="0.4193in" svg:height="0.2098in" draw:z-index="28"><draw:object xlink:href="./Object 9" xlink:type="simple" xlink:show="embed" xlink:actuate="onLoad"/><draw:image xlink:href="./ObjectReplacements/Object 9" xlink:type="simple" xlink:show="embed" xlink:actuate="onLoad"/><svg:desc>formula</svg:desc></draw:frame></text:span><text:span text:style-name="T8">, </text:span><text:span text:style-name="T8"><draw:frame draw:style-name="fr1" draw:name="Object10" text:anchor-type="as-char" svg:y="-0.1484in" svg:width="0.4311in" svg:height="0.2098in" draw:z-index="29"><draw:object xlink:href="./Object 10" xlink:type="simple" xlink:show="embed" xlink:actuate="onLoad"/><draw:image xlink:href="./ObjectReplacements/Object 10" xlink:type="simple" xlink:show="embed" xlink:actuate="onLoad"/><svg:desc>formula</svg:desc></draw:frame></text:span></text:p>
      <text:p text:style-name="P20"/>
      <text:p text:style-name="P26">=&gt; zeroed elements stay zero</text:p>
      <text:p text:style-name="P23"/>
      <text:p text:style-name="P97"/>
      <text:p text:style-name="P150"><text:span text:style-name="T134">Triangle</text:span> Decomposition via Givens Rotation</text:p>
      <text:p text:style-name="P3"/>
      <text:p text:style-name="P16"><draw:frame draw:style-name="fr1" draw:name="Object66" text:anchor-type="as-char" svg:y="-0.152in" svg:width="0.8165in" svg:height="0.2008in" draw:z-index="36"><draw:object xlink:href="./Object 66" xlink:type="simple" xlink:show="embed" xlink:actuate="onLoad"/><draw:image xlink:href="./ObjectReplacements/Object 66" xlink:type="simple" xlink:show="embed" xlink:actuate="onLoad"/><svg:desc>formula</svg:desc></draw:frame><draw:frame draw:style-name="fr1" draw:name="Object67" text:anchor-type="as-char" svg:y="-0.152in" svg:width="0.7835in" svg:height="0.2008in" draw:z-index="38"><draw:object xlink:href="./Object 67" xlink:type="simple" xlink:show="embed" xlink:actuate="onLoad"/><draw:image xlink:href="./ObjectReplacements/Object 67" xlink:type="simple" xlink:show="embed" xlink:actuate="onLoad"/><svg:desc>formula</svg:desc></draw:frame><text:span text:style-name="T3"><draw:frame draw:style-name="fr1" draw:name="Object69" text:anchor-type="as-char" svg:y="-0.152in" svg:width="0.9898in" svg:height="0.2008in" draw:z-index="39"><draw:object xlink:href="./Object 69" xlink:type="simple" xlink:show="embed" xlink:actuate="onLoad"/><draw:image xlink:href="./ObjectReplacements/Object 69" xlink:type="simple" xlink:show="embed" xlink:actuate="onLoad"/><svg:desc>formula</svg:desc></draw:frame></text:span><text:span text:style-name="T3">: Givens Rotation</text:span></text:p>
      <text:p text:style-name="P16"/>
      <text:p text:style-name="P16"><draw:frame draw:style-name="fr1" draw:name="Object70" text:anchor-type="as-char" svg:y="-0.1484in" svg:width="0.4646in" svg:height="0.2098in" draw:z-index="40"><draw:object xlink:href="./Object 70" xlink:type="simple" xlink:show="embed" xlink:actuate="onLoad"/><draw:image xlink:href="./ObjectReplacements/Object 70" xlink:type="simple" xlink:show="embed" xlink:actuate="onLoad"/><svg:desc>formula</svg:desc></draw:frame>;<draw:frame draw:style-name="fr1" draw:name="Object71" text:anchor-type="as-char" svg:y="-0.1484in" svg:width="0.5874in" svg:height="0.2098in" draw:z-index="41"><draw:object xlink:href="./Object 71" xlink:type="simple" xlink:show="embed" xlink:actuate="onLoad"/><draw:image xlink:href="./ObjectReplacements/Object 71" xlink:type="simple" xlink:show="embed" xlink:actuate="onLoad"/><svg:desc>formula</svg:desc></draw:frame>;<draw:frame draw:style-name="fr1" draw:name="Object72" text:anchor-type="as-char" svg:y="-0.1484in" svg:width="0.7898in" svg:height="0.2098in" draw:z-index="42"><draw:object xlink:href="./Object 72" xlink:type="simple" xlink:show="embed" xlink:actuate="onLoad"/><draw:image xlink:href="./ObjectReplacements/Object 72" xlink:type="simple" xlink:show="embed" xlink:actuate="onLoad"/><svg:desc>formula</svg:desc></draw:frame>; <draw:frame draw:style-name="fr1" draw:name="Object73" text:anchor-type="as-char" svg:y="-0.1484in" svg:width="1.2654in" svg:height="0.2098in" draw:z-index="52"><draw:object xlink:href="./Object 73" xlink:type="simple" xlink:show="embed" xlink:actuate="onLoad"/><draw:image xlink:href="./ObjectReplacements/Object 73" xlink:type="simple" xlink:show="embed" xlink:actuate="onLoad"/><svg:desc>formula</svg:desc></draw:frame></text:p>
      <text:p text:style-name="P16"/>
      <text:p text:style-name="P14"><draw:frame draw:style-name="fr1" draw:name="Object74" text:anchor-type="as-char" svg:y="-0.172in" svg:width="1.6063in" svg:height="0.2083in" draw:z-index="53"><draw:object xlink:href="./Object 74" xlink:type="simple" xlink:show="embed" xlink:actuate="onLoad"/><draw:image xlink:href="./ObjectReplacements/Object 74" xlink:type="simple" xlink:show="embed" xlink:actuate="onLoad"/><svg:desc>formula</svg:desc></draw:frame></text:p>
      <text:p text:style-name="P14"/>
      <text:p text:style-name="P14">=&gt;</text:p>
      <text:p text:style-name="P14"/>
      <text:p text:style-name="P14"><draw:frame draw:style-name="fr1" draw:name="Object75" text:anchor-type="as-char" svg:y="-0.172in" svg:width="0.7457in" svg:height="0.2083in" draw:z-index="54"><draw:object xlink:href="./Object 75" xlink:type="simple" xlink:show="embed" xlink:actuate="onLoad"/><draw:image xlink:href="./ObjectReplacements/Object 75" xlink:type="simple" xlink:show="embed" xlink:actuate="onLoad"/><svg:desc>formula</svg:desc></draw:frame></text:p>
      <text:p text:style-name="P14"/>
      <text:p text:style-name="P14"><draw:frame draw:style-name="fr1" draw:name="Object76" text:anchor-type="as-char" svg:y="-0.1484in" svg:width="0.652in" svg:height="0.1846in" draw:z-index="55"><draw:object xlink:href="./Object 76" xlink:type="simple" xlink:show="embed" xlink:actuate="onLoad"/><draw:image xlink:href="./ObjectReplacements/Object 76" xlink:type="simple" xlink:show="embed" xlink:actuate="onLoad"/><svg:desc>formula</svg:desc></draw:frame></text:p>
      <text:p text:style-name="P14"/>
      <text:p text:style-name="P14"><draw:frame draw:style-name="fr1" draw:name="Object77" text:anchor-type="as-char" svg:y="-0.2807in" svg:width="0.9917in" svg:height="0.4484in" draw:z-index="56"><draw:object xlink:href="./Object 77" xlink:type="simple" xlink:show="embed" xlink:actuate="onLoad"/><draw:image xlink:href="./ObjectReplacements/Object 77" xlink:type="simple" xlink:show="embed" xlink:actuate="onLoad"/><svg:desc>formula</svg:desc></draw:frame></text:p>
      <text:p text:style-name="P14"/>
      <text:p text:style-name="P14"><draw:frame draw:style-name="fr1" draw:name="Object78" text:anchor-type="as-char" svg:y="-0.2807in" svg:width="2.7764in" svg:height="0.4484in" draw:z-index="57"><draw:object xlink:href="./Object 78" xlink:type="simple" xlink:show="embed" xlink:actuate="onLoad"/><draw:image xlink:href="./ObjectReplacements/Object 78" xlink:type="simple" xlink:show="embed" xlink:actuate="onLoad"/><svg:desc>formula</svg:desc></draw:frame></text:p>
      <text:p text:style-name="P14"/>
      <text:p text:style-name="P14"><draw:frame draw:style-name="fr1" draw:name="Object79" text:anchor-type="as-char" svg:y="-0.2807in" svg:width="2.6862in" svg:height="0.4484in" draw:z-index="58"><draw:object xlink:href="./Object 79" xlink:type="simple" xlink:show="embed" xlink:actuate="onLoad"/><draw:image xlink:href="./ObjectReplacements/Object 79" xlink:type="simple" xlink:show="embed" xlink:actuate="onLoad"/><svg:desc>formula</svg:desc></draw:frame></text:p>
      <text:p text:style-name="P14"/>
      <text:p text:style-name="P14"><draw:frame draw:style-name="fr1" draw:name="Object80" text:anchor-type="as-char" svg:y="-0.172in" svg:width="0.8744in" svg:height="0.2083in" draw:z-index="59"><draw:object xlink:href="./Object 80" xlink:type="simple" xlink:show="embed" xlink:actuate="onLoad"/><draw:image xlink:href="./ObjectReplacements/Object 80" xlink:type="simple" xlink:show="embed" xlink:actuate="onLoad"/><svg:desc>formula</svg:desc></draw:frame>:</text:p>
      <text:p text:style-name="P14"/>
      <text:p text:style-name="P14"><draw:frame draw:style-name="fr1" draw:name="Object81" text:anchor-type="as-char" svg:y="-0.172in" svg:width="1.1043in" svg:height="0.2335in" draw:z-index="60"><draw:object xlink:href="./Object 81" xlink:type="simple" xlink:show="embed" xlink:actuate="onLoad"/><draw:image xlink:href="./ObjectReplacements/Object 81" xlink:type="simple" xlink:show="embed" xlink:actuate="onLoad"/><svg:desc>formula</svg:desc></draw:frame></text:p>
      <text:p text:style-name="P14"/>
      <text:p text:style-name="P14"><draw:frame draw:style-name="fr1" draw:name="Object82" text:anchor-type="as-char" svg:y="-0.172in" svg:width="1.0693in" svg:height="0.2335in" draw:z-index="61"><draw:object xlink:href="./Object 82" xlink:type="simple" xlink:show="embed" xlink:actuate="onLoad"/><draw:image xlink:href="./ObjectReplacements/Object 82" xlink:type="simple" xlink:show="embed" xlink:actuate="onLoad"/><svg:desc>formula</svg:desc></draw:frame></text:p>
      <text:p text:style-name="P14"/>
      <text:p text:style-name="P14"><draw:frame draw:style-name="fr1" draw:name="Object83" text:anchor-type="as-char" svg:y="-0.2693in" svg:width="3.1728in" svg:height="0.4665in" draw:z-index="62"><draw:object xlink:href="./Object 83" xlink:type="simple" xlink:show="embed" xlink:actuate="onLoad"/><draw:image xlink:href="./ObjectReplacements/Object 83" xlink:type="simple" xlink:show="embed" xlink:actuate="onLoad"/><svg:desc>formula</svg:desc></draw:frame></text:p>
      <text:p text:style-name="P14"/>
      <text:p text:style-name="P15">A → upper triangular</text:p>
      <text:p text:style-name="P15"/>
      <text:p text:style-name="P21"><text:span text:style-name="T8">f</text:span>or<text:span text:style-name="T8">(l</text:span> = <text:span text:style-name="T135">0</text:span>; <text:span text:style-name="T135">l</text:span> &lt; n; <text:span text:style-name="T135">l++)</text:span></text:p>
      <text:p text:style-name="P21"><text:span text:style-name="T8"><text:tab/>f</text:span>or<text:span text:style-name="T8">(k</text:span> = <text:span text:style-name="T135">l + 1</text:span>; <text:span text:style-name="T135">k</text:span> &lt; <text:span text:style-name="T8">n</text:span>; <text:span text:style-name="T135">k++)</text:span></text:p>
      <text:p text:style-name="P21"><text:tab/><text:tab/><text:span text:style-name="T8">zero </text:span><text:span text:style-name="T8"><draw:frame draw:style-name="fr1" draw:name="Object84" text:anchor-type="as-char" svg:y="-0.1484in" svg:width="0.298in" svg:height="0.2098in" draw:z-index="63"><draw:object xlink:href="./Object 84" xlink:type="simple" xlink:show="embed" xlink:actuate="onLoad"/><draw:image xlink:href="./ObjectReplacements/Object 84" xlink:type="simple" xlink:show="embed" xlink:actuate="onLoad"/><svg:desc>formula</svg:desc></draw:frame></text:span></text:p>
      <text:p text:style-name="P21"/>
      <text:p text:style-name="P15">A → lower triangular</text:p>
      <text:p text:style-name="P15"/>
      <text:p text:style-name="P21"><text:span text:style-name="T8">f</text:span>or<text:span text:style-name="T8">(l</text:span> = <text:span text:style-name="T135">n - 1</text:span>; <text:span text:style-name="T135">l</text:span> <text:span text:style-name="T135">&gt;=</text:span> <text:span text:style-name="T135">0</text:span>; <text:span text:style-name="T135">l--)</text:span></text:p>
      <text:p text:style-name="P21"><text:span text:style-name="T8"><text:tab/>f</text:span>or<text:span text:style-name="T8">(k</text:span> = <text:span text:style-name="T135">l - 1</text:span>; <text:span text:style-name="T135">k</text:span> <text:span text:style-name="T135">&gt; 0</text:span>; <text:span text:style-name="T135">k--)</text:span></text:p>
      <text:p text:style-name="P21"><text:tab/><text:tab/><text:span text:style-name="T8">zero </text:span><text:span text:style-name="T8"><draw:frame draw:style-name="fr1" draw:name="Object85" text:anchor-type="as-char" svg:y="-0.1484in" svg:width="0.298in" svg:height="0.2098in" draw:z-index="64"><draw:object xlink:href="./Object 85" xlink:type="simple" xlink:show="embed" xlink:actuate="onLoad"/><draw:image xlink:href="./ObjectReplacements/Object 85" xlink:type="simple" xlink:show="embed" xlink:actuate="onLoad"/><svg:desc>formula</svg:desc></draw:frame></text:span></text:p>
      <text:p text:style-name="P22"/>
      <text:p text:style-name="P98">QR Cycle</text:p>
      <text:p text:style-name="Text_20_body">Principle Idea: <text:span text:style-name="T90">QR-Decomposition: A = QR <text:s/>(R = upper triangular).</text:span></text:p>
      <text:p text:style-name="P96"><text:span text:style-name="T91">QR Cycle: </text:span>A’ := R<text:span text:style-name="T91">Q =</text:span> <text:s/>Q<text:span text:style-name="T10">T</text:span><text:span text:style-name="T25">AQ</text:span></text:p>
      <text:p text:style-name="P128"><text:span text:style-name="T25">R</text:span><text:span text:style-name="T24">epeated cycles let A’ to converge to diagonal if sufficient gap between different eigenvalues.</text:span></text:p>
      <text:p text:style-name="P123"><text:span text:style-name="T35">From A being </text:span><text:span text:style-name="T24">symmetric </text:span><text:span text:style-name="T33">and</text:span><text:span text:style-name="T24"> tridiagonal </text:span><text:span text:style-name="T35">follows …</text:span></text:p>
      <text:p text:style-name="P123"><text:span text:style-name="T35">1. </text:span><text:span text:style-name="T24">Q has upper Hessenberg form.<text:line-break/></text:span><text:span text:style-name="T44">(</text:span><text:span text:style-name="T45">E</text:span><text:span text:style-name="T44">asily verifiable </text:span><text:span text:style-name="T45">by spelling out the product</text:span><text:span text:style-name="T44">)</text:span></text:p>
      <text:p text:style-name="P123"><text:span text:style-name="T35">2. <text:s/></text:span><text:span text:style-name="T26">A’ </text:span><text:span text:style-name="T24">has upper Hessenberg form. <text:line-break/></text:span><text:span text:style-name="T44">(</text:span><text:span text:style-name="T45">Because </text:span><text:span text:style-name="T47">A’ </text:span><text:span text:style-name="T45">= </text:span><text:span text:style-name="T50">R</text:span><text:span text:style-name="T49">Q </text:span><text:span text:style-name="T51">is </text:span><text:span text:style-name="T45">the </text:span><text:span text:style-name="T44">product of upper triangle. &amp; upper Hessenberg → upper Hessenberg).</text:span><text:span text:style-name="T80"> </text:span></text:p>
      <text:p text:style-name="P125"><text:span text:style-name="T23">3. </text:span><text:span text:style-name="T25">A’ </text:span><text:span text:style-name="T24">is</text:span><text:span text:style-name="T25"> symmetric</text:span><text:span text:style-name="T24">|<text:line-break/>(</text:span><text:span text:style-name="T44">Because</text:span><text:span text:style-name="T46"> </text:span><text:span text:style-name="T47">A’ </text:span><text:span text:style-name="T44">= </text:span><text:span text:style-name="T47">Q</text:span><text:span text:style-name="T21">T</text:span><text:span text:style-name="T48">AQ is </text:span><text:span text:style-name="T44">the</text:span><text:span text:style-name="T48"> orthogonal transformation of a symmetric matrix.</text:span><text:span text:style-name="T44">)</text:span></text:p>
      <text:p text:style-name="P123"><text:span text:style-name="T81">4. </text:span><text:span text:style-name="T82">A’ </text:span><text:span text:style-name="T83">is</text:span><text:span text:style-name="T82"> </text:span><text:span text:style-name="T83">tri-diagonal<text:line-break/>(</text:span><text:span text:style-name="T45">Because</text:span><text:span text:style-name="T46"> </text:span><text:span text:style-name="T47">A’ </text:span><text:span text:style-name="T45">= </text:span><text:span text:style-name="T47">Q</text:span><text:span text:style-name="T20">T</text:span><text:span text:style-name="T44">AQ is </text:span><text:span text:style-name="T45">the</text:span><text:span text:style-name="T44"> orthogonal transformation of a symmetric matrix.</text:span><text:span text:style-name="T45">)</text:span></text:p>
      <text:p text:style-name="P124"><text:span text:style-name="T80">5. Only the tri-diagonal elemets of Q contribute to A’<text:line-break/></text:span><text:span text:style-name="T48">(</text:span><text:span text:style-name="T44">E</text:span><text:span text:style-name="T48">asily verifiable </text:span><text:span text:style-name="T44">by spelling out the product and considering that A’ must turn out tri-diagonal</text:span><text:span text:style-name="T48">)</text:span></text:p>
      <text:p text:style-name="P126"><text:span text:style-name="T84">T</text:span><text:span text:style-name="T23">his means that A’ can be computed with O(n) complexity. O(n</text:span><text:span text:style-name="T9">2</text:span><text:span text:style-name="T23">) when also updating the rotation matrix.</text:span></text:p>
      <text:p text:style-name="P41"/>
      <text:p text:style-name="P41"/>
      <text:p text:style-name="P32"/>
      <text:p text:style-name="P32"/>
      <text:p text:style-name="P57"/>
      <text:p text:style-name="P138"><text:span text:style-name="T29">Successive</text:span><text:span text:style-name="T28"> </text:span><text:span text:style-name="T27">G</text:span><text:span text:style-name="T24">ivens </text:span><text:span text:style-name="T29">r</text:span><text:span text:style-name="T24">otations </text:span><text:span text:style-name="T24"><draw:frame draw:style-name="fr1" draw:name="Object55" text:anchor-type="as-char" svg:y="-0.1484in" svg:width="0.761in" svg:height="0.2098in" draw:z-index="65"><draw:object xlink:href="./Object 55" xlink:type="simple" xlink:show="embed" xlink:actuate="onLoad"/><draw:image xlink:href="./ObjectReplacements/Object 55" xlink:type="simple" xlink:show="embed" xlink:actuate="onLoad"/><svg:desc>formula</svg:desc></draw:frame></text:span><text:span text:style-name="T24">, </text:span><text:span text:style-name="T24"><draw:frame draw:style-name="fr1" draw:name="Object57" text:anchor-type="as-char" svg:y="-0.1201in" svg:width="0.1965in" svg:height="0.1811in" draw:z-index="66"><draw:object xlink:href="./Object 57" xlink:type="simple" xlink:show="embed" xlink:actuate="onLoad"/><draw:image xlink:href="./ObjectReplacements/Object 57" xlink:type="simple" xlink:show="embed" xlink:actuate="onLoad"/><svg:desc>formula</svg:desc></draw:frame></text:span><text:span text:style-name="T28">modifying </text:span><text:span text:style-name="T28"><draw:frame draw:style-name="fr1" draw:name="Object58" text:anchor-type="as-char" svg:y="-0.1484in" svg:width="0.3709in" svg:height="0.2098in" draw:z-index="67"><draw:object xlink:href="./Object 58" xlink:type="simple" xlink:show="embed" xlink:actuate="onLoad"/><draw:image xlink:href="./ObjectReplacements/Object 58" xlink:type="simple" xlink:show="embed" xlink:actuate="onLoad"/><svg:desc>formula</svg:desc></draw:frame></text:span><text:span text:style-name="T28">and</text:span><text:span text:style-name="T28"><draw:frame draw:style-name="fr1" draw:name="Object59" text:anchor-type="as-char" svg:y="-0.1484in" svg:width="0.489in" svg:height="0.2098in" draw:z-index="68"><draw:object xlink:href="./Object 59" xlink:type="simple" xlink:show="embed" xlink:actuate="onLoad"/><draw:image xlink:href="./ObjectReplacements/Object 59" xlink:type="simple" xlink:show="embed" xlink:actuate="onLoad"/><svg:desc>formula</svg:desc></draw:frame></text:span><text:span text:style-name="T29">in ascending order such that</text:span><text:span text:style-name="T29"><draw:frame draw:style-name="fr1" draw:name="Object47" text:anchor-type="as-char" svg:y="-0.1484in" svg:width="0.6083in" svg:height="0.2098in" draw:z-index="69"><draw:object xlink:href="./Object 47" xlink:type="simple" xlink:show="embed" xlink:actuate="onLoad"/><draw:image xlink:href="./ObjectReplacements/Object 47" xlink:type="simple" xlink:show="embed" xlink:actuate="onLoad"/><svg:desc>formula</svg:desc></draw:frame></text:span><text:span text:style-name="T29">. I</text:span><text:span text:style-name="T30">n the following notation we use </text:span><text:span text:style-name="T36">index </text:span><text:span text:style-name="T43">h,</text:span><text:span text:style-name="T32"> </text:span><text:span text:style-name="T41">i, j, k,</text:span><text:span text:style-name="T42">l</text:span><text:span text:style-name="T30"> with </text:span><text:span text:style-name="T36">the relationship </text:span><text:span text:style-name="T25"><draw:frame draw:style-name="fr1" draw:name="Object41" text:anchor-type="as-char" svg:y="-0.1484in" svg:width="1.3945in" svg:height="0.1846in" draw:z-index="70"><draw:object xlink:href="./Object 41" xlink:type="simple" xlink:show="embed" xlink:actuate="onLoad"/><draw:image xlink:href="./ObjectReplacements/Object 41" xlink:type="simple" xlink:show="embed" xlink:actuate="onLoad"/><svg:desc>formula</svg:desc></draw:frame></text:span><text:span text:style-name="T25">.</text:span></text:p>
      <text:p text:style-name="P56"><text:span text:style-name="T93">Matrix </text:span>R</text:p>
      <table:table table:name="Table1" table:style-name="Table1">
        <table:table-column table:style-name="Table1.A" table:number-columns-repeated="4"/>
        <table:table-row>
          <table:table-cell table:style-name="Table1.A1" office:value-type="string">
            <text:p text:style-name="P137"><draw:frame draw:style-name="fr1" draw:name="Object12" text:anchor-type="as-char" svg:y="-0.1484in" svg:width="0.8717in" svg:height="0.2098in" draw:z-index="30"><draw:object xlink:href="./Object 12" xlink:type="simple" xlink:show="embed" xlink:actuate="onLoad"/><draw:image xlink:href="./ObjectReplacements/Object 12" xlink:type="simple" xlink:show="embed" xlink:actuate="onLoad"/></draw:frame></text:p>
          </table:table-cell>
          <table:table-cell table:style-name="Table1.B1" office:value-type="string">
            <text:p text:style-name="Table_20_Contents"><draw:frame draw:style-name="fr1" draw:name="Object27" text:anchor-type="as-char" svg:y="-0.1484in" svg:width="0.8654in" svg:height="0.2098in" draw:z-index="31"><draw:object xlink:href="./Object 27" xlink:type="simple" xlink:show="embed" xlink:actuate="onLoad"/><draw:image xlink:href="./ObjectReplacements/Object 27" xlink:type="simple" xlink:show="embed" xlink:actuate="onLoad"/><svg:desc>formula</svg:desc></draw:frame></text:p>
          </table:table-cell>
          <table:table-cell table:style-name="Table1.B1" office:value-type="string">
            <text:p text:style-name="Table_20_Contents"><draw:frame draw:style-name="fr1" draw:name="Object56" text:anchor-type="as-char" svg:y="-0.1484in" svg:width="0.411in" svg:height="0.2098in" draw:z-index="83"><draw:object xlink:href="./Object 56" xlink:type="simple" xlink:show="embed" xlink:actuate="onLoad"/><draw:image xlink:href="./ObjectReplacements/Object 56" xlink:type="simple" xlink:show="embed" xlink:actuate="onLoad"/><svg:desc>formula</svg:desc></draw:frame></text:p>
          </table:table-cell>
          <table:table-cell table:style-name="Table1.D1" office:value-type="string">
            <text:p text:style-name="P145">0</text:p>
          </table:table-cell>
        </table:table-row>
        <table:table-row>
          <table:table-cell table:style-name="Table1.A2" office:value-type="string">
            <text:p text:style-name="P140">0</text:p>
          </table:table-cell>
          <table:table-cell table:style-name="Table1.B2" office:value-type="string">
            <text:p text:style-name="Table_20_Contents"><draw:frame draw:style-name="fr1" draw:name="Object35" text:anchor-type="as-char" svg:y="-0.152in" svg:width="1.6008in" svg:height="0.2134in" draw:z-index="32"><draw:object xlink:href="./Object 35" xlink:type="simple" xlink:show="embed" xlink:actuate="onLoad"/><draw:image xlink:href="./ObjectReplacements/Object 35" xlink:type="simple" xlink:show="embed" xlink:actuate="onLoad"/><svg:desc>formula</svg:desc></draw:frame></text:p>
          </table:table-cell>
          <table:table-cell table:style-name="Table1.C2" office:value-type="string">
            <text:p text:style-name="Table_20_Contents"><draw:frame draw:style-name="fr1" draw:name="Object29" text:anchor-type="as-char" svg:y="-0.1484in" svg:width="1.0161in" svg:height="0.2098in" draw:z-index="33"><draw:object xlink:href="./Object 28" xlink:type="simple" xlink:show="embed" xlink:actuate="onLoad"/><draw:image xlink:href="./ObjectReplacements/Object 28" xlink:type="simple" xlink:show="embed" xlink:actuate="onLoad"/><svg:desc>formula</svg:desc></draw:frame></text:p>
          </table:table-cell>
          <table:table-cell table:style-name="Table1.D2" office:value-type="string">
            <text:p text:style-name="Table_20_Contents"><draw:frame draw:style-name="fr1" draw:name="Object13" text:anchor-type="as-char" svg:y="-0.1484in" svg:width="0.4102in" svg:height="0.2098in" draw:z-index="84"><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3" office:value-type="string">
            <text:p text:style-name="P139">0</text:p>
          </table:table-cell>
          <table:table-cell table:style-name="Table1.B3" office:value-type="string">
            <text:p text:style-name="P142">0</text:p>
          </table:table-cell>
          <table:table-cell table:style-name="Table1.B2" office:value-type="string">
            <text:p text:style-name="Table_20_Contents"><draw:frame draw:style-name="fr1" draw:name="Object36" text:anchor-type="as-char" svg:y="-0.152in" svg:width="1.7535in" svg:height="0.2134in" draw:z-index="34"><draw:object xlink:href="./Object 36" xlink:type="simple" xlink:show="embed" xlink:actuate="onLoad"/><draw:image xlink:href="./ObjectReplacements/Object 36" xlink:type="simple" xlink:show="embed" xlink:actuate="onLoad"/><svg:desc>formula</svg:desc></draw:frame></text:p>
          </table:table-cell>
          <table:table-cell table:style-name="Table1.D2" office:value-type="string">
            <text:p text:style-name="Table_20_Contents"><draw:frame draw:style-name="fr1" draw:name="Object34" text:anchor-type="as-char" svg:y="-0.1484in" svg:width="1.0165in" svg:height="0.2098in" draw:z-index="35"><draw:object xlink:href="./Object 34" xlink:type="simple" xlink:show="embed" xlink:actuate="onLoad"/><draw:image xlink:href="./ObjectReplacements/Object 34" xlink:type="simple" xlink:show="embed" xlink:actuate="onLoad"/><svg:desc>formula</svg:desc></draw:frame></text:p>
          </table:table-cell>
        </table:table-row>
        <table:table-row>
          <table:table-cell table:style-name="Table1.A4" office:value-type="string">
            <text:p text:style-name="P139">0</text:p>
          </table:table-cell>
          <table:table-cell table:style-name="Table1.B4" office:value-type="string">
            <text:p text:style-name="P139">0</text:p>
          </table:table-cell>
          <table:table-cell table:style-name="Table1.C4" office:value-type="string">
            <text:p text:style-name="P142">0</text:p>
          </table:table-cell>
          <table:table-cell table:style-name="Table1.D4" office:value-type="string">
            <text:p text:style-name="Table_20_Contents"><draw:frame draw:style-name="fr1" draw:name="Object37" text:anchor-type="as-char" svg:y="-0.152in" svg:width="1.7583in" svg:height="0.2134in" draw:z-index="37"><draw:object xlink:href="./Object 37" xlink:type="simple" xlink:show="embed" xlink:actuate="onLoad"/><draw:image xlink:href="./ObjectReplacements/Object 37" xlink:type="simple" xlink:show="embed" xlink:actuate="onLoad"/><svg:desc>formula</svg:desc></draw:frame></text:p>
          </table:table-cell>
        </table:table-row>
      </table:table>
      <text:p text:style-name="P28"/>
      <text:p text:style-name="P31">Generally:</text:p>
      <text:p text:style-name="P33"><draw:frame draw:style-name="fr1" draw:name="Object68" text:anchor-type="as-char" svg:y="-0.1484in" svg:width="0.4063in" svg:height="0.2098in" draw:z-index="71"><draw:object xlink:href="./Object 68" xlink:type="simple" xlink:show="embed" xlink:actuate="onLoad"/><draw:image xlink:href="./ObjectReplacements/Object 68" xlink:type="simple" xlink:show="embed" xlink:actuate="onLoad"/></draw:frame><text:span text:style-name="T153">solve</text:span><draw:frame draw:style-name="fr1" draw:name="Object86" text:anchor-type="as-char" svg:y="-0.152in" svg:width="1.6583in" svg:height="0.2134in" draw:z-index="72"><draw:object xlink:href="./Object 86" xlink:type="simple" xlink:show="embed" xlink:actuate="onLoad"/><draw:image xlink:href="./ObjectReplacements/Object 86" xlink:type="simple" xlink:show="embed" xlink:actuate="onLoad"/><svg:desc>formula</svg:desc></draw:frame><text:span text:style-name="T153">| </text:span><text:span text:style-name="T153"><draw:frame draw:style-name="fr1" draw:name="Object87" text:anchor-type="as-char" svg:y="-0.172in" svg:width="0.6752in" svg:height="0.2335in" draw:z-index="73"><draw:object xlink:href="./Object 87" xlink:type="simple" xlink:show="embed" xlink:actuate="onLoad"/><draw:image xlink:href="./ObjectReplacements/Object 87" xlink:type="simple" xlink:show="embed" xlink:actuate="onLoad"/><svg:desc>formula</svg:desc></draw:frame></text:span></text:p>
      <text:p text:style-name="P29"><text:span text:style-name="T92"><draw:frame draw:style-name="fr1" draw:name="Object38" text:anchor-type="as-char" svg:y="-0.152in" svg:width="1.9165in" svg:height="0.2134in" draw:z-index="74"><draw:object xlink:href="./Object 38" xlink:type="simple" xlink:show="embed" xlink:actuate="onLoad"/><draw:image xlink:href="./ObjectReplacements/Object 38" xlink:type="simple" xlink:show="embed" xlink:actuate="onLoad"/><svg:desc>formula</svg:desc></draw:frame></text:span><text:span text:style-name="T92"><draw:frame draw:style-name="fr1" draw:name="Object24" text:anchor-type="as-char" svg:y="-0.1484in" svg:width="1.2839in" svg:height="0.2098in" draw:z-index="75"><draw:object xlink:href="./Object 24" xlink:type="simple" xlink:show="embed" xlink:actuate="onLoad"/><draw:image xlink:href="./ObjectReplacements/Object 24" xlink:type="simple" xlink:show="embed" xlink:actuate="onLoad"/><svg:desc>formula</svg:desc></draw:frame></text:span><draw:frame draw:style-name="fr1" draw:name="Object42" text:anchor-type="as-char" svg:y="-0.1484in" svg:width="0.6701in" svg:height="0.2098in" draw:z-index="76"><draw:object xlink:href="./Object 42" xlink:type="simple" xlink:show="embed" xlink:actuate="onLoad"/><draw:image xlink:href="./ObjectReplacements/Object 42" xlink:type="simple" xlink:show="embed" xlink:actuate="onLoad"/><svg:desc>formula</svg:desc></draw:frame></text:p>
      <text:p text:style-name="P30">with <draw:frame draw:style-name="fr1" draw:name="Object63" text:anchor-type="as-char" svg:y="-0.1484in" svg:width="0.4307in" svg:height="0.2098in" draw:z-index="77"><draw:object xlink:href="./Object 63" xlink:type="simple" xlink:show="embed" xlink:actuate="onLoad"/><draw:image xlink:href="./ObjectReplacements/Object 63" xlink:type="simple" xlink:show="embed" xlink:actuate="onLoad"/><svg:desc>formula</svg:desc></draw:frame>, <draw:frame draw:style-name="fr1" draw:name="Object64" text:anchor-type="as-char" svg:y="-0.1484in" svg:width="0.4256in" svg:height="0.2098in" draw:z-index="78"><draw:object xlink:href="./Object 64" xlink:type="simple" xlink:show="embed" xlink:actuate="onLoad"/><draw:image xlink:href="./ObjectReplacements/Object 64" xlink:type="simple" xlink:show="embed" xlink:actuate="onLoad"/><svg:desc>formula</svg:desc></draw:frame>for j out of range {0, …, n-<text:span text:style-name="T95">2</text:span>}</text:p>
      <text:p text:style-name="P114"><text:span text:style-name="T31">Matrix <text:s/></text:span><text:span text:style-name="T24">Q</text:span><text:span text:style-name="T10">T</text:span></text:p>
      <table:table table:name="Table2" table:style-name="Table2">
        <table:table-column table:style-name="Table2.A" table:number-columns-repeated="4"/>
        <table:table-row>
          <table:table-cell table:style-name="Table2.A1" office:value-type="string">
            <text:p text:style-name="P144"><draw:frame draw:style-name="fr1" draw:name="Object43" text:anchor-type="as-char" svg:y="-0.1484in" svg:width="0.2154in" svg:height="0.2098in" draw:z-index="43"><draw:object xlink:href="./Object 43" xlink:type="simple" xlink:show="embed" xlink:actuate="onLoad"/><draw:image xlink:href="./ObjectReplacements/Object 43" xlink:type="simple" xlink:show="embed" xlink:actuate="onLoad"/><svg:desc>formula</svg:desc></draw:frame></text:p>
          </table:table-cell>
          <table:table-cell table:style-name="Table2.B1" office:value-type="string">
            <text:p text:style-name="P144"><draw:frame draw:style-name="fr1" draw:name="Object44" text:anchor-type="as-char" svg:y="-0.1484in" svg:width="0.2063in" svg:height="0.2098in" draw:z-index="44"><draw:object xlink:href="./Object 44" xlink:type="simple" xlink:show="embed" xlink:actuate="onLoad"/><draw:image xlink:href="./ObjectReplacements/Object 44" xlink:type="simple" xlink:show="embed" xlink:actuate="onLoad"/><svg:desc>formula</svg:desc></draw:frame></text:p>
          </table:table-cell>
          <table:table-cell table:style-name="Table2.C1" office:value-type="string">
            <text:p text:style-name="P144">0</text:p>
          </table:table-cell>
          <table:table-cell table:style-name="Table2.D1" office:value-type="string">
            <text:p text:style-name="P144">0</text:p>
          </table:table-cell>
        </table:table-row>
        <table:table-row>
          <table:table-cell table:style-name="Table2.A2" office:value-type="string">
            <text:p text:style-name="P141"><draw:frame draw:style-name="fr1" draw:name="Object45" text:anchor-type="as-char" svg:y="-0.1484in" svg:width="0.4874in" svg:height="0.2098in" draw:z-index="45"><draw:object xlink:href="./Object 45" xlink:type="simple" xlink:show="embed" xlink:actuate="onLoad"/><draw:image xlink:href="./ObjectReplacements/Object 45" xlink:type="simple" xlink:show="embed" xlink:actuate="onLoad"/><svg:desc>formula</svg:desc></draw:frame></text:p>
          </table:table-cell>
          <table:table-cell table:style-name="Table2.B2" office:value-type="string">
            <text:p text:style-name="P144"><draw:frame draw:style-name="fr1" draw:name="Object46" text:anchor-type="as-char" svg:y="-0.1484in" svg:width="0.3654in" svg:height="0.2098in" draw:z-index="46"><draw:object xlink:href="./Object 46" xlink:type="simple" xlink:show="embed" xlink:actuate="onLoad"/><draw:image xlink:href="./ObjectReplacements/Object 46" xlink:type="simple" xlink:show="embed" xlink:actuate="onLoad"/><svg:desc>formula</svg:desc></draw:frame></text:p>
          </table:table-cell>
          <table:table-cell table:style-name="Table2.A2" office:value-type="string">
            <text:p text:style-name="P144"><draw:frame draw:style-name="fr1" draw:name="Object48" text:anchor-type="as-char" svg:y="-0.1484in" svg:width="0.2035in" svg:height="0.2098in" draw:z-index="47"><draw:object xlink:href="./Object 48" xlink:type="simple" xlink:show="embed" xlink:actuate="onLoad"/><draw:image xlink:href="./ObjectReplacements/Object 48" xlink:type="simple" xlink:show="embed" xlink:actuate="onLoad"/><svg:desc>formula</svg:desc></draw:frame></text:p>
          </table:table-cell>
          <table:table-cell table:style-name="Table2.D2" office:value-type="string">
            <text:p text:style-name="P144">0</text:p>
          </table:table-cell>
        </table:table-row>
        <table:table-row>
          <table:table-cell table:style-name="Table2.A2" office:value-type="string">
            <text:p text:style-name="P4">not needed</text:p>
          </table:table-cell>
          <table:table-cell table:style-name="Table2.A2" office:value-type="string">
            <text:p text:style-name="P143"><draw:frame draw:style-name="fr1" draw:name="Object49" text:anchor-type="as-char" svg:y="-0.1484in" svg:width="0.6382in" svg:height="0.2098in" draw:z-index="48"><draw:object xlink:href="./Object 49" xlink:type="simple" xlink:show="embed" xlink:actuate="onLoad"/><draw:image xlink:href="./ObjectReplacements/Object 49" xlink:type="simple" xlink:show="embed" xlink:actuate="onLoad"/><svg:desc>formula</svg:desc></draw:frame></text:p>
          </table:table-cell>
          <table:table-cell table:style-name="Table2.B2" office:value-type="string">
            <text:p text:style-name="P144"><draw:frame draw:style-name="fr1" draw:name="Object50" text:anchor-type="as-char" svg:y="-0.1484in" svg:width="0.3634in" svg:height="0.2098in" draw:z-index="49"><draw:object xlink:href="./Object 50" xlink:type="simple" xlink:show="embed" xlink:actuate="onLoad"/><draw:image xlink:href="./ObjectReplacements/Object 50" xlink:type="simple" xlink:show="embed" xlink:actuate="onLoad"/><svg:desc>formula</svg:desc></draw:frame></text:p>
          </table:table-cell>
          <table:table-cell table:style-name="Table2.D3" office:value-type="string">
            <text:p text:style-name="P144"><draw:frame draw:style-name="fr1" draw:name="Object51" text:anchor-type="as-char" svg:y="-0.1484in" svg:width="0.2043in" svg:height="0.2098in" draw:z-index="50"><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2.A2" office:value-type="string">
            <text:p text:style-name="P4">not needed</text:p>
          </table:table-cell>
          <table:table-cell table:style-name="Table2.A2" office:value-type="string">
            <text:p text:style-name="P4">not needed</text:p>
          </table:table-cell>
          <table:table-cell table:style-name="Table2.A2" office:value-type="string">
            <text:p text:style-name="P143"><draw:frame draw:style-name="fr1" draw:name="Object53" text:anchor-type="as-char" svg:y="-0.1484in" svg:width="0.6366in" svg:height="0.2098in" draw:z-index="85"><draw:object xlink:href="./Object 53" xlink:type="simple" xlink:show="embed" xlink:actuate="onLoad"/><draw:image xlink:href="./ObjectReplacements/Object 53" xlink:type="simple" xlink:show="embed" xlink:actuate="onLoad"/><svg:desc>formula</svg:desc></draw:frame></text:p>
          </table:table-cell>
          <table:table-cell table:style-name="Table2.D4" office:value-type="string">
            <text:p text:style-name="P144"><draw:frame draw:style-name="fr1" draw:name="Object52" text:anchor-type="as-char" svg:y="-0.1484in" svg:width="0.3646in" svg:height="0.2098in" draw:z-index="51"><draw:object xlink:href="./Object 52" xlink:type="simple" xlink:show="embed" xlink:actuate="onLoad"/><draw:image xlink:href="./ObjectReplacements/Object 52" xlink:type="simple" xlink:show="embed" xlink:actuate="onLoad"/><svg:desc>formula</svg:desc></draw:frame></text:p>
          </table:table-cell>
        </table:table-row>
      </table:table>
      <text:p text:style-name="P27"/>
      <text:p text:style-name="P28"><text:span text:style-name="T92">Generally: </text:span><draw:frame draw:style-name="fr1" draw:name="Object54" text:anchor-type="as-char" svg:y="-0.1484in" svg:width="0.6425in" svg:height="0.2098in" draw:z-index="79"><draw:object xlink:href="./Object 54" xlink:type="simple" xlink:show="embed" xlink:actuate="onLoad"/><draw:image xlink:href="./ObjectReplacements/Object 54" xlink:type="simple" xlink:show="embed" xlink:actuate="onLoad"/><svg:desc>formula</svg:desc></draw:frame>,<draw:frame draw:style-name="fr1" draw:name="Object60" text:anchor-type="as-char" svg:y="-0.172in" svg:width="0.5228in" svg:height="0.2335in" draw:z-index="80"><draw:object xlink:href="./Object 60" xlink:type="simple" xlink:show="embed" xlink:actuate="onLoad"/><draw:image xlink:href="./ObjectReplacements/Object 60" xlink:type="simple" xlink:show="embed" xlink:actuate="onLoad"/><svg:desc>formula</svg:desc></draw:frame>,<draw:frame draw:style-name="fr1" draw:name="Object61" text:anchor-type="as-char" svg:y="-0.172in" svg:width="0.9102in" svg:height="0.2335in" draw:z-index="81"><draw:object xlink:href="./Object 61" xlink:type="simple" xlink:show="embed" xlink:actuate="onLoad"/><draw:image xlink:href="./ObjectReplacements/Object 61" xlink:type="simple" xlink:show="embed" xlink:actuate="onLoad"/><svg:desc>formula</svg:desc></draw:frame></text:p>
      <text:p text:style-name="P115"><text:span text:style-name="T93">Matrix A’ </text:span>= RQ</text:p>
      <text:p text:style-name="P89"><text:span text:style-name="T155"><draw:frame draw:style-name="fr1" draw:name="Object88" text:anchor-type="as-char" svg:y="-0.172in" svg:width="2.2437in" svg:height="0.2335in" draw:z-index="82"><draw:object xlink:href="./Object 88" xlink:type="simple" xlink:show="embed" xlink:actuate="onLoad"/><draw:image xlink:href="./ObjectReplacements/Object 88" xlink:type="simple" xlink:show="embed" xlink:actuate="onLoad"/><svg:desc>formula</svg:desc></draw:frame></text:span><text:span text:style-name="T155"><text:tab/><text:tab/><text:tab/><text:tab/><text:tab/></text:span><text:span text:style-name="T156">(1)</text:span></text:p>
      <text:p text:style-name="P25"/>
      <text:p text:style-name="P25"><draw:frame draw:style-name="fr1" draw:name="Object89" text:anchor-type="as-char" svg:y="-0.172in" svg:width="3.5528in" svg:height="0.2335in" draw:z-index="86"><draw:object xlink:href="./Object 89" xlink:type="simple" xlink:show="embed" xlink:actuate="onLoad"/><draw:image xlink:href="./ObjectReplacements/Object 89" xlink:type="simple" xlink:show="embed" xlink:actuate="onLoad"/><svg:desc>formula</svg:desc></draw:frame><text:tab/><text:span text:style-name="T154">(2)</text:span></text:p>
      <text:p text:style-name="P24"/>
      <text:p text:style-name="P86">This operation can be implemented <text:span text:style-name="T136">in-place</text:span>. (No extra heap memory needed)</text:p>
      <text:p text:style-name="P99">Above equations are sufficient to implement QR (including explicit shift).</text:p>
      <text:p text:style-name="P86"/>
      <text:p text:style-name="P90"/>
      <text:p text:style-name="P147">Shifting</text:p>
      <text:p text:style-name="P122">Alternative QR Cycle: </text:p>
      <text:p text:style-name="P95">A’ = Q<text:span text:style-name="T10">T</text:span><text:span text:style-name="T25">AQ </text:span><text:span text:style-name="T34">= <text:s/></text:span><text:span text:style-name="T24">Q</text:span><text:span text:style-name="T10">T</text:span><text:span text:style-name="T34">(</text:span><text:span text:style-name="T25">A – </text:span><text:span text:style-name="T57">λ</text:span><text:span text:style-name="T34">I )</text:span><text:span text:style-name="T25">Q </text:span><text:span text:style-name="T34">+</text:span><text:span text:style-name="T25"> </text:span><text:span text:style-name="T57">λ</text:span><text:span text:style-name="T34">I</text:span></text:p>
      <text:p text:style-name="P122"><text:span text:style-name="T24">Q is </text:span><text:span text:style-name="T56">chosen such that </text:span><text:span text:style-name="T58">Q</text:span><text:span text:style-name="T17">T</text:span><text:span text:style-name="T56">(</text:span><text:span text:style-name="T59">A – </text:span><text:span text:style-name="T56">λI ) is upper-triangular.</text:span></text:p>
      <text:p text:style-name="P122"><text:span text:style-name="T24">→ Convergence can be accelerated by strategically selecting </text:span><text:span text:style-name="T56">λ for each iteration.</text:span></text:p>
      <text:p text:style-name="P58">Method <text:span text:style-name="T157">(explicit shifting)</text:span>: </text:p>
      <text:p text:style-name="P35">- <text:span text:style-name="T132">Get eigenvalues of </text:span>2x2 sub-matrix of the last two columns and rows.</text:p>
      <text:p text:style-name="P36">- Set <text:span text:style-name="T115">λ</text:span> to eigenvalue closer to the last diagonal element.</text:p>
      <text:p text:style-name="P37">- <text:span text:style-name="T158">Subtract </text:span><text:span text:style-name="T115">λ</text:span> <text:span text:style-name="T158">from diagonal elements of A.</text:span></text:p>
      <text:p text:style-name="P37">- <text:span text:style-name="T158">Compute A’</text:span></text:p>
      <text:p text:style-name="P37">- <text:span text:style-name="T158">Add </text:span><text:span text:style-name="T115">λ</text:span> <text:span text:style-name="T158">to diagonal elements of A’.</text:span></text:p>
      <text:p text:style-name="P37">- Iterate until <text:span text:style-name="T132">convergence</text:span><text:line-break/>→<text:span text:style-name="T133"> Test convergence by comparing last off-diag to last diag element.</text:span><text:line-break/>→<text:span text:style-name="T132"> Typically converges in 2...3 cycles. (A safety limit of 100 should be ample)</text:span></text:p>
      <text:p text:style-name="P35">- Deflate matrix (from bottom) and repeat.</text:p>
      <text:p text:style-name="P118"/>
      <text:p text:style-name="P119"><text:span text:style-name="T178">Isolated</text:span> shifting</text:p>
      <text:p text:style-name="P132">Explicit shifting is invasive because adding +/-<text:span text:style-name="T57">λ</text:span><text:span text:style-name="T37"> </text:span><text:span text:style-name="T24">to diagonal elements with much smaller magnitude introduces a significant relative error.</text:span></text:p>
      <text:p text:style-name="P135"><text:span text:style-name="T188">The idea behind isolated</text:span> shifting <text:span text:style-name="T188">is only applying the accrued net effect to the matrix for an entire cycle for each iteration. T</text:span><text:span text:style-name="T38">he net effect is far less invasive </text:span><text:span text:style-name="T39">and </text:span><text:span text:style-name="T40">thus </text:span><text:span text:style-name="T39">ensure</text:span><text:span text:style-name="T40">s</text:span><text:span text:style-name="T39"> better accuracy.</text:span></text:p>
      <text:p text:style-name="P136"><text:span text:style-name="T66">Note that isolated shifting </text:span><text:span text:style-name="T64">differs from Francis’ implicit shift [] algorithm</text:span><text:span text:style-name="T65">, </text:span><text:span text:style-name="T66">which also </text:span><text:span text:style-name="T67">has </text:span><text:span text:style-name="T66">low-invasive</text:span><text:span text:style-name="T67">ness</text:span><text:span text:style-name="T66">. </text:span><text:span text:style-name="T67">U</text:span><text:span text:style-name="T66">nlike</text:span><text:span text:style-name="T65"> implicit shift, </text:span><text:span text:style-name="T68">however, </text:span><text:span text:style-name="T65">isolated shift </text:span><text:span text:style-name="T66">does not require irreducibility</text:span><text:span text:style-name="T65">. Therefore reducibility </text:span><text:span text:style-name="T66">of the tridiagonal matrix</text:span><text:span text:style-name="T65"> need not be monitored during </text:span><text:span text:style-name="T67">iteration</text:span><text:span text:style-name="T65">.</text:span></text:p>
      <text:p text:style-name="P88"><text:span text:style-name="T178">We first </text:span>spell out <text:span text:style-name="T157">above </text:span>equations above explicitly. <text:span text:style-name="T177">Then we work in </text:span><text:span text:style-name="T57">λ</text:span><text:span text:style-name="T60"> </text:span><text:span text:style-name="T61">and </text:span><text:span text:style-name="T63">isolate the </text:span><text:span text:style-name="T61">influenc</text:span><text:span text:style-name="T63">ing terms</text:span><text:span text:style-name="T61"> </text:span><text:span text:style-name="T63">to </text:span><text:span text:style-name="T71">a’</text:span><text:span text:style-name="T61"> </text:span><text:span text:style-name="T62">per iteration</text:span><text:span text:style-name="T61">.</text:span></text:p>
      <text:p text:style-name="P87"/>
      <text:p text:style-name="P94"><draw:frame draw:style-name="fr1" draw:name="Object62" text:anchor-type="as-char" svg:y="-0.152in" svg:width="4.6339in" svg:height="0.2134in" draw:z-index="88"><draw:object xlink:href="./Object 65" xlink:type="simple" xlink:show="embed" xlink:actuate="onLoad"/><draw:image xlink:href="./ObjectReplacements/Object 65" xlink:type="simple" xlink:show="embed" xlink:actuate="onLoad"/><svg:desc>formula</svg:desc></draw:frame><text:span text:style-name="T162">=&gt;</text:span></text:p>
      <text:p text:style-name="P91"/>
      <text:p text:style-name="P92"><text:span text:style-name="T162">(1)</text:span><draw:frame draw:style-name="fr1" draw:name="Object65" text:anchor-type="as-char" svg:y="-0.172in" svg:width="3.0035in" svg:height="0.2335in" draw:z-index="89"><draw:object xlink:href="./Object 90" xlink:type="simple" xlink:show="embed" xlink:actuate="onLoad"/><draw:image xlink:href="./ObjectReplacements/Object 90" xlink:type="simple" xlink:show="embed" xlink:actuate="onLoad"/><svg:desc>formula</svg:desc></draw:frame><text:tab/><text:tab/><text:tab/><text:tab/><text:tab/><text:tab/><text:tab/><text:tab/></text:p>
      <text:p text:style-name="P91"/>
      <text:p text:style-name="P91"><draw:frame draw:style-name="fr1" draw:name="Object90" text:anchor-type="as-char" svg:y="-0.152in" svg:width="4.6583in" svg:height="0.2134in" draw:z-index="90"><draw:object xlink:href="./Object 91" xlink:type="simple" xlink:show="embed" xlink:actuate="onLoad"/><draw:image xlink:href="./ObjectReplacements/Object 91" xlink:type="simple" xlink:show="embed" xlink:actuate="onLoad"/><svg:desc>formula</svg:desc></draw:frame><text:span text:style-name="T162">=&gt;</text:span></text:p>
      <text:p text:style-name="P91"/>
      <text:p text:style-name="P91"><text:span text:style-name="T162">(2)</text:span><draw:frame draw:style-name="fr1" draw:name="Object91" text:anchor-type="as-char" svg:y="-0.172in" svg:width="5.2138in" svg:height="0.2335in" draw:z-index="87"><draw:object xlink:href="./Object 62" xlink:type="simple" xlink:show="embed" xlink:actuate="onLoad"/><draw:image xlink:href="./ObjectReplacements/Object 62" xlink:type="simple" xlink:show="embed" xlink:actuate="onLoad"/><svg:desc>formula</svg:desc></draw:frame></text:p>
      <text:p text:style-name="P91"/>
      <text:p text:style-name="P100">Above equations represent the case <text:span text:style-name="T70">λ </text:span><text:span text:style-name="T69">= 0</text:span><text:span text:style-name="T56">.</text:span></text:p>
      <text:p text:style-name="P49"/>
      <text:p text:style-name="P101"><text:span text:style-name="T56">For <text:s/></text:span><text:span text:style-name="T57">λ !</text:span><text:span text:style-name="T56">= 0, we replace </text:span><text:span text:style-name="T69">a</text:span><text:span text:style-name="T159">ii</text:span><text:span text:style-name="T56"> with </text:span><text:span text:style-name="T69">a</text:span><text:span text:style-name="T159">ii </text:span><text:span text:style-name="T69">- </text:span><text:span text:style-name="T70">λ </text:span><text:span text:style-name="T72">(for </text:span><text:span text:style-name="T69">a</text:span><text:span text:style-name="T72"> and </text:span><text:span text:style-name="T69">a’</text:span><text:span text:style-name="T72">). </text:span></text:p>
      <text:p text:style-name="P50"/>
      <text:p text:style-name="P76"><text:span text:style-name="T73">Keep in mind </text:span><text:span text:style-name="T53">that this produces different </text:span><text:span text:style-name="T78">sequence of </text:span><text:span text:style-name="T53">values a’, c, s.</text:span><text:span text:style-name="T73"> </text:span><text:span text:style-name="T78">W</text:span><text:span text:style-name="T73">e just carefully </text:span><text:span text:style-name="T53">remember that we </text:span><text:span text:style-name="T73">have </text:span><text:span text:style-name="T53">clobber</text:span><text:span text:style-name="T73">ed</text:span><text:span text:style-name="T53"> </text:span><text:span text:style-name="T73">above </text:span><text:span text:style-name="T53">equations </text:span><text:span text:style-name="T73">into a different meaning.</text:span></text:p>
      <text:p text:style-name="P46"/>
      <text:p text:style-name="P46"><draw:frame draw:style-name="fr1" draw:name="Object92" text:anchor-type="as-char" svg:y="-0.172in" svg:width="3.9681in" svg:height="0.2335in" draw:z-index="91"><draw:object xlink:href="./Object 92" xlink:type="simple" xlink:show="embed" xlink:actuate="onLoad"/><draw:image xlink:href="./ObjectReplacements/Object 92" xlink:type="simple" xlink:show="embed" xlink:actuate="onLoad"/><svg:desc>formula</svg:desc></draw:frame></text:p>
      <text:p text:style-name="P46"/>
      <text:p text:style-name="P93"><draw:frame draw:style-name="fr1" draw:name="Object94" text:anchor-type="as-char" svg:y="-0.172in" svg:width="5.9307in" svg:height="0.2335in" draw:z-index="93"><draw:object xlink:href="./Object 94" xlink:type="simple" xlink:show="embed" xlink:actuate="onLoad"/><draw:image xlink:href="./ObjectReplacements/Object 94" xlink:type="simple" xlink:show="embed" xlink:actuate="onLoad"/><svg:desc>formula</svg:desc></draw:frame></text:p>
      <text:p text:style-name="P48"/>
      <text:p text:style-name="P48">=&gt; <text:span text:style-name="T160">(with considering that c</text:span><text:span text:style-name="T22">2</text:span><text:span text:style-name="T160"> + s</text:span><text:span text:style-name="T22">2</text:span><text:span text:style-name="T160"> = 1)</text:span></text:p>
      <text:p text:style-name="P48"/>
      <text:p text:style-name="P47"><text:span text:style-name="T161">(3)</text:span><draw:frame draw:style-name="fr1" draw:name="Object93" text:anchor-type="as-char" svg:y="-0.172in" svg:width="3.5134in" svg:height="0.2335in" draw:z-index="92"><draw:object xlink:href="./Object 93" xlink:type="simple" xlink:show="embed" xlink:actuate="onLoad"/><draw:image xlink:href="./ObjectReplacements/Object 93" xlink:type="simple" xlink:show="embed" xlink:actuate="onLoad"/><svg:desc>formula</svg:desc></draw:frame><text:span text:style-name="T177">+ </text:span><text:span text:style-name="T177"><draw:frame draw:style-name="fr3" draw:name="Object99" text:anchor-type="as-char" svg:y="-0.1902in" svg:width="0.4752in" svg:height="0.2335in" draw:z-index="98"><draw:object xlink:href="./Object 99" xlink:type="simple" xlink:show="embed" xlink:actuate="onLoad"/><draw:image xlink:href="./ObjectReplacements/Object 99" xlink:type="simple" xlink:show="embed" xlink:actuate="onLoad"/><svg:desc>formula</svg:desc></draw:frame></text:span><text:tab/><text:tab/><text:tab/><text:tab/><text:tab/><text:tab/> <text:s text:c="4"/></text:p>
      <text:p text:style-name="P47"/>
      <text:p text:style-name="P152"><text:span text:style-name="T77">(4)</text:span><text:span text:style-name="T75"><draw:frame draw:style-name="fr1" draw:name="Object95" text:anchor-type="as-char" svg:y="-0.172in" svg:width="5.2138in" svg:height="0.2335in" draw:z-index="94"><draw:object xlink:href="./Object 95" xlink:type="simple" xlink:show="embed" xlink:actuate="onLoad"/><draw:image xlink:href="./ObjectReplacements/Object 95" xlink:type="simple" xlink:show="embed" xlink:actuate="onLoad"/><svg:desc>formula</svg:desc></draw:frame></text:span><text:span text:style-name="T75">-</text:span><text:span text:style-name="T75"><draw:frame draw:style-name="fr2" draw:name="Object100" text:anchor-type="as-char" svg:y="-0.172in" svg:width="0.7602in" svg:height="0.2335in" draw:z-index="99"><draw:object xlink:href="./Object 100" xlink:type="simple" xlink:show="embed" xlink:actuate="onLoad"/><draw:image xlink:href="./ObjectReplacements/Object 100" xlink:type="simple" xlink:show="embed" xlink:actuate="onLoad"/></draw:frame></text:span></text:p>
      <text:p text:style-name="P51"/>
      <text:p text:style-name="P153"><text:span text:style-name="T76">n</text:span><text:span text:style-name="T74">ot forgetting that </text:span></text:p>
      <text:p text:style-name="P52"/>
      <text:p text:style-name="P34"><text:span text:style-name="T163">(5)</text:span><draw:frame draw:style-name="fr1" draw:name="Object96" text:anchor-type="as-char" svg:y="-0.1484in" svg:width="0.4063in" svg:height="0.2098in" draw:z-index="95"><draw:object xlink:href="./Object 96" xlink:type="simple" xlink:show="embed" xlink:actuate="onLoad"/><draw:image xlink:href="./ObjectReplacements/Object 96" xlink:type="simple" xlink:show="embed" xlink:actuate="onLoad"/><svg:desc>formula</svg:desc></draw:frame><text:span text:style-name="T176">must now solve</text:span><draw:frame draw:style-name="fr1" draw:name="Object97" text:anchor-type="as-char" svg:y="-0.152in" svg:width="1.6583in" svg:height="0.2134in" draw:z-index="96"><draw:object xlink:href="./Object 97" xlink:type="simple" xlink:show="embed" xlink:actuate="onLoad"/><draw:image xlink:href="./ObjectReplacements/Object 97" xlink:type="simple" xlink:show="embed" xlink:actuate="onLoad"/><svg:desc>formula</svg:desc></draw:frame>- <draw:frame draw:style-name="fr2" draw:name="Object101" text:anchor-type="as-char" svg:y="-0.1484in" svg:width="0.4492in" svg:height="0.2098in" draw:z-index="100"><draw:object xlink:href="./Object 101" xlink:type="simple" xlink:show="embed" xlink:actuate="onLoad"/><draw:image xlink:href="./ObjectReplacements/Object 101" xlink:type="simple" xlink:show="embed" xlink:actuate="onLoad"/><svg:desc>formula</svg:desc></draw:frame><text:span text:style-name="T153">| </text:span><text:span text:style-name="T153"><draw:frame draw:style-name="fr1" draw:name="Object98" text:anchor-type="as-char" svg:y="-0.172in" svg:width="0.6752in" svg:height="0.2335in" draw:z-index="97"><draw:object xlink:href="./Object 98" xlink:type="simple" xlink:show="embed" xlink:actuate="onLoad"/><draw:image xlink:href="./ObjectReplacements/Object 98" xlink:type="simple" xlink:show="embed" xlink:actuate="onLoad"/><svg:desc>formula</svg:desc></draw:frame></text:span></text:p>
      <text:p text:style-name="P59"><text:span text:style-name="T121">W</text:span><text:span text:style-name="T118">e see in (3) and (4) that the </text:span><text:span text:style-name="T122">additive</text:span><text:span text:style-name="T121"> </text:span><text:span text:style-name="T118">influence of </text:span><text:span text:style-name="T120"><text:s/></text:span><text:span text:style-name="T119">λ </text:span><text:span text:style-name="T118">on </text:span><text:span text:style-name="T123">a’</text:span><text:span text:style-name="T118"> is </text:span><text:span text:style-name="T121">bounded </text:span><text:span text:style-name="T118">by a term with magnitude &lt;</text:span><text:span text:style-name="T121">=</text:span><text:span text:style-name="T118"> 1 raised to 4</text:span><text:span text:style-name="T18">th</text:span><text:span text:style-name="T118"> or 5</text:span><text:span text:style-name="T18">th</text:span><text:span text:style-name="T118"> power, </text:span><text:span text:style-name="T122">which is usually much smaller than </text:span><text:span text:style-name="T119">λ.</text:span><text:span text:style-name="T122"> </text:span></text:p>
      <text:p text:style-name="P53"/>
      <text:p text:style-name="P147">Direct SVD of a non-<text:span text:style-name="T152">hermitesh</text:span> Matrix</text:p>
      <text:p text:style-name="P130">Although SVD <text:span text:style-name="T152">of</text:span> a non- <text:span text:style-name="T152">hermitesh</text:span> matrix M can always be reduced to EVD <text:span text:style-name="T152">of a hermitesh Matrix</text:span>, it is also possible to compute the SVD directly, <text:span text:style-name="T189">which yields better accuracy.</text:span></text:p>
      <text:p text:style-name="P116">Principal Approach</text:p>
      <text:p text:style-name="P129"><text:span text:style-name="T165">T</text:span>he diagonal form is achieved by a strategic set of consecutive <text:span text:style-name="T165">left and right </text:span>rotations, <text:span text:style-name="T138">bringing a Matrix M to a form B with unitary matrixes U, V holding the accumulative left and right rotation such that</text:span></text:p>
      <text:p text:style-name="P127"><text:span text:style-name="T164">(1) </text:span>M = U <text:span text:style-name="T124">B </text:span>V<text:span text:style-name="T11">T</text:span></text:p>
      <text:p text:style-name="P134">for all rotations.</text:p>
      <text:p text:style-name="P133"><text:span text:style-name="T165">We initialize with </text:span><text:span text:style-name="T116">B</text:span><text:span text:style-name="T138"> = M, U = V = 1 and finish when B is diagonal. This is achieved in three stages:</text:span></text:p>
      <text:p text:style-name="P121">Stage 1: <text:span text:style-name="T141">Annihilate </text:span><text:span text:style-name="T139">lower off-diagonal triangle </text:span><text:span text:style-name="T144">in</text:span><text:span text:style-name="T139"> </text:span><text:span text:style-name="T117">B</text:span><text:span text:style-name="T139"> by a succession of (left) </text:span><text:span text:style-name="T145">Householder Reflections or </text:span><text:span text:style-name="T139">Givens Rotations.</text:span></text:p>
      <text:p text:style-name="P121">Stage <text:span text:style-name="T138">2</text:span>: <text:span text:style-name="T141">Annihilate </text:span><text:span text:style-name="T139">upper 2nd-order off-diagonal triangle </text:span><text:span text:style-name="T144">in</text:span><text:span text:style-name="T139"> </text:span><text:span text:style-name="T117">B</text:span><text:span text:style-name="T139"> by a succession of (right and left) </text:span><text:span text:style-name="T145">Householder Reflections or </text:span><text:span text:style-name="T139">Givens Rotations, keeping lower triangle zero. → </text:span><text:span text:style-name="T117">B</text:span><text:span text:style-name="T139"> reaches upper-bidiagonal form.</text:span></text:p>
      <text:p text:style-name="P117">Stage <text:span text:style-name="T138">3</text:span>: <text:span text:style-name="T143">Bring </text:span><text:span text:style-name="T117">B</text:span><text:span text:style-name="T140"> </text:span><text:span text:style-name="T143">to </text:span><text:span text:style-name="T140">diagonal </text:span><text:span text:style-name="T143">form </text:span><text:span text:style-name="T142">using “chasing”</text:span><text:span text:style-name="T140">. </text:span><text:span text:style-name="T142">(S. </text:span><text:span text:style-name="T140">Golub-Reinsch </text:span><text:span text:style-name="T142">A</text:span><text:span text:style-name="T140">lgorithm</text:span><text:span text:style-name="T142">)</text:span></text:p>
      <text:p text:style-name="P154">In principal, we can solve the bi-diagonal B by <text:span text:style-name="T190">implicitly converting it to a symmetric tri-diagonal problem: </text:span>A := B<text:span text:style-name="T9">T</text:span>B. A is <text:span text:style-name="T190">symmetric and </text:span>tri-diagonal (easily <text:span text:style-name="T165">verifiable</text:span>).</text:p>
      <text:p text:style-name="P131">A’ = <text:span text:style-name="T191">Q</text:span><text:span text:style-name="T9">T</text:span> A <text:span text:style-name="T191">Q</text:span> <text:s/><text:span text:style-name="T190">(QR step)</text:span></text:p>
      <text:p text:style-name="P155">B’ = <text:span text:style-name="T191">P</text:span><text:span text:style-name="T9">T</text:span> B <text:span text:style-name="T192">Q</text:span> <text:s/><text:span text:style-name="T190">(analog</text:span><text:span text:style-name="T192">ous</text:span><text:span text:style-name="T190"> </text:span><text:span text:style-name="T192">B step</text:span><text:span text:style-name="T190"> </text:span><text:span text:style-name="T191">with </text:span><text:span text:style-name="T192">additional unitary </text:span><text:span text:style-name="T191">P, </text:span><text:span text:style-name="T190">where above QR </text:span><text:span text:style-name="T192">step </text:span><text:span text:style-name="T190">is </text:span><text:span text:style-name="T192">implied</text:span><text:span text:style-name="T190">)</text:span></text:p>
      <text:p text:style-name="P156">Proof:</text:p>
      <text:p text:style-name="P155">A’ <text:s text:c="2"/>= <text:s text:c="2"/>B’ <text:span text:style-name="T9">T</text:span> B’ <text:s/><text:span text:style-name="T23">= <text:s text:c="2"/></text:span><text:span text:style-name="T89">Q</text:span><text:span text:style-name="T9">T </text:span><text:span text:style-name="T23">B</text:span><text:span text:style-name="T9">T <text:s/></text:span><text:span text:style-name="T88">P</text:span><text:span text:style-name="T23"> <text:s/></text:span><text:span text:style-name="T88">P</text:span><text:span text:style-name="T9">T </text:span><text:span text:style-name="T23">B </text:span><text:span text:style-name="T89">Q</text:span><text:span text:style-name="T23"> <text:s text:c="2"/></text:span><text:span text:style-name="T88">=</text:span><text:span text:style-name="T23"> <text:s text:c="2"/></text:span><text:span text:style-name="T89">Q</text:span><text:span text:style-name="T9">T</text:span><text:span text:style-name="T23"> B</text:span><text:span text:style-name="T9">T</text:span><text:span text:style-name="T23"> B </text:span><text:span text:style-name="T89">Q <text:s text:c="2"/>= <text:s/></text:span><text:span text:style-name="T88">Q</text:span><text:span text:style-name="T9">T</text:span><text:span text:style-name="T23"> A </text:span><text:span text:style-name="T88">Q</text:span></text:p>
      <text:p text:style-name="P113">Matrix <text:span text:style-name="T180">Layout</text:span></text:p>
      <text:p text:style-name="P68"><text:span text:style-name="T180">Efficient a</text:span>lgorithm design <text:span text:style-name="T180">must take into account how the matrix is laid out in memory.</text:span></text:p>
      <text:p text:style-name="P69">Row-Major (rows in consecutive memory, columns in fixed strides)</text:p>
      <text:p text:style-name="P69">Col-Major (columns in consecutive memory, rows in fixed strides)</text:p>
      <text:p text:style-name="P72"><text:span text:style-name="T187">The conscientious designer</text:span> <text:span text:style-name="T187">is compelled</text:span> to <text:span text:style-name="T187">favor </text:span>col-operations <text:span text:style-name="T185">in col-major order and <text:s/>row</text:span>-operations <text:span text:style-name="T185">in row-major order. Doing the opposite yields unnecessarily high memory bandwidth, high cache-miss rates and ultimately slow algorithms.</text:span></text:p>
      <text:p text:style-name="P70">In a programming language with direct memory access <text:span text:style-name="T183">(e.g. via pointers) </text:span>one is free <text:span text:style-name="T183">to choose the layout. However, decent languages also provide native support for multidimensional arrays and it is advisable to align the matrix accordingly. Here we face the dilemma of opposing standards in two influential systems: Fortran supports col-major and C/C++ supports row-major alignment. </text:span></text:p>
      <text:p text:style-name="P73">Traditionally Fortran was the framework of choice for scientific computing (still is in lapack). But C/C++ has been taking over. </text:p>
      <text:p text:style-name="P71">Unfortunately, many <text:span text:style-name="T184">r</text:span>outine<text:span text:style-name="T184">s</text:span> originally written in Fortran have been merely ported to C <text:span text:style-name="T186">without proper redesign or refactoring.</text:span> <text:span text:style-name="T184">In consequence these run significantly slower than need be. </text:span><text:span text:style-name="T129">GSL calls </text:span><text:span text:style-name="T130">this</text:span><text:span text:style-name="T129"> fittingly</text:span><text:span text:style-name="T127"> “</text:span><text:span text:style-name="T179">Fortranitis”.</text:span></text:p>
      <text:p text:style-name="P77"/>
      <text:p text:style-name="P149"/>
      <text:p text:style-name="P148">References</text:p>
      <text:p text:style-name="P82">[<text:span text:style-name="T131">1</text:span>] <text:span text:style-name="T131">Numerical Recipes in C, Pg. 456ff, ISBN 0-521-43108-5</text:span></text:p>
      <text:p text:style-name="P82"/>
      <text:p text:style-name="P79"><text:span text:style-name="T146">[</text:span><text:span text:style-name="T147">2</text:span><text:span text:style-name="T146">] </text:span><text:a xlink:type="simple" xlink:href="https://www.mathworks.com/content/dam/mathworks/mathworks-dot-com/moler/eigs.pdf" text:style-name="Internet_20_link" text:visited-style-name="Visited_20_Internet_20_Link"><text:span text:style-name="T146">https://www.mathworks.com/content/dam/mathworks/mathworks-dot-com/moler/eigs.pdf</text:span></text:a></text:p>
      <text:p text:style-name="P82"/>
      <text:p text:style-name="Standard"><text:span text:style-name="T85">[</text:span><text:span text:style-name="T86">3</text:span><text:span text:style-name="T85">] Spectral Theorem: </text:span><text:a xlink:type="simple" xlink:href="https://en.wikipedia.org/wiki/Spectral_theorem" text:style-name="Internet_20_link" text:visited-style-name="Visited_20_Internet_20_Link"><text:span text:style-name="T85">https://en.wikipedia.org/wiki/Spectral_theorem</text:span></text:a></text:p>
      <text:p text:style-name="P55"/>
      <text:p text:style-name="P78"><text:span text:style-name="T148">[4</text:span><text:span text:style-name="T146">] </text:span><text:span text:style-name="T85">Spectral </text:span><text:span text:style-name="T87">Decomposition</text:span><text:span text:style-name="T85">: </text:span><text:a xlink:type="simple" xlink:href="https://en.wikipedia.org/wiki/Matrix_decomposition" text:style-name="Internet_20_link" text:visited-style-name="Visited_20_Internet_20_Link"><text:span text:style-name="T146">https://en.wikipedia.org/wiki/Matrix_decomposition</text:span></text:a></text:p>
      <text:p text:style-name="P84"/>
      <text:p text:style-name="P66"><text:span text:style-name="T148">[5</text:span><text:span text:style-name="T146">] </text:span><text:span text:style-name="T149">SVD: </text:span><text:a xlink:type="simple" xlink:href="https://en.wikipedia.org/wiki/Singular-value_decomposition" text:style-name="Internet_20_link" text:visited-style-name="Visited_20_Internet_20_Link"><text:span text:style-name="T146">https://en.wikipedia.org/wiki/Singular-value_decomposition</text:span></text:a></text:p>
      <text:p text:style-name="P85"/>
      <text:p text:style-name="P83">[6] Stoer – Bulisch; Numerische Mathematik 2, Ch<text:span text:style-name="T151">apter</text:span> 6, ISBN 3-540-23777-1</text:p>
      <text:p text:style-name="P83"/>
      <text:p text:style-name="P111"><text:span text:style-name="T150">[7] G.H. Golup, C. Reinsch: </text:span><text:span text:style-name="T146">Singular Value Decomposition and Least Squares Solutions; </text:span><text:span text:style-name="T150">Numerische Mathematik (Journal) Vol. 14, Issue 5, Apr 1970, Pg 403-420</text:span></text:p>
      <text:p text:style-name="P109"><text:span text:style-name="T150">(</text:span><text:span text:style-name="T146">https://dl.acm.org/citation.cfm?id=2718152)</text:span></text:p>
      <text:p text:style-name="P102"><text:span text:style-name="T146"><text:line-break/></text:span><text:span text:style-name="T172">[8] J. </text:span><text:span text:style-name="T173">G. F. </text:span><text:span text:style-name="T172">Francis: The Q R transformation. A unitary analogue to the L R transformation - </text:span><text:span text:style-name="T173">Part1</text:span><text:span text:style-name="T174">; </text:span><text:span text:style-name="Emphasis"><text:span text:style-name="T175">The Computer Journal</text:span></text:span><text:span text:style-name="T166">, Vol. 4, Issue 3, Jan 1961, Pg. 265–271 <text:line-break/></text:span><text:span text:style-name="T168">(https://academic.oup.com/comjnl/article/4/3/265/380632)</text:span></text:p>
      <text:p text:style-name="P103"/>
      <text:p text:style-name="P102"><text:span text:style-name="T167">[</text:span><text:span text:style-name="T168">9</text:span><text:span text:style-name="T167">] J. </text:span><text:span text:style-name="T168">G. F. </text:span><text:span text:style-name="T167">Francis: The Q R transformation – </text:span><text:span text:style-name="T168">Part 2</text:span><text:span text:style-name="T167">. </text:span><text:span text:style-name="Emphasis"><text:span text:style-name="T169">The Computer Journal</text:span></text:span><text:span text:style-name="T166">, Vol. 4, Issue </text:span><text:span text:style-name="T168">4</text:span><text:span text:style-name="T166">, Jan 196</text:span><text:span text:style-name="T168">2</text:span><text:span text:style-name="T166">, Pg. </text:span><text:span text:style-name="T168">332</text:span><text:span text:style-name="T166">–</text:span><text:span text:style-name="T168">345<text:line-break/>(</text:span><text:a xlink:type="simple" xlink:href="https://academic.oup.com/comjnl/article/4/4/332/432033" text:style-name="Internet_20_link" text:visited-style-name="Visited_20_Internet_20_Link"><text:span text:style-name="T146">https://academic.oup.com/comjnl/article/4/4/332/432033</text:span></text:a><text:span text:style-name="T168">)</text:span></text:p>
      <text:p text:style-name="P104"/>
      <text:p text:style-name="P109"><text:span text:style-name="T168">[</text:span><text:span text:style-name="T166">10] J. H. Wil</text:span><text:span text:style-name="T171">k</text:span><text:span text:style-name="T166">inson: Co</text:span><text:span text:style-name="T171">n</text:span><text:span text:style-name="T166">vergence of the LR, QR , and related algorithms. <text:s/></text:span><text:span text:style-name="Emphasis"><text:span text:style-name="T169">The Computer Journal</text:span></text:span><text:span text:style-name="T166">, Vol. 8, Issue 1, Apr 1965, Pg. 77–84</text:span></text:p>
      <text:p text:style-name="P105">(<text:a xlink:type="simple" xlink:href="https://academic.oup.com/comjnl/article/8/1/77/489906" text:style-name="Internet_20_link" text:visited-style-name="Visited_20_Internet_20_Link">https://academic.oup.com/comjnl/article/8/1/77/489906</text:a>)</text:p>
      <text:p text:style-name="P105"/>
      <text:p text:style-name="P110"><text:span text:style-name="T168">[</text:span><text:span text:style-name="T166">1</text:span><text:span text:style-name="T170">1</text:span><text:span text:style-name="T166">] </text:span><text:span text:style-name="T170">E. Bendersky</text:span><text:span text:style-name="T166">: </text:span><text:span text:style-name="T170">Memory layout of multidimensional arrays</text:span><text:span text:style-name="T166">. <text:s/></text:span></text:p>
      <text:p text:style-name="P106">(<text:span text:style-name="T180">https://eli.thegreenplace.net/2015/memory-layout-of-multi-dimensional-arrays</text:span>)</text:p>
      <text:p text:style-name="P108"/>
      <text:p text:style-name="P10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class="chapter"/>
    <style:style style:name="Header_20_and_20_Footer" style:display-name="Header and Footer" style:family="paragraph" style:parent-style-name="Standard" style:class="extra"/>
    <style:style style:name="Footer" style:family="paragraph" style:parent-style-name="Standard" style:class="extra"/>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use-window-font-color="true" loext:opacity="0%" fo:font-size="8pt" officeooo:rsid="00335fd6" officeooo:paragraph-rsid="00335fd6" fo:background-color="transparen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2018 Johannes B. Steffen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5-07T11:15:39.967370841</meta:creation-date>
    <meta:generator>LibreOffice/7.3.7.2$Linux_X86_64 LibreOffice_project/30$Build-2</meta:generator>
    <dc:date>2024-04-04T19:27:58.447640097</dc:date>
    <meta:editing-duration>P1DT16H49M33S</meta:editing-duration>
    <meta:editing-cycles>79</meta:editing-cycles>
    <meta:print-date>2018-05-14T15:37:12.426212841</meta:print-date>
    <meta:document-statistic meta:table-count="2" meta:image-count="0" meta:object-count="101" meta:page-count="10" meta:paragraph-count="188" meta:word-count="1444" meta:character-count="8892" meta:non-whitespace-character-count="7471"/>
  </office:meta>
</office:document-meta>
</file>

<file path=Object 1/content.xml><?xml version="1.0" encoding="utf-8"?>
<math xmlns="http://www.w3.org/1998/Math/MathML" display="block">
  <semantics>
    <mrow>
      <msub>
        <mi>g</mi>
        <mi mathvariant="italic">kl</mi>
      </msub>
      <mo stretchy="false">=</mo>
      <mi>s</mi>
    </mrow>
    <annotation encoding="StarMath 5.0">g_kl=s</annotation>
  </semantics>
</math>
</file>

<file path=Object 10/content.xml><?xml version="1.0" encoding="utf-8"?>
<math xmlns="http://www.w3.org/1998/Math/MathML" display="block">
  <semantics>
    <msub>
      <mi>a</mi>
      <mrow>
        <mi>l</mi>
        <mi>,</mi>
        <mrow>
          <mi>k</mi>
          <mo stretchy="false">−</mo>
          <mn>1</mn>
        </mrow>
      </mrow>
    </msub>
    <annotation encoding="StarMath 5.0">a_{l,k-1}
</annotation>
  </semantics>
</math>
</file>

<file path=Object 100/content.xml><?xml version="1.0" encoding="utf-8"?>
<math xmlns="http://www.w3.org/1998/Math/MathML" display="block">
  <semantics>
    <mrow>
      <mi mathvariant="normal">λ</mi>
      <msubsup>
        <mi>s</mi>
        <mi>i</mi>
        <mn>2</mn>
      </msubsup>
      <msub>
        <mi>s</mi>
        <mi>j</mi>
      </msub>
      <msub>
        <mi>c</mi>
        <mi>j</mi>
      </msub>
      <msub>
        <mi>c</mi>
        <mi>k</mi>
      </msub>
    </mrow>
    <annotation encoding="StarMath 5.0">%lambda s_i^2 s_j c_j c_k
</annotation>
  </semantics>
</math>
</file>

<file path=Object 101/content.xml><?xml version="1.0" encoding="utf-8"?>
<math xmlns="http://www.w3.org/1998/Math/MathML" display="block">
  <semantics>
    <mrow>
      <mi mathvariant="normal">λ</mi>
      <msub>
        <mi>s</mi>
        <mi>j</mi>
      </msub>
      <msub>
        <mi>c</mi>
        <mi>i</mi>
      </msub>
    </mrow>
    <annotation encoding="StarMath 5.0">%lambda s_j c_i</annotation>
  </semantics>
</math>
</file>

<file path=Object 11/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12/content.xml><?xml version="1.0" encoding="utf-8"?>
<math xmlns="http://www.w3.org/1998/Math/MathML" display="block">
  <semantics>
    <mrow>
      <msub>
        <mi>c</mi>
        <mn>0</mn>
      </msub>
      <mrow>
        <msub>
          <mi>a</mi>
          <mn>00</mn>
        </msub>
        <mo stretchy="false">+</mo>
        <msub>
          <mi>s</mi>
          <mn>0</mn>
        </msub>
      </mrow>
      <msub>
        <mi>a</mi>
        <mn>01</mn>
      </msub>
    </mrow>
    <annotation encoding="StarMath 5.0">c_0 a_00 + s_0 a_01</annotation>
  </semantics>
</math>
</file>

<file path=Object 13/content.xml><?xml version="1.0" encoding="utf-8"?>
<math xmlns="http://www.w3.org/1998/Math/MathML" display="block">
  <semantics>
    <mrow>
      <msub>
        <mi>s</mi>
        <mn>1</mn>
      </msub>
      <msub>
        <mi>a</mi>
        <mn>23</mn>
      </msub>
    </mrow>
    <annotation encoding="StarMath 5.0">s_1 a_23
</annotation>
  </semantics>
</math>
</file>

<file path=Object 14/content.xml><?xml version="1.0" encoding="utf-8"?>
<math xmlns="http://www.w3.org/1998/Math/MathML" display="block">
  <semantics>
    <mrow>
      <mi>a</mi>
      <mrow>
        <msub>
          <mi>'</mi>
          <mi mathvariant="italic">kl</mi>
        </msub>
        <mo stretchy="false">=</mo>
        <msub>
          <mi>a</mi>
          <mi mathvariant="italic">kl</mi>
        </msub>
      </mrow>
      <mrow>
        <mrow>
          <mo fence="true" stretchy="false">(</mo>
          <mrow>
            <mrow>
              <msup>
                <mi>c</mi>
                <mn>2</mn>
              </msup>
              <mo stretchy="false">−</mo>
              <msup>
                <mi>s</mi>
                <mn>2</mn>
              </msup>
            </mrow>
          </mrow>
          <mo fence="true" stretchy="false">)</mo>
        </mrow>
        <mo stretchy="false">+</mo>
        <mi mathvariant="italic">cs</mi>
      </mrow>
      <mrow>
        <mo fence="true" stretchy="false">(</mo>
        <mrow>
          <mrow>
            <msub>
              <mi>a</mi>
              <mtext>ll</mtext>
            </msub>
            <mo stretchy="false">−</mo>
            <msub>
              <mi>a</mi>
              <mi mathvariant="italic">kk</mi>
            </msub>
          </mrow>
        </mrow>
        <mo fence="true" stretchy="false">)</mo>
      </mrow>
    </mrow>
    <annotation encoding="StarMath 5.0">a'_kl = a_kl(c^2-s^2) + cs (a_"ll"- a_kk)
</annotation>
  </semantics>
</math>
</file>

<file path=Object 15/content.xml><?xml version="1.0" encoding="utf-8"?>
<math xmlns="http://www.w3.org/1998/Math/MathML" display="block">
  <semantics>
    <mrow>
      <msub>
        <mi>a</mi>
        <mi mathvariant="italic">ij</mi>
      </msub>
      <mo stretchy="false">=</mo>
      <msub>
        <mi>a</mi>
        <mi mathvariant="italic">ji</mi>
      </msub>
    </mrow>
    <annotation encoding="StarMath 5.0">a_ij = a_ji


</annotation>
  </semantics>
</math>
</file>

<file path=Object 16/content.xml><?xml version="1.0" encoding="utf-8"?>
<math xmlns="http://www.w3.org/1998/Math/MathML" display="block">
  <semantics>
    <mrow>
      <mi>a</mi>
      <mrow>
        <msub>
          <mi>'</mi>
          <mi mathvariant="italic">ij</mi>
        </msub>
        <mo stretchy="false">=</mo>
        <mi>a</mi>
      </mrow>
      <msub>
        <mi>'</mi>
        <mi mathvariant="italic">ji</mi>
      </msub>
    </mrow>
    <annotation encoding="StarMath 5.0">a'_ij = a'_ji


</annotation>
  </semantics>
</math>
</file>

<file path=Object 17/content.xml><?xml version="1.0" encoding="utf-8"?>
<math xmlns="http://www.w3.org/1998/Math/MathML" display="block">
  <semantics>
    <mrow>
      <mo stretchy="false">∀</mo>
      <mi>i</mi>
      <mi>,</mi>
      <mi>j</mi>
    </mrow>
    <annotation encoding="StarMath 5.0">forall i, j

</annotation>
  </semantics>
</math>
</file>

<file path=Object 18/content.xml><?xml version="1.0" encoding="utf-8"?>
<math xmlns="http://www.w3.org/1998/Math/MathML" display="block">
  <semantics>
    <mrow>
      <mi>a</mi>
      <mrow>
        <msub>
          <mi>'</mi>
          <mtext>ll</mtext>
        </msub>
        <mo stretchy="false">=</mo>
        <msub>
          <mi>a</mi>
          <mi mathvariant="italic">kk</mi>
        </msub>
      </mrow>
      <mrow>
        <msup>
          <mi>s</mi>
          <mn>2</mn>
        </msup>
        <mo stretchy="false">+</mo>
        <msub>
          <mi>a</mi>
          <mtext>ll</mtext>
        </msub>
      </mrow>
      <mrow>
        <msup>
          <mi>c</mi>
          <mn>2</mn>
        </msup>
        <mo stretchy="false">−</mo>
        <mn>2</mn>
      </mrow>
      <msub>
        <mi>a</mi>
        <mi mathvariant="italic">kl</mi>
      </msub>
      <mi mathvariant="italic">cs</mi>
    </mrow>
    <annotation encoding="StarMath 5.0">a'_"ll" = a_kk s^2 + a_"ll" c^2 - 2 a_kl cs 



</annotation>
  </semantics>
</math>
</file>

<file path=Object 19/content.xml><?xml version="1.0" encoding="utf-8"?>
<math xmlns="http://www.w3.org/1998/Math/MathML" display="block">
  <semantics>
    <mrow>
      <mi>a</mi>
      <mrow>
        <msub>
          <mi>'</mi>
          <mi mathvariant="italic">kk</mi>
        </msub>
        <mo stretchy="false">=</mo>
        <msub>
          <mi>a</mi>
          <mi mathvariant="italic">kk</mi>
        </msub>
      </mrow>
      <mrow>
        <msup>
          <mi>c</mi>
          <mn>2</mn>
        </msup>
        <mo stretchy="false">+</mo>
        <msub>
          <mi>a</mi>
          <mtext>ll</mtext>
        </msub>
      </mrow>
      <mrow>
        <msup>
          <mi>s</mi>
          <mn>2</mn>
        </msup>
        <mo stretchy="false">+</mo>
        <mn>2</mn>
      </mrow>
      <msub>
        <mi>a</mi>
        <mi mathvariant="italic">kl</mi>
      </msub>
      <mi mathvariant="italic">cs</mi>
    </mrow>
    <annotation encoding="StarMath 5.0">a'_kk = a_kk c^2 + a_"ll" s^2 + 2 a_kl cs

</annotation>
  </semantics>
</math>
</file>

<file path=Object 2/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20/content.xml><?xml version="1.0" encoding="utf-8"?>
<math xmlns="http://www.w3.org/1998/Math/MathML" display="block">
  <semantics>
    <mrow>
      <mi>a</mi>
      <mrow>
        <msub>
          <mi>'</mi>
          <mi mathvariant="italic">ik</mi>
        </msub>
        <mo stretchy="false">=</mo>
        <msub>
          <mi>a</mi>
          <mi mathvariant="italic">ik</mi>
        </msub>
      </mrow>
      <mrow>
        <mi>c</mi>
        <mo stretchy="false">+</mo>
        <msub>
          <mi>a</mi>
          <mi mathvariant="italic">il</mi>
        </msub>
      </mrow>
      <mi>s</mi>
    </mrow>
    <annotation encoding="StarMath 5.0">a'_ik = a_ik c + a_il s



</annotation>
  </semantics>
</math>
</file>

<file path=Object 21/content.xml><?xml version="1.0" encoding="utf-8"?>
<math xmlns="http://www.w3.org/1998/Math/MathML" display="block">
  <semantics>
    <mrow>
      <mi>a</mi>
      <mrow>
        <msub>
          <mi>'</mi>
          <mi mathvariant="italic">il</mi>
        </msub>
        <mo stretchy="false">=</mo>
        <msub>
          <mi>a</mi>
          <mi mathvariant="italic">il</mi>
        </msub>
      </mrow>
      <mrow>
        <mi>c</mi>
        <mo stretchy="false">−</mo>
        <msub>
          <mi>a</mi>
          <mi mathvariant="italic">ik</mi>
        </msub>
      </mrow>
      <mi>s</mi>
    </mrow>
    <annotation encoding="StarMath 5.0">a'_il = a_il c - a_ik s

</annotation>
  </semantics>
</math>
</file>

<file path=Object 22/content.xml><?xml version="1.0" encoding="utf-8"?>
<math xmlns="http://www.w3.org/1998/Math/MathML" display="block">
  <semantics>
    <mrow>
      <mrow>
        <msup>
          <mi mathvariant="italic">RAR</mi>
          <mi>T</mi>
        </msup>
        <mo stretchy="false">=</mo>
        <mi>R</mi>
      </mrow>
      <mi>'</mi>
      <mi>A</mi>
      <mrow>
        <mi>'</mi>
        <mo stretchy="false">=</mo>
        <mi>R</mi>
      </mrow>
      <mi>'</mi>
      <msup>
        <mi mathvariant="italic">GAG</mi>
        <mi>T</mi>
      </msup>
      <mi>R</mi>
      <msup>
        <mi>'</mi>
        <mi>T</mi>
      </msup>
      <mo stretchy="false">⇒</mo>
      <mrow>
        <mi>R</mi>
        <mo stretchy="false">=</mo>
        <mi>R</mi>
      </mrow>
      <mi>'</mi>
      <mi>G</mi>
      <mo stretchy="false">⇒</mo>
      <mi>R</mi>
      <mrow>
        <mi>'</mi>
        <mo stretchy="false">=</mo>
        <mi>R</mi>
      </mrow>
      <msup>
        <mi>G</mi>
        <mi>T</mi>
      </msup>
      <mi>,</mi>
      <mi>R</mi>
      <mrow>
        <msup>
          <mi>'</mi>
          <mi>T</mi>
        </msup>
        <mo stretchy="false">=</mo>
        <msup>
          <mi mathvariant="italic">GR</mi>
          <mi>T</mi>
        </msup>
      </mrow>
    </mrow>
    <annotation encoding="StarMath 5.0">RAR^T = R'A' = R' GAG^T R'^T drarrow R = R' G drarrow R' = R G^T, R'^T = GR^T
</annotation>
  </semantics>
</math>
</file>

<file path=Object 23/content.xml><?xml version="1.0" encoding="utf-8"?>
<math xmlns="http://www.w3.org/1998/Math/MathML" display="block">
  <semantics>
    <mrow>
      <mi>q</mi>
      <mrow>
        <msub>
          <mi>'</mi>
          <mi mathvariant="italic">ki</mi>
        </msub>
        <mo stretchy="false">=</mo>
        <mi>c</mi>
      </mrow>
      <mrow>
        <msub>
          <mi>q</mi>
          <mi mathvariant="italic">ki</mi>
        </msub>
        <mo stretchy="false">+</mo>
        <mi>s</mi>
      </mrow>
      <msub>
        <mi>q</mi>
        <mi mathvariant="italic">li</mi>
      </msub>
    </mrow>
    <annotation encoding="StarMath 5.0">q'_ki = c q_ki + s q_li

</annotation>
  </semantics>
</math>
</file>

<file path=Object 24/content.xml><?xml version="1.0" encoding="utf-8"?>
<math xmlns="http://www.w3.org/1998/Math/MathML" display="block">
  <semantics>
    <mrow>
      <mrow>
        <msub>
          <mi>r</mi>
          <mi mathvariant="italic">jk</mi>
        </msub>
        <mo stretchy="false">=</mo>
        <msub>
          <mi>c</mi>
          <mi>i</mi>
        </msub>
      </mrow>
      <msub>
        <mi>c</mi>
        <mi>j</mi>
      </msub>
      <mrow>
        <msub>
          <mi>a</mi>
          <mi mathvariant="italic">jk</mi>
        </msub>
        <mo stretchy="false">+</mo>
        <msub>
          <mi>s</mi>
          <mi>j</mi>
        </msub>
      </mrow>
      <msub>
        <mi>a</mi>
        <mi mathvariant="italic">kk</mi>
      </msub>
    </mrow>
    <annotation encoding="StarMath 5.0">r_jk = c_i c_j a_jk + s_j a_kk
</annotation>
  </semantics>
</math>
</file>

<file path=Object 25/content.xml><?xml version="1.0" encoding="utf-8"?>
<math xmlns="http://www.w3.org/1998/Math/MathML" display="block">
  <semantics>
    <mrow>
      <mi>q</mi>
      <mrow>
        <msub>
          <mi>'</mi>
          <mi mathvariant="italic">li</mi>
        </msub>
        <mo stretchy="false">=</mo>
        <mi>c</mi>
      </mrow>
      <mrow>
        <msub>
          <mi>q</mi>
          <mi mathvariant="italic">li</mi>
        </msub>
        <mo stretchy="false">−</mo>
        <mi>s</mi>
      </mrow>
      <msub>
        <mi>q</mi>
        <mi mathvariant="italic">ki</mi>
      </msub>
    </mrow>
    <annotation encoding="StarMath 5.0">q'_li = c q_li - s q_ki



</annotation>
  </semantics>
</math>
</file>

<file path=Object 26/content.xml><?xml version="1.0" encoding="utf-8"?>
<math xmlns="http://www.w3.org/1998/Math/MathML" display="block">
  <semantics>
    <mrow>
      <mi>a</mi>
      <mrow>
        <msub>
          <mi>'</mi>
          <mi mathvariant="italic">kl</mi>
        </msub>
        <mo stretchy="false">=</mo>
        <mn>0</mn>
      </mrow>
    </mrow>
    <annotation encoding="StarMath 5.0">a'_kl = 0
</annotation>
  </semantics>
</math>
</file>

<file path=Object 27/content.xml><?xml version="1.0" encoding="utf-8"?>
<math xmlns="http://www.w3.org/1998/Math/MathML" display="block">
  <semantics>
    <mrow>
      <msub>
        <mi>c</mi>
        <mn>0</mn>
      </msub>
      <mrow>
        <msub>
          <mi>a</mi>
          <mn>01</mn>
        </msub>
        <mo stretchy="false">+</mo>
        <msub>
          <mi>s</mi>
          <mn>0</mn>
        </msub>
      </mrow>
      <msub>
        <mi>a</mi>
        <mn>11</mn>
      </msub>
    </mrow>
    <annotation encoding="StarMath 5.0">c_0 a_01 + s_0 a_11
</annotation>
  </semantics>
</math>
</file>

<file path=Object 28/content.xml><?xml version="1.0" encoding="utf-8"?>
<math xmlns="http://www.w3.org/1998/Math/MathML" display="block">
  <semantics>
    <mrow>
      <msub>
        <mi>c</mi>
        <mn>0</mn>
      </msub>
      <msub>
        <mi>c</mi>
        <mn>1</mn>
      </msub>
      <mrow>
        <msub>
          <mi>a</mi>
          <mn>12</mn>
        </msub>
        <mo stretchy="false">+</mo>
        <msub>
          <mi>s</mi>
          <mn>1</mn>
        </msub>
      </mrow>
      <msub>
        <mi>a</mi>
        <mn>22</mn>
      </msub>
    </mrow>
    <annotation encoding="StarMath 5.0">c_0 c_1 a_12 + s_1 a_22
</annotation>
  </semantics>
</math>
</file>

<file path=Object 29/content.xml><?xml version="1.0" encoding="utf-8"?>
<math xmlns="http://www.w3.org/1998/Math/MathML" display="block">
  <semantics>
    <mrow>
      <mrow>
        <mi mathvariant="normal">θ</mi>
        <mo stretchy="false">=</mo>
        <mfrac>
          <mn>1</mn>
          <mn>2</mn>
        </mfrac>
      </mrow>
      <msup>
        <mi>tan</mi>
        <mrow>
          <mo stretchy="false">−</mo>
          <mn>1</mn>
        </mrow>
      </msup>
      <mrow>
        <mo fence="true" stretchy="true">(</mo>
        <mrow>
          <mfrac>
            <mrow>
              <mn>2</mn>
              <msub>
                <mi>a</mi>
                <mi mathvariant="italic">kl</mi>
              </msub>
            </mrow>
            <mrow>
              <msub>
                <mi>a</mi>
                <mi mathvariant="italic">kk</mi>
              </msub>
              <mo stretchy="false">−</mo>
              <msub>
                <mi>a</mi>
                <mtext>ll</mtext>
              </msub>
            </mrow>
          </mfrac>
        </mrow>
        <mo fence="true" stretchy="true">)</mo>
      </mrow>
    </mrow>
    <annotation encoding="StarMath 5.0">%theta = {1 over 2}tan^-1 left( { 2 a_kl } over { a_kk - a_"ll" } right)

</annotation>
  </semantics>
</math>
</file>

<file path=Object 3/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30/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31/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32/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33/content.xml><?xml version="1.0" encoding="utf-8"?>
<math xmlns="http://www.w3.org/1998/Math/MathML" display="block">
  <semantics>
    <mrow>
      <msub>
        <mi>q</mi>
        <mi mathvariant="italic">ij</mi>
      </msub>
      <mrow>
        <mi mathvariant="normal">:</mi>
        <mo stretchy="false">=</mo>
        <msubsup>
          <mi>r</mi>
          <mi mathvariant="italic">ij</mi>
          <mi>T</mi>
        </msubsup>
      </mrow>
    </mrow>
    <annotation encoding="StarMath 5.0">q_ij := r^T_ij
</annotation>
  </semantics>
</math>
</file>

<file path=Object 34/content.xml><?xml version="1.0" encoding="utf-8"?>
<math xmlns="http://www.w3.org/1998/Math/MathML" display="block">
  <semantics>
    <mrow>
      <msub>
        <mi>c</mi>
        <mn>2</mn>
      </msub>
      <msub>
        <mi>c</mi>
        <mn>1</mn>
      </msub>
      <mrow>
        <msub>
          <mi>a</mi>
          <mn>23</mn>
        </msub>
        <mo stretchy="false">+</mo>
        <msub>
          <mi>s</mi>
          <mn>2</mn>
        </msub>
      </mrow>
      <msub>
        <mi>a</mi>
        <mn>33</mn>
      </msub>
    </mrow>
    <annotation encoding="StarMath 5.0">c_2 c_1 a_23 + s_2 a_33
</annotation>
  </semantics>
</math>
</file>

<file path=Object 35/content.xml><?xml version="1.0" encoding="utf-8"?>
<math xmlns="http://www.w3.org/1998/Math/MathML" display="block">
  <semantics>
    <mrow>
      <msub>
        <mi>c</mi>
        <mn>1</mn>
      </msub>
      <mrow>
        <mrow>
          <mo fence="true" stretchy="false">(</mo>
          <mrow>
            <mrow>
              <msub>
                <mi>c</mi>
                <mn>0</mn>
              </msub>
              <mrow>
                <msub>
                  <mi>a</mi>
                  <mn>11</mn>
                </msub>
                <mo stretchy="false">−</mo>
                <msub>
                  <mi>s</mi>
                  <mn>0</mn>
                </msub>
              </mrow>
              <msub>
                <mi>a</mi>
                <mn>01</mn>
              </msub>
            </mrow>
          </mrow>
          <mo fence="true" stretchy="false">)</mo>
        </mrow>
        <mo stretchy="false">+</mo>
        <msub>
          <mi>s</mi>
          <mn>1</mn>
        </msub>
      </mrow>
      <msub>
        <mi>a</mi>
        <mn>12</mn>
      </msub>
    </mrow>
    <annotation encoding="StarMath 5.0">c_1( c_0 a_11 - s_0 a_01 ) + s_1 a_12</annotation>
  </semantics>
</math>
</file>

<file path=Object 36/content.xml><?xml version="1.0" encoding="utf-8"?>
<math xmlns="http://www.w3.org/1998/Math/MathML" display="block">
  <semantics>
    <mrow>
      <msub>
        <mi>c</mi>
        <mn>2</mn>
      </msub>
      <mrow>
        <mrow>
          <mo fence="true" stretchy="false">(</mo>
          <mrow>
            <mrow>
              <msub>
                <mi>c</mi>
                <mn>1</mn>
              </msub>
              <mrow>
                <msub>
                  <mi>a</mi>
                  <mn>22</mn>
                </msub>
                <mo stretchy="false">−</mo>
                <msub>
                  <mi>s</mi>
                  <mn>1</mn>
                </msub>
              </mrow>
              <msub>
                <mi>c</mi>
                <mn>0</mn>
              </msub>
              <msub>
                <mi>a</mi>
                <mn>12</mn>
              </msub>
            </mrow>
          </mrow>
          <mo fence="true" stretchy="false">)</mo>
        </mrow>
        <mo stretchy="false">+</mo>
        <msub>
          <mi>s</mi>
          <mn>2</mn>
        </msub>
      </mrow>
      <msub>
        <mi>a</mi>
        <mn>23</mn>
      </msub>
    </mrow>
    <annotation encoding="StarMath 5.0">c_2( c_1 a_22 - s_1 c_0 a_12 ) + s_2 a_23</annotation>
  </semantics>
</math>
</file>

<file path=Object 37/content.xml><?xml version="1.0" encoding="utf-8"?>
<math xmlns="http://www.w3.org/1998/Math/MathML" display="block">
  <semantics>
    <mrow>
      <msub>
        <mi>c</mi>
        <mn>3</mn>
      </msub>
      <mrow>
        <mrow>
          <mo fence="true" stretchy="false">(</mo>
          <mrow>
            <mrow>
              <msub>
                <mi>c</mi>
                <mn>2</mn>
              </msub>
              <mrow>
                <msub>
                  <mi>a</mi>
                  <mn>33</mn>
                </msub>
                <mo stretchy="false">−</mo>
                <msub>
                  <mi>s</mi>
                  <mn>2</mn>
                </msub>
              </mrow>
              <msub>
                <mi>c</mi>
                <mn>1</mn>
              </msub>
              <msub>
                <mi>a</mi>
                <mn>23</mn>
              </msub>
            </mrow>
          </mrow>
          <mo fence="true" stretchy="false">)</mo>
        </mrow>
        <mo stretchy="false">+</mo>
        <msub>
          <mi>s</mi>
          <mn>3</mn>
        </msub>
      </mrow>
      <msub>
        <mi>a</mi>
        <mn>34</mn>
      </msub>
    </mrow>
    <annotation encoding="StarMath 5.0">c_3( c_2 a_33 - s_2 c_1 a_23 ) + s_3 a_34</annotation>
  </semantics>
</math>
</file>

<file path=Object 38/content.xml><?xml version="1.0" encoding="utf-8"?>
<math xmlns="http://www.w3.org/1998/Math/MathML" display="block">
  <semantics>
    <mrow>
      <mrow>
        <msub>
          <mi>r</mi>
          <mi mathvariant="italic">jj</mi>
        </msub>
        <mo stretchy="false">=</mo>
        <msub>
          <mi>c</mi>
          <mi>j</mi>
        </msub>
      </mrow>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annotation encoding="StarMath 5.0">r_jj = c_j( c_i a_jj - s_i c_h a_ij ) + s_j a_jk</annotation>
  </semantics>
</math>
</file>

<file path=Object 39/content.xml><?xml version="1.0" encoding="utf-8"?>
<math xmlns="http://www.w3.org/1998/Math/MathML" display="block">
  <semantics>
    <mrow>
      <mrow>
        <mi>c</mi>
        <mo stretchy="false">=</mo>
        <mi>cos</mi>
      </mrow>
      <mrow>
        <mo fence="true" stretchy="false">(</mo>
        <mrow>
          <mi mathvariant="normal">θ</mi>
        </mrow>
        <mo fence="true" stretchy="false">)</mo>
      </mrow>
    </mrow>
    <annotation encoding="StarMath 5.0">c = cos(  %theta )

</annotation>
  </semantics>
</math>
</file>

<file path=Object 4/content.xml><?xml version="1.0" encoding="utf-8"?>
<math xmlns="http://www.w3.org/1998/Math/MathML" display="block">
  <semantics>
    <mrow>
      <mi>i</mi>
      <mi>,</mi>
      <mrow>
        <mi>j</mi>
        <mo stretchy="false">≠</mo>
        <mi>k</mi>
      </mrow>
      <mi>,</mi>
      <mi>l</mi>
    </mrow>
    <annotation encoding="StarMath 5.0">i,j &lt;&gt; k,l  



</annotation>
  </semantics>
</math>
</file>

<file path=Object 40/content.xml><?xml version="1.0" encoding="utf-8"?>
<math xmlns="http://www.w3.org/1998/Math/MathML" display="block">
  <semantics>
    <mrow>
      <mrow>
        <mi>s</mi>
        <mo stretchy="false">=</mo>
        <mi>sin</mi>
      </mrow>
      <mrow>
        <mo fence="true" stretchy="false">(</mo>
        <mrow>
          <mi mathvariant="normal">θ</mi>
        </mrow>
        <mo fence="true" stretchy="false">)</mo>
      </mrow>
    </mrow>
    <annotation encoding="StarMath 5.0">s = sin(  %theta )


</annotation>
  </semantics>
</math>
</file>

<file path=Object 41/content.xml><?xml version="1.0" encoding="utf-8"?>
<math xmlns="http://www.w3.org/1998/Math/MathML" display="block">
  <semantics>
    <mrow>
      <mrow>
        <mi>h</mi>
        <mo stretchy="false">+</mo>
        <mn>3</mn>
      </mrow>
      <mo stretchy="false">=</mo>
      <mrow>
        <mi>i</mi>
        <mo stretchy="false">+</mo>
        <mn>2</mn>
      </mrow>
      <mo stretchy="false">=</mo>
      <mrow>
        <mi>j</mi>
        <mo stretchy="false">+</mo>
        <mn>1</mn>
      </mrow>
      <mo stretchy="false">=</mo>
      <mi>k</mi>
    </mrow>
    <annotation encoding="StarMath 5.0">h + 3 = i + 2 = j + 1 = k</annotation>
  </semantics>
</math>
</file>

<file path=Object 42/content.xml><?xml version="1.0" encoding="utf-8"?>
<math xmlns="http://www.w3.org/1998/Math/MathML" display="block">
  <semantics>
    <mrow>
      <mrow>
        <msub>
          <mi>r</mi>
          <mi mathvariant="italic">jl</mi>
        </msub>
        <mo stretchy="false">=</mo>
        <msub>
          <mi>s</mi>
          <mi>j</mi>
        </msub>
      </mrow>
      <msub>
        <mi>a</mi>
        <mi mathvariant="italic">kl</mi>
      </msub>
    </mrow>
    <annotation encoding="StarMath 5.0">r_jl = s_j a_kl</annotation>
  </semantics>
</math>
</file>

<file path=Object 43/content.xml><?xml version="1.0" encoding="utf-8"?>
<math xmlns="http://www.w3.org/1998/Math/MathML" display="block">
  <semantics>
    <msub>
      <mi>c</mi>
      <mn>0</mn>
    </msub>
    <annotation encoding="StarMath 5.0">c_0</annotation>
  </semantics>
</math>
</file>

<file path=Object 44/content.xml><?xml version="1.0" encoding="utf-8"?>
<math xmlns="http://www.w3.org/1998/Math/MathML" display="block">
  <semantics>
    <msub>
      <mi>s</mi>
      <mn>0</mn>
    </msub>
    <annotation encoding="StarMath 5.0">s_0</annotation>
  </semantics>
</math>
</file>

<file path=Object 45/content.xml><?xml version="1.0" encoding="utf-8"?>
<math xmlns="http://www.w3.org/1998/Math/MathML" display="block">
  <semantics>
    <mrow>
      <mrow>
        <mo stretchy="false">−</mo>
        <msub>
          <mi>s</mi>
          <mn>0</mn>
        </msub>
      </mrow>
      <msub>
        <mi>c</mi>
        <mn>1</mn>
      </msub>
    </mrow>
    <annotation encoding="StarMath 5.0">-s_0 c_1</annotation>
  </semantics>
</math>
</file>

<file path=Object 46/content.xml><?xml version="1.0" encoding="utf-8"?>
<math xmlns="http://www.w3.org/1998/Math/MathML" display="block">
  <semantics>
    <mrow>
      <msub>
        <mi>c</mi>
        <mn>0</mn>
      </msub>
      <msub>
        <mi>c</mi>
        <mn>1</mn>
      </msub>
    </mrow>
    <annotation encoding="StarMath 5.0">c_0 c_1</annotation>
  </semantics>
</math>
</file>

<file path=Object 47/content.xml><?xml version="1.0" encoding="utf-8"?>
<math xmlns="http://www.w3.org/1998/Math/MathML" display="block">
  <semantics>
    <mrow>
      <msub>
        <mi>r</mi>
        <mrow>
          <mrow>
            <mi>i</mi>
            <mo stretchy="false">−</mo>
            <mn>1,</mn>
          </mrow>
          <mi>i</mi>
        </mrow>
      </msub>
      <mo stretchy="false">=</mo>
      <mn>0</mn>
    </mrow>
    <annotation encoding="StarMath 5.0">r_{ i-1,i} = 0</annotation>
  </semantics>
</math>
</file>

<file path=Object 48/content.xml><?xml version="1.0" encoding="utf-8"?>
<math xmlns="http://www.w3.org/1998/Math/MathML" display="block">
  <semantics>
    <msub>
      <mi>s</mi>
      <mn>1</mn>
    </msub>
    <annotation encoding="StarMath 5.0">s_1</annotation>
  </semantics>
</math>
</file>

<file path=Object 49/content.xml><?xml version="1.0" encoding="utf-8"?>
<math xmlns="http://www.w3.org/1998/Math/MathML" display="block">
  <semantics>
    <mrow>
      <mrow>
        <mo stretchy="false">−</mo>
        <msub>
          <mi>s</mi>
          <mn>1</mn>
        </msub>
      </mrow>
      <msub>
        <mi>c</mi>
        <mn>0</mn>
      </msub>
      <msub>
        <mi>c</mi>
        <mn>2</mn>
      </msub>
    </mrow>
    <annotation encoding="StarMath 5.0">-s_1 c_0 c_2
</annotation>
  </semantics>
</math>
</file>

<file path=Object 5/content.xml><?xml version="1.0" encoding="utf-8"?>
<math xmlns="http://www.w3.org/1998/Math/MathML" display="block">
  <semantics>
    <mrow>
      <mover accent="true">
        <mi>A</mi>
        <mo stretchy="false">~</mo>
      </mover>
      <mo stretchy="false">=</mo>
      <msup>
        <mi mathvariant="italic">AG</mi>
        <mi>T</mi>
      </msup>
    </mrow>
    <annotation encoding="StarMath 5.0">tilde A = AG^T</annotation>
  </semantics>
</math>
</file>

<file path=Object 50/content.xml><?xml version="1.0" encoding="utf-8"?>
<math xmlns="http://www.w3.org/1998/Math/MathML" display="block">
  <semantics>
    <mrow>
      <msub>
        <mi>c</mi>
        <mn>1</mn>
      </msub>
      <msub>
        <mi>c</mi>
        <mn>2</mn>
      </msub>
    </mrow>
    <annotation encoding="StarMath 5.0">c_1 c_2</annotation>
  </semantics>
</math>
</file>

<file path=Object 51/content.xml><?xml version="1.0" encoding="utf-8"?>
<math xmlns="http://www.w3.org/1998/Math/MathML" display="block">
  <semantics>
    <msub>
      <mi>s</mi>
      <mn>2</mn>
    </msub>
    <annotation encoding="StarMath 5.0">s_2</annotation>
  </semantics>
</math>
</file>

<file path=Object 52/content.xml><?xml version="1.0" encoding="utf-8"?>
<math xmlns="http://www.w3.org/1998/Math/MathML" display="block">
  <semantics>
    <mrow>
      <msub>
        <mi>c</mi>
        <mn>2</mn>
      </msub>
      <msub>
        <mi>c</mi>
        <mn>3</mn>
      </msub>
    </mrow>
    <annotation encoding="StarMath 5.0">c_2 c_3
</annotation>
  </semantics>
</math>
</file>

<file path=Object 53/content.xml><?xml version="1.0" encoding="utf-8"?>
<math xmlns="http://www.w3.org/1998/Math/MathML" display="block">
  <semantics>
    <mrow>
      <mrow>
        <mo stretchy="false">−</mo>
        <msub>
          <mi>s</mi>
          <mn>2</mn>
        </msub>
      </mrow>
      <msub>
        <mi>c</mi>
        <mn>1</mn>
      </msub>
      <msub>
        <mi>c</mi>
        <mn>3</mn>
      </msub>
    </mrow>
    <annotation encoding="StarMath 5.0">-s_2 c_1 c_3
</annotation>
  </semantics>
</math>
</file>

<file path=Object 54/content.xml><?xml version="1.0" encoding="utf-8"?>
<math xmlns="http://www.w3.org/1998/Math/MathML" display="block">
  <semantics>
    <mrow>
      <mrow>
        <msub>
          <mi>q</mi>
          <mi mathvariant="italic">jj</mi>
        </msub>
        <mo stretchy="false">=</mo>
        <msub>
          <mi>c</mi>
          <mi>i</mi>
        </msub>
      </mrow>
      <msub>
        <mi>c</mi>
        <mi>j</mi>
      </msub>
    </mrow>
    <annotation encoding="StarMath 5.0">q_jj = c_i c_j</annotation>
  </semantics>
</math>
</file>

<file path=Object 55/content.xml><?xml version="1.0" encoding="utf-8"?>
<math xmlns="http://www.w3.org/1998/Math/MathML" display="block">
  <semantics>
    <mrow>
      <msub>
        <mi mathvariant="normal">θ</mi>
        <mn>0,</mn>
      </msub>
      <msub>
        <mi mathvariant="normal">θ</mi>
        <mn>1,</mn>
      </msub>
      <msub>
        <mi mathvariant="normal">θ</mi>
        <mn>2,</mn>
      </msub>
      <mn>..</mn>
      <mi>.</mi>
    </mrow>
    <annotation encoding="StarMath 5.0">%theta_0, %theta_1, %theta_2, ...</annotation>
  </semantics>
</math>
</file>

<file path=Object 56/content.xml><?xml version="1.0" encoding="utf-8"?>
<math xmlns="http://www.w3.org/1998/Math/MathML" display="block">
  <semantics>
    <mrow>
      <msub>
        <mi>s</mi>
        <mn>0</mn>
      </msub>
      <msub>
        <mi>a</mi>
        <mn>12</mn>
      </msub>
    </mrow>
    <annotation encoding="StarMath 5.0">s_0 a_12
</annotation>
  </semantics>
</math>
</file>

<file path=Object 57/content.xml><?xml version="1.0" encoding="utf-8"?>
<math xmlns="http://www.w3.org/1998/Math/MathML" display="block">
  <semantics>
    <msub>
      <mi mathvariant="normal">θ</mi>
      <mi>i</mi>
    </msub>
    <annotation encoding="StarMath 5.0">%theta_i</annotation>
  </semantics>
</math>
</file>

<file path=Object 58/content.xml><?xml version="1.0" encoding="utf-8"?>
<math xmlns="http://www.w3.org/1998/Math/MathML" display="block">
  <semantics>
    <msub>
      <mi mathvariant="italic">row</mi>
      <mi>i</mi>
    </msub>
    <annotation encoding="StarMath 5.0">row_i
</annotation>
  </semantics>
</math>
</file>

<file path=Object 59/content.xml><?xml version="1.0" encoding="utf-8"?>
<math xmlns="http://www.w3.org/1998/Math/MathML" display="block">
  <semantics>
    <msub>
      <mi mathvariant="italic">row</mi>
      <mrow>
        <mi>i</mi>
        <mo stretchy="false">+</mo>
        <mn>1</mn>
      </mrow>
    </msub>
    <annotation encoding="StarMath 5.0">row_{i+1} </annotation>
  </semantics>
</math>
</file>

<file path=Object 6/content.xml><?xml version="1.0" encoding="utf-8"?>
<math xmlns="http://www.w3.org/1998/Math/MathML" display="block">
  <semantics>
    <mrow>
      <mi>A</mi>
      <mrow>
        <mi>'</mi>
        <mo stretchy="false">=</mo>
        <msup>
          <mi mathvariant="italic">GAG</mi>
          <mi>T</mi>
        </msup>
        <mo stretchy="false">=</mo>
        <mi>G</mi>
      </mrow>
      <mover accent="true">
        <mi>A</mi>
        <mo stretchy="false">~</mo>
      </mover>
    </mrow>
    <annotation encoding="StarMath 5.0">A' = GAG^T = G tilde A
</annotation>
  </semantics>
</math>
</file>

<file path=Object 60/content.xml><?xml version="1.0" encoding="utf-8"?>
<math xmlns="http://www.w3.org/1998/Math/MathML" display="block">
  <semantics>
    <mrow>
      <msubsup>
        <mi>q</mi>
        <mi mathvariant="italic">jk</mi>
        <mi>T</mi>
      </msubsup>
      <mo stretchy="false">=</mo>
      <msub>
        <mi>s</mi>
        <mi>j</mi>
      </msub>
    </mrow>
    <annotation encoding="StarMath 5.0">q^T_jk = s_j</annotation>
  </semantics>
</math>
</file>

<file path=Object 61/content.xml><?xml version="1.0" encoding="utf-8"?>
<math xmlns="http://www.w3.org/1998/Math/MathML" display="block">
  <semantics>
    <mrow>
      <mrow>
        <msubsup>
          <mi>q</mi>
          <mi mathvariant="italic">kj</mi>
          <mi>T</mi>
        </msubsup>
        <mo stretchy="false">=</mo>
        <mrow>
          <mo stretchy="false">−</mo>
          <msub>
            <mi>s</mi>
            <mi>j</mi>
          </msub>
        </mrow>
      </mrow>
      <msub>
        <mi>c</mi>
        <mi>i</mi>
      </msub>
      <msub>
        <mi>c</mi>
        <mi>k</mi>
      </msub>
    </mrow>
    <annotation encoding="StarMath 5.0">q^T_kj = -s_j c_i c_k</annotation>
  </semantics>
</math>
</file>

<file path=Object 62/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k c_j a_jj + s_i s_j c_h c_i c_j c_k a_ij - s_j^2 c_i c_k a_jk + c_i c_j^2 c_k a_jk + s_j c_j c_k a_kk + s_j s_k a_kl
</annotation>
  </semantics>
</math>
</file>

<file path=Object 63/content.xml><?xml version="1.0" encoding="utf-8"?>
<math xmlns="http://www.w3.org/1998/Math/MathML" display="block">
  <semantics>
    <mrow>
      <msub>
        <mi>c</mi>
        <mi>j</mi>
      </msub>
      <mo stretchy="false">=</mo>
      <mn>1</mn>
    </mrow>
    <annotation encoding="StarMath 5.0">c_j = 1</annotation>
  </semantics>
</math>
</file>

<file path=Object 64/content.xml><?xml version="1.0" encoding="utf-8"?>
<math xmlns="http://www.w3.org/1998/Math/MathML" display="block">
  <semantics>
    <mrow>
      <msub>
        <mi>s</mi>
        <mi>j</mi>
      </msub>
      <mo stretchy="false">=</mo>
      <mn>0</mn>
    </mrow>
    <annotation encoding="StarMath 5.0">s_j = 0</annotation>
  </semantics>
</math>
</file>

<file path=Object 65/content.xml><?xml version="1.0" encoding="utf-8"?>
<math xmlns="http://www.w3.org/1998/Math/MathML" display="block">
  <semantics>
    <mrow>
      <mi>a</mi>
      <mrow>
        <msub>
          <mi>'</mi>
          <mi mathvariant="italic">jj</mi>
        </msub>
        <mo stretchy="false">=</mo>
        <msub>
          <mi>r</mi>
          <mi mathvariant="italic">jj</mi>
        </msub>
      </mrow>
      <msub>
        <mi>c</mi>
        <mi>i</mi>
      </msub>
      <mrow>
        <msub>
          <mi>c</mi>
          <mi>j</mi>
        </msub>
        <mo stretchy="false">+</mo>
        <msub>
          <mi>r</mi>
          <mi mathvariant="italic">jk</mi>
        </msub>
      </mrow>
      <mrow>
        <msub>
          <mi>s</mi>
          <mi>j</mi>
        </msub>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sub>
        <mi>c</mi>
        <mi>i</mi>
      </msub>
      <mrow>
        <msub>
          <mi>c</mi>
          <mi>j</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s</mi>
        <mi>j</mi>
      </msub>
    </mrow>
    <annotation encoding="StarMath 5.0">a'_jj = 
r_jj c_i c_j + r_jk s_j = 
( c_j( c_i a_jj - s_i c_h a_ij ) + s_j a_jk )c_i c_j + ( c_i c_j a_jk + s_j a_kk ) s_j
</annotation>
  </semantics>
</math>
</file>

<file path=Object 66/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67/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68/content.xml><?xml version="1.0" encoding="utf-8"?>
<math xmlns="http://www.w3.org/1998/Math/MathML" display="block">
  <semantics>
    <mrow>
      <msub>
        <mi>s</mi>
        <mi>j</mi>
      </msub>
      <mi>,</mi>
      <msub>
        <mi>c</mi>
        <mi>j</mi>
      </msub>
    </mrow>
    <annotation encoding="StarMath 5.0">s_j, c_j</annotation>
  </semantics>
</math>
</file>

<file path=Object 69/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7/content.xml><?xml version="1.0" encoding="utf-8"?>
<math xmlns="http://www.w3.org/1998/Math/MathML" display="block">
  <semantics>
    <mrow>
      <mi>a</mi>
      <mrow>
        <msub>
          <mi>'</mi>
          <mrow>
            <mrow>
              <mi>k</mi>
              <mo stretchy="false">−</mo>
              <mn>1,</mn>
            </mrow>
            <mi>l</mi>
          </mrow>
        </msub>
        <mo stretchy="false">=</mo>
        <mn>0</mn>
      </mrow>
    </mrow>
    <annotation encoding="StarMath 5.0">a'_{k-1,l} = 0
</annotation>
  </semantics>
</math>
</file>

<file path=Object 70/content.xml><?xml version="1.0" encoding="utf-8"?>
<math xmlns="http://www.w3.org/1998/Math/MathML" display="block">
  <semantics>
    <mrow>
      <msub>
        <mi>g</mi>
        <mi mathvariant="italic">kl</mi>
      </msub>
      <mo stretchy="false">=</mo>
      <mi>s</mi>
    </mrow>
    <annotation encoding="StarMath 5.0">g_kl=s</annotation>
  </semantics>
</math>
</file>

<file path=Object 71/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72/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73/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74/content.xml><?xml version="1.0" encoding="utf-8"?>
<math xmlns="http://www.w3.org/1998/Math/MathML" display="block">
  <semantics>
    <mrow>
      <mi>Q</mi>
      <mi>'</mi>
      <mi>A</mi>
      <mrow>
        <mi>'</mi>
        <mo stretchy="false">=</mo>
        <mi mathvariant="italic">QA</mi>
        <mo stretchy="false">=</mo>
        <mi>Q</mi>
      </mrow>
      <mi>G</mi>
      <msup>
        <mi>G</mi>
        <mi>T</mi>
      </msup>
      <mi>A</mi>
    </mrow>
    <annotation encoding="StarMath 5.0">Q'A' = QA = Q G G^T A


</annotation>
  </semantics>
</math>
</file>

<file path=Object 75/content.xml><?xml version="1.0" encoding="utf-8"?>
<math xmlns="http://www.w3.org/1998/Math/MathML" display="block">
  <semantics>
    <mrow>
      <mi>A</mi>
      <mrow>
        <mi>'</mi>
        <mo stretchy="false">=</mo>
        <msup>
          <mi>G</mi>
          <mi>T</mi>
        </msup>
      </mrow>
      <mi>A</mi>
    </mrow>
    <annotation encoding="StarMath 5.0">A' = G^T A


</annotation>
  </semantics>
</math>
</file>

<file path=Object 76/content.xml><?xml version="1.0" encoding="utf-8"?>
<math xmlns="http://www.w3.org/1998/Math/MathML" display="block">
  <semantics>
    <mrow>
      <mi>Q</mi>
      <mrow>
        <mi>'</mi>
        <mo stretchy="false">=</mo>
        <mi mathvariant="italic">QG</mi>
      </mrow>
    </mrow>
    <annotation encoding="StarMath 5.0">Q' = QG


</annotation>
  </semantics>
</math>
</file>

<file path=Object 77/content.xml><?xml version="1.0" encoding="utf-8"?>
<math xmlns="http://www.w3.org/1998/Math/MathML" display="block">
  <semantics>
    <mrow>
      <mi>a</mi>
      <mrow>
        <msub>
          <mi>'</mi>
          <mi mathvariant="italic">ij</mi>
        </msub>
        <mo stretchy="false">=</mo>
        <mrow>
          <munderover>
            <mo stretchy="false">∑</mo>
            <mrow>
              <mi>r</mi>
              <mo stretchy="false">=</mo>
              <mn>0</mn>
            </mrow>
            <mrow>
              <mi>n</mi>
              <mo stretchy="false">−</mo>
              <mn>1</mn>
            </mrow>
          </munderover>
          <msubsup>
            <mi>g</mi>
            <mi mathvariant="italic">ir</mi>
            <mi>T</mi>
          </msubsup>
        </mrow>
      </mrow>
      <msub>
        <mi>a</mi>
        <mi mathvariant="italic">rj</mi>
      </msub>
    </mrow>
    <annotation encoding="StarMath 5.0">a'_ij = sum from { { r = 0 } } to { n-1 } g^T_ir a_rj</annotation>
  </semantics>
</math>
</file>

<file path=Object 78/content.xml><?xml version="1.0" encoding="utf-8"?>
<math xmlns="http://www.w3.org/1998/Math/MathML" display="block">
  <semantics>
    <mrow>
      <mi>a</mi>
      <mrow>
        <msub>
          <mi>'</mi>
          <mi mathvariant="italic">kj</mi>
        </msub>
        <mo stretchy="false">=</mo>
        <mrow>
          <munderover>
            <mo stretchy="false">∑</mo>
            <mrow>
              <mi>r</mi>
              <mo stretchy="false">=</mo>
              <mn>0</mn>
            </mrow>
            <mrow>
              <mi>n</mi>
              <mo stretchy="false">−</mo>
              <mn>1</mn>
            </mrow>
          </munderover>
          <msubsup>
            <mi>g</mi>
            <mi mathvariant="italic">kr</mi>
            <mi>T</mi>
          </msubsup>
        </mrow>
      </mrow>
      <mrow>
        <msub>
          <mi>a</mi>
          <mi mathvariant="italic">rj</mi>
        </msub>
        <mo stretchy="false">=</mo>
        <msubsup>
          <mi>g</mi>
          <mi mathvariant="italic">kk</mi>
          <mi>T</mi>
        </msubsup>
      </mrow>
      <mrow>
        <msub>
          <mi>a</mi>
          <mi mathvariant="italic">kj</mi>
        </msub>
        <mo stretchy="false">+</mo>
        <msubsup>
          <mi>g</mi>
          <mi mathvariant="italic">kl</mi>
          <mi>T</mi>
        </msubsup>
      </mrow>
      <mrow>
        <msub>
          <mi>a</mi>
          <mi mathvariant="italic">lj</mi>
        </msub>
        <mo stretchy="false">=</mo>
        <mi>c</mi>
      </mrow>
      <mrow>
        <msub>
          <mi>a</mi>
          <mi mathvariant="italic">kj</mi>
        </msub>
        <mo stretchy="false">−</mo>
        <mi>s</mi>
      </mrow>
      <msub>
        <mi>a</mi>
        <mi mathvariant="italic">lj</mi>
      </msub>
    </mrow>
    <annotation encoding="StarMath 5.0">a'_kj = sum from { { r = 0 } } to { n-1 } g^T_kr a_rj = g^T_kk a_kj + g^T_kl a_lj 
= c a_kj - s a_lj</annotation>
  </semantics>
</math>
</file>

<file path=Object 79/content.xml><?xml version="1.0" encoding="utf-8"?>
<math xmlns="http://www.w3.org/1998/Math/MathML" display="block">
  <semantics>
    <mrow>
      <mi>a</mi>
      <mrow>
        <msub>
          <mi>'</mi>
          <mi mathvariant="italic">lj</mi>
        </msub>
        <mo stretchy="false">=</mo>
        <mrow>
          <munderover>
            <mo stretchy="false">∑</mo>
            <mrow>
              <mi>r</mi>
              <mo stretchy="false">=</mo>
              <mn>0</mn>
            </mrow>
            <mrow>
              <mi>n</mi>
              <mo stretchy="false">−</mo>
              <mn>1</mn>
            </mrow>
          </munderover>
          <msubsup>
            <mi>g</mi>
            <mi mathvariant="italic">lr</mi>
            <mi>T</mi>
          </msubsup>
        </mrow>
      </mrow>
      <mrow>
        <msub>
          <mi>a</mi>
          <mi mathvariant="italic">rj</mi>
        </msub>
        <mo stretchy="false">=</mo>
        <msubsup>
          <mi>g</mi>
          <mi mathvariant="italic">lk</mi>
          <mi>T</mi>
        </msubsup>
      </mrow>
      <mrow>
        <msub>
          <mi>a</mi>
          <mi mathvariant="italic">kj</mi>
        </msub>
        <mo stretchy="false">+</mo>
        <msubsup>
          <mi>g</mi>
          <mtext>ll</mtext>
          <mi>T</mi>
        </msubsup>
      </mrow>
      <mrow>
        <msub>
          <mi>a</mi>
          <mi mathvariant="italic">lj</mi>
        </msub>
        <mo stretchy="false">=</mo>
        <mi>c</mi>
      </mrow>
      <mrow>
        <msub>
          <mi>a</mi>
          <mi mathvariant="italic">lj</mi>
        </msub>
        <mo stretchy="false">+</mo>
        <mi>s</mi>
      </mrow>
      <msub>
        <mi>a</mi>
        <mi mathvariant="italic">kj</mi>
      </msub>
    </mrow>
    <annotation encoding="StarMath 5.0">a'_lj = sum from { { r = 0 } } to { n-1 } g^T_lr a_rj = g^T_lk a_kj + g^T_"ll" a_lj 
= c a_lj + s a_kj</annotation>
  </semantics>
</math>
</file>

<file path=Object 8/content.xml><?xml version="1.0" encoding="utf-8"?>
<math xmlns="http://www.w3.org/1998/Math/MathML" display="block">
  <semantics>
    <mrow>
      <mi>c</mi>
      <mrow>
        <msub>
          <mi>a</mi>
          <mrow>
            <mrow>
              <mi>k</mi>
              <mo stretchy="false">−</mo>
              <mn>1,</mn>
            </mrow>
            <mi>l</mi>
          </mrow>
        </msub>
        <mo stretchy="false">−</mo>
        <mi>s</mi>
      </mrow>
      <mrow>
        <msub>
          <mi>a</mi>
          <mrow>
            <mrow>
              <mi>k</mi>
              <mo stretchy="false">−</mo>
              <mn>1,</mn>
            </mrow>
            <mi>k</mi>
          </mrow>
        </msub>
        <mo stretchy="false">=</mo>
        <mn>0</mn>
      </mrow>
      <mo stretchy="false">⇒</mo>
      <mrow>
        <mi>s</mi>
        <mo stretchy="false">=</mo>
        <mfrac>
          <msub>
            <mi>a</mi>
            <mrow>
              <mrow>
                <mi>k</mi>
                <mo stretchy="false">−</mo>
                <mn>1,</mn>
              </mrow>
              <mi>l</mi>
            </mrow>
          </msub>
          <mrow>
            <msubsup>
              <mi>a</mi>
              <mrow>
                <mrow>
                  <mi>k</mi>
                  <mo stretchy="false">−</mo>
                  <mn>1,</mn>
                </mrow>
                <mi>l</mi>
              </mrow>
              <mn>2</mn>
            </msubsup>
            <mo stretchy="false">+</mo>
            <msubsup>
              <mi>a</mi>
              <mrow>
                <mrow>
                  <mi>k</mi>
                  <mo stretchy="false">−</mo>
                  <mn>1,</mn>
                </mrow>
                <mi>k</mi>
              </mrow>
              <mn>2</mn>
            </msubsup>
          </mrow>
        </mfrac>
      </mrow>
      <mi>,</mi>
      <mrow>
        <mi>c</mi>
        <mo stretchy="false">=</mo>
        <mfrac>
          <msubsup>
            <mi>a</mi>
            <mrow>
              <mrow>
                <mi>k</mi>
                <mo stretchy="false">−</mo>
                <mn>1,</mn>
              </mrow>
              <mi>k</mi>
            </mrow>
            <mn>2</mn>
          </msubsup>
          <mrow>
            <msubsup>
              <mi>a</mi>
              <mrow>
                <mrow>
                  <mi>k</mi>
                  <mo stretchy="false">−</mo>
                  <mn>1,</mn>
                </mrow>
                <mi>l</mi>
              </mrow>
              <mn>2</mn>
            </msubsup>
            <mo stretchy="false">+</mo>
            <msubsup>
              <mi>a</mi>
              <mrow>
                <mrow>
                  <mi>k</mi>
                  <mo stretchy="false">−</mo>
                  <mn>1,</mn>
                </mrow>
                <mi>k</mi>
              </mrow>
              <mn>2</mn>
            </msubsup>
          </mrow>
        </mfrac>
      </mrow>
    </mrow>
    <annotation encoding="StarMath 5.0">c a_{k-1,l} - s a_{k-1,k} = 0 drarrow s = a_{k-1,l} over { a_{k-1,l}^2 + a_{k-1,k}^2 }, c = a_{k-1,k}^2 over { a_{k-1,l}^2 + a_{k-1,k}^2 }


</annotation>
  </semantics>
</math>
</file>

<file path=Object 80/content.xml><?xml version="1.0" encoding="utf-8"?>
<math xmlns="http://www.w3.org/1998/Math/MathML" display="block">
  <semantics>
    <mrow>
      <mi>Q</mi>
      <mrow>
        <msup>
          <mi>'</mi>
          <mi>T</mi>
        </msup>
        <mo stretchy="false">=</mo>
        <msup>
          <mi>G</mi>
          <mi>T</mi>
        </msup>
      </mrow>
      <msup>
        <mi>Q</mi>
        <mi>T</mi>
      </msup>
    </mrow>
    <annotation encoding="StarMath 5.0">Q'^T = G^T Q^T


</annotation>
  </semantics>
</math>
</file>

<file path=Object 81/content.xml><?xml version="1.0" encoding="utf-8"?>
<math xmlns="http://www.w3.org/1998/Math/MathML" display="block">
  <semantics>
    <mrow>
      <mi>q</mi>
      <mrow>
        <msubsup>
          <mi>'</mi>
          <mi mathvariant="italic">kj</mi>
          <mi>T</mi>
        </msubsup>
        <mo stretchy="false">=</mo>
        <mi>c</mi>
      </mrow>
      <mrow>
        <msubsup>
          <mi>q</mi>
          <mi mathvariant="italic">kj</mi>
          <mi>T</mi>
        </msubsup>
        <mo stretchy="false">−</mo>
        <mi>s</mi>
      </mrow>
      <msubsup>
        <mi>q</mi>
        <mi mathvariant="italic">lj</mi>
        <mi>T</mi>
      </msubsup>
    </mrow>
    <annotation encoding="StarMath 5.0">q'^T_kj = c q^T_kj - s q^T_lj</annotation>
  </semantics>
</math>
</file>

<file path=Object 82/content.xml><?xml version="1.0" encoding="utf-8"?>
<math xmlns="http://www.w3.org/1998/Math/MathML" display="block">
  <semantics>
    <mrow>
      <mi>q</mi>
      <mrow>
        <msubsup>
          <mi>'</mi>
          <mi mathvariant="italic">lj</mi>
          <mi>T</mi>
        </msubsup>
        <mo stretchy="false">=</mo>
        <mi>c</mi>
      </mrow>
      <mrow>
        <msubsup>
          <mi>q</mi>
          <mi mathvariant="italic">lj</mi>
          <mi>T</mi>
        </msubsup>
        <mo stretchy="false">+</mo>
        <mi>s</mi>
      </mrow>
      <msubsup>
        <mi>q</mi>
        <mi mathvariant="italic">kj</mi>
        <mi>T</mi>
      </msubsup>
    </mrow>
    <annotation encoding="StarMath 5.0">q'^T_lj = c q^T_lj + s q^T_kj</annotation>
  </semantics>
</math>
</file>

<file path=Object 83/content.xml><?xml version="1.0" encoding="utf-8"?>
<math xmlns="http://www.w3.org/1998/Math/MathML" display="block">
  <semantics>
    <mrow>
      <mi>a</mi>
      <mrow>
        <msub>
          <mi>'</mi>
          <mi mathvariant="italic">kj</mi>
        </msub>
        <mo stretchy="false">=</mo>
        <mn>0</mn>
      </mrow>
      <mo stretchy="false">⇒</mo>
      <mi>c</mi>
      <mrow>
        <msub>
          <mi>a</mi>
          <mi mathvariant="italic">kj</mi>
        </msub>
        <mo stretchy="false">−</mo>
        <mi>s</mi>
      </mrow>
      <mrow>
        <msub>
          <mi>a</mi>
          <mi mathvariant="italic">lj</mi>
        </msub>
        <mo stretchy="false">=</mo>
        <mn>0</mn>
      </mrow>
      <mo stretchy="false">⇒</mo>
      <mrow>
        <mi>s</mi>
        <mo stretchy="false">=</mo>
        <mfrac>
          <msub>
            <mi>a</mi>
            <mi mathvariant="italic">kj</mi>
          </msub>
          <mrow>
            <msubsup>
              <mi>a</mi>
              <mi mathvariant="italic">lj</mi>
              <mn>2</mn>
            </msubsup>
            <mo stretchy="false">+</mo>
            <msubsup>
              <mi>a</mi>
              <mi mathvariant="italic">kj</mi>
              <mn>2</mn>
            </msubsup>
          </mrow>
        </mfrac>
      </mrow>
      <mi>,</mi>
      <mrow>
        <mi>c</mi>
        <mo stretchy="false">=</mo>
        <mfrac>
          <msub>
            <mi>a</mi>
            <mi mathvariant="italic">lj</mi>
          </msub>
          <mrow>
            <msubsup>
              <mi>a</mi>
              <mi mathvariant="italic">lj</mi>
              <mn>2</mn>
            </msubsup>
            <mo stretchy="false">+</mo>
            <msubsup>
              <mi>a</mi>
              <mi mathvariant="italic">kj</mi>
              <mn>2</mn>
            </msubsup>
          </mrow>
        </mfrac>
      </mrow>
    </mrow>
    <annotation encoding="StarMath 5.0">a'_kj = 0 drarrow c a_kj - s a_lj = 0
drarrow s = a_kj over { a_lj^2 + a_kj^2 }, c = a_lj over { a_lj^2 + a_kj^2 }</annotation>
  </semantics>
</math>
</file>

<file path=Object 84/content.xml><?xml version="1.0" encoding="utf-8"?>
<math xmlns="http://www.w3.org/1998/Math/MathML" display="block">
  <semantics>
    <msub>
      <mi>a</mi>
      <mrow>
        <mi>k</mi>
        <mi>,</mi>
        <mi>l</mi>
      </mrow>
    </msub>
    <annotation encoding="StarMath 5.0">a_{k, l}
</annotation>
  </semantics>
</math>
</file>

<file path=Object 85/content.xml><?xml version="1.0" encoding="utf-8"?>
<math xmlns="http://www.w3.org/1998/Math/MathML" display="block">
  <semantics>
    <msub>
      <mi>a</mi>
      <mrow>
        <mi>k</mi>
        <mi>,</mi>
        <mi>l</mi>
      </mrow>
    </msub>
    <annotation encoding="StarMath 5.0">a_{k, l}
</annotation>
  </semantics>
</math>
</file>

<file path=Object 86/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87/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88/content.xml><?xml version="1.0" encoding="utf-8"?>
<math xmlns="http://www.w3.org/1998/Math/MathML" display="block">
  <semantics>
    <mrow>
      <mi>a</mi>
      <mrow>
        <msub>
          <mi>'</mi>
          <mi mathvariant="italic">jj</mi>
        </msub>
        <mo stretchy="false">=</mo>
        <msub>
          <mi>r</mi>
          <mi mathvariant="italic">jj</mi>
        </msub>
      </mrow>
      <mrow>
        <msubsup>
          <mi>q</mi>
          <mi mathvariant="italic">jj</mi>
          <mi>T</mi>
        </msubsup>
        <mo stretchy="false">+</mo>
        <msub>
          <mi>r</mi>
          <mi mathvariant="italic">jk</mi>
        </msub>
      </mrow>
      <mrow>
        <msubsup>
          <mi>q</mi>
          <mi mathvariant="italic">jk</mi>
          <mi>T</mi>
        </msubsup>
        <mo stretchy="false">=</mo>
        <msub>
          <mi>r</mi>
          <mi mathvariant="italic">jj</mi>
        </msub>
      </mrow>
      <msub>
        <mi>c</mi>
        <mi>i</mi>
      </msub>
      <mrow>
        <msub>
          <mi>c</mi>
          <mi>j</mi>
        </msub>
        <mo stretchy="false">+</mo>
        <msub>
          <mi>r</mi>
          <mi mathvariant="italic">jk</mi>
        </msub>
      </mrow>
      <msub>
        <mi>s</mi>
        <mi>j</mi>
      </msub>
    </mrow>
    <annotation encoding="StarMath 5.0">a'_jj = r_jj q^T_jj+r_jk q^T_jk = r_jj c_i c_j + r_jk s_j
</annotation>
  </semantics>
</math>
</file>

<file path=Object 89/content.xml><?xml version="1.0" encoding="utf-8"?>
<math xmlns="http://www.w3.org/1998/Math/MathML" display="block">
  <semantics>
    <mrow>
      <mi>a</mi>
      <mrow>
        <msub>
          <mi>'</mi>
          <mi mathvariant="italic">jk</mi>
        </msub>
        <mo stretchy="false">=</mo>
        <msub>
          <mi>r</mi>
          <mi mathvariant="italic">jj</mi>
        </msub>
      </mrow>
      <mrow>
        <msubsup>
          <mi>q</mi>
          <mi mathvariant="italic">kj</mi>
          <mi>T</mi>
        </msubsup>
        <mo stretchy="false">+</mo>
        <msub>
          <mi>r</mi>
          <mi mathvariant="italic">jk</mi>
        </msub>
      </mrow>
      <mrow>
        <msubsup>
          <mi>q</mi>
          <mi mathvariant="italic">kk</mi>
          <mi>T</mi>
        </msubsup>
        <mo stretchy="false">+</mo>
        <msub>
          <mi>r</mi>
          <mi mathvariant="italic">jl</mi>
        </msub>
      </mrow>
      <mrow>
        <msubsup>
          <mi>q</mi>
          <mi mathvariant="italic">kl</mi>
          <mi>T</mi>
        </msubsup>
        <mo stretchy="false">=</mo>
        <mrow>
          <mo stretchy="false">−</mo>
          <msub>
            <mi>r</mi>
            <mi mathvariant="italic">jj</mi>
          </msub>
        </mrow>
      </mrow>
      <msub>
        <mi>s</mi>
        <mi>j</mi>
      </msub>
      <msub>
        <mi>c</mi>
        <mi>i</mi>
      </msub>
      <mrow>
        <msub>
          <mi>c</mi>
          <mi>k</mi>
        </msub>
        <mo stretchy="false">+</mo>
        <msub>
          <mi>r</mi>
          <mi mathvariant="italic">jk</mi>
        </msub>
      </mrow>
      <msub>
        <mi>c</mi>
        <mi>j</mi>
      </msub>
      <mrow>
        <msub>
          <mi>c</mi>
          <mi>k</mi>
        </msub>
        <mo stretchy="false">+</mo>
        <msub>
          <mi>r</mi>
          <mi mathvariant="italic">jl</mi>
        </msub>
      </mrow>
      <msub>
        <mi>s</mi>
        <mi>k</mi>
      </msub>
    </mrow>
    <annotation encoding="StarMath 5.0">a'_jk = r_jj q^T_kj + r_jk q^T_kk + r_jl q^T_kl = - r_jj s_j c_i c_k + r_jk c_j c_k + r_jl s_k
</annotation>
  </semantics>
</math>
</file>

<file path=Object 9/content.xml><?xml version="1.0" encoding="utf-8"?>
<math xmlns="http://www.w3.org/1998/Math/MathML" display="block">
  <semantics>
    <msub>
      <mi>a</mi>
      <mrow>
        <mrow>
          <mi>k</mi>
          <mo stretchy="false">−</mo>
          <mn>1,</mn>
        </mrow>
        <mi>l</mi>
      </mrow>
    </msub>
    <annotation encoding="StarMath 5.0">a_{k-1,l}
</annotation>
  </semantics>
</math>
</file>

<file path=Object 90/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sub>
        <mi>a</mi>
        <mi mathvariant="italic">kk</mi>
      </msub>
    </mrow>
    <annotation encoding="StarMath 5.0">a'_jj = c_i^2 c_j^2 a_jj - s_i c_i c_j^2 c_h a_ij + 2 c_i c_j s_j a_jk + s_j^2 a_kk</annotation>
  </semantics>
</math>
</file>

<file path=Object 91/content.xml><?xml version="1.0" encoding="utf-8"?>
<math xmlns="http://www.w3.org/1998/Math/MathML" display="block">
  <semantics>
    <mrow>
      <mi>a</mi>
      <mrow>
        <msub>
          <mi>'</mi>
          <mi mathvariant="italic">jk</mi>
        </msub>
        <mo stretchy="false">=</mo>
        <mrow>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row>
      <msub>
        <mi>s</mi>
        <mi>j</mi>
      </msub>
      <msub>
        <mi>c</mi>
        <mi>i</mi>
      </msub>
      <mrow>
        <msub>
          <mi>c</mi>
          <mi>k</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c</mi>
        <mi>j</mi>
      </msub>
      <mrow>
        <msub>
          <mi>c</mi>
          <mi>k</mi>
        </msub>
        <mo stretchy="false">+</mo>
        <msub>
          <mi>s</mi>
          <mi>j</mi>
        </msub>
      </mrow>
      <msub>
        <mi>a</mi>
        <mi mathvariant="italic">kl</mi>
      </msub>
      <msub>
        <mi>s</mi>
        <mi>k</mi>
      </msub>
    </mrow>
    <annotation encoding="StarMath 5.0">a'_jk = - (c_j( c_i a_jj - s_i c_h a_ij ) + s_j a_jk) s_j c_i c_k + (c_i c_j a_jk + s_j a_kk) c_j c_k + s_j a_kl s_k
</annotation>
  </semantics>
</math>
</file>

<file path=Object 92/content.xml><?xml version="1.0" encoding="utf-8"?>
<math xmlns="http://www.w3.org/1998/Math/MathML" display="block">
  <semantics>
    <mrow>
      <mi>a</mi>
      <mrow>
        <mrow>
          <msub>
            <mi>'</mi>
            <mi mathvariant="italic">jj</mi>
          </msub>
          <mo stretchy="false">−</mo>
          <mi mathvariant="normal">λ</mi>
        </mrow>
        <mo stretchy="false">=</mo>
        <msubsup>
          <mi>c</mi>
          <mi>i</mi>
          <mn>2</mn>
        </msubsup>
      </mrow>
      <msubsup>
        <mi>c</mi>
        <mi>j</mi>
        <mn>2</mn>
      </msubsup>
      <mrow>
        <mrow>
          <mo fence="true" stretchy="false">(</mo>
          <mrow>
            <mrow>
              <msub>
                <mi>a</mi>
                <mi mathvariant="italic">jj</mi>
              </msub>
              <mo stretchy="false">−</mo>
              <mi mathvariant="normal">λ</mi>
            </mrow>
          </mrow>
          <mo fence="true" stretchy="false">)</mo>
        </mrow>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o fence="true" stretchy="false">(</mo>
        <mrow>
          <mrow>
            <msub>
              <mi>a</mi>
              <mi mathvariant="italic">kk</mi>
            </msub>
            <mo stretchy="false">−</mo>
            <mi mathvariant="normal">λ</mi>
          </mrow>
        </mrow>
        <mo fence="true" stretchy="false">)</mo>
      </mrow>
    </mrow>
    <annotation encoding="StarMath 5.0">a'_jj - %lambda = c_i^2 c_j^2 (a_jj - %lambda) - s_i c_i c_j^2 c_h a_ij + 2 c_i c_j s_j a_jk + s_j^2 (a_kk - %lambda)</annotation>
  </semantics>
</math>
</file>

<file path=Object 93/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sub>
          <mi>a</mi>
          <mi mathvariant="italic">kk</mi>
        </msub>
        <mo stretchy="false">+</mo>
        <mi mathvariant="normal">λ</mi>
      </mrow>
      <msubsup>
        <mi>s</mi>
        <mi>i</mi>
        <mn>2</mn>
      </msubsup>
      <msubsup>
        <mi>c</mi>
        <mi>j</mi>
        <mn>2</mn>
      </msubsup>
    </mrow>
    <annotation encoding="StarMath 5.0">a'_jj = c_i^2 c_j^2 a_jj - s_i c_i c_j^2 c_h a_ij + 2 c_i c_j s_j a_jk + s_j^2 a_kk + %lambda s_i^2 c_j^2</annotation>
  </semantics>
</math>
</file>

<file path=Object 94/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row>
          <mo fence="true" stretchy="false">(</mo>
          <mrow>
            <mrow>
              <msub>
                <mi>a</mi>
                <mi mathvariant="italic">jj</mi>
              </msub>
              <mo stretchy="false">−</mo>
              <mi mathvariant="normal">λ</mi>
            </mrow>
          </mrow>
          <mo fence="true" stretchy="false">)</mo>
        </mrow>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row>
          <mo fence="true" stretchy="false">(</mo>
          <mrow>
            <mrow>
              <msub>
                <mi>a</mi>
                <mi mathvariant="italic">kk</mi>
              </msub>
              <mo stretchy="false">−</mo>
              <mi mathvariant="normal">λ</mi>
            </mrow>
          </mrow>
          <mo fence="true" stretchy="false">)</mo>
        </mrow>
        <mo stretchy="false">+</mo>
        <msub>
          <mi>s</mi>
          <mi>j</mi>
        </msub>
      </mrow>
      <msub>
        <mi>s</mi>
        <mi>k</mi>
      </msub>
      <msub>
        <mi>a</mi>
        <mi mathvariant="italic">kl</mi>
      </msub>
    </mrow>
    <annotation encoding="StarMath 5.0">a'_jk = - s_j c_i^2 c_k c_j (a_jj - %lambda ) + s_i s_j c_h c_i c_j c_k a_ij - s_j^2 c_i c_k a_jk + c_i c_j^2 c_k a_jk + s_j c_j c_k (a_kk - %lambda ) + s_j s_k a_kl
</annotation>
  </semantics>
</math>
</file>

<file path=Object 95/content.xml><?xml version="1.0" encoding="utf-8"?>
<math xmlns="http://www.w3.org/1998/Math/MathML" display="block">
  <semantics>
    <mrow>
      <mi>a</mi>
      <mrow>
        <msub>
          <mi>'</mi>
          <mi mathvariant="italic">jk</mi>
        </msub>
        <mo stretchy="false">=</mo>
        <mrow>
          <mo stretchy="false">−</mo>
          <msub>
            <mi>s</mi>
            <mi>j</mi>
          </msub>
        </mrow>
      </mrow>
      <msubsup>
        <mi>c</mi>
        <mi>i</mi>
        <mn>2</mn>
      </msubsup>
      <msub>
        <mi>c</mi>
        <mi>j</mi>
      </msub>
      <msub>
        <mi>c</mi>
        <mi>k</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j c_k a_jj + s_i s_j c_h c_i c_j c_k a_ij - s_j^2 c_i c_k a_jk + c_i c_j^2 c_k a_jk + s_j c_j c_k a_kk + s_j s_k a_kl
</annotation>
  </semantics>
</math>
</file>

<file path=Object 96/content.xml><?xml version="1.0" encoding="utf-8"?>
<math xmlns="http://www.w3.org/1998/Math/MathML" display="block">
  <semantics>
    <mrow>
      <msub>
        <mi>s</mi>
        <mi>j</mi>
      </msub>
      <mi>,</mi>
      <msub>
        <mi>c</mi>
        <mi>j</mi>
      </msub>
    </mrow>
    <annotation encoding="StarMath 5.0">s_j, c_j</annotation>
  </semantics>
</math>
</file>

<file path=Object 97/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98/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99/content.xml><?xml version="1.0" encoding="utf-8"?>
<math xmlns="http://www.w3.org/1998/Math/MathML" display="block">
  <semantics>
    <mrow>
      <mi mathvariant="normal">λ</mi>
      <msubsup>
        <mi>s</mi>
        <mi>i</mi>
        <mn>2</mn>
      </msubsup>
      <msubsup>
        <mi>c</mi>
        <mi>j</mi>
        <mn>2</mn>
      </msubsup>
    </mrow>
    <annotation encoding="StarMath 5.0">%lambda s_i^2 c_j^2</annotation>
  </semantics>
</math>
</file>